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officeooo:rsid="000e396a" officeooo:paragraph-rsid="000e396a"/>
    </style:style>
    <style:style style:name="P5" style:family="paragraph" style:parent-style-name="Preformatted_20_Text">
      <style:text-properties officeooo:paragraph-rsid="000e396a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2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3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4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5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P16" style:family="paragraph" style:parent-style-name="Preformatted_20_Text">
      <style:text-properties fo:color="#000000" fo:font-weight="normal" style:font-weight-asian="normal" style:font-weight-complex="normal"/>
    </style:style>
    <style:style style:name="P17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8" style:family="paragraph" style:parent-style-name="Preformatted_20_Text">
      <style:text-properties fo:color="#000000" officeooo:paragraph-rsid="00281541"/>
    </style:style>
    <style:style style:name="P19" style:family="paragraph" style:parent-style-name="Preformatted_20_Text">
      <style:text-properties fo:color="#000000" officeooo:paragraph-rsid="00294be8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3" style:family="paragraph" style:parent-style-name="Preformatted_20_Text">
      <style:paragraph-properties fo:line-height="100%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5fdf3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fad30a" officeooo:paragraph-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30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31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32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38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39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40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41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42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43" style:family="paragraph" style:parent-style-name="Preformatted_20_Text"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44" style:family="paragraph" style:parent-style-name="Preformatted_20_Text"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45" style:family="paragraph" style:parent-style-name="Preformatted_20_Text">
      <style:text-properties fo:color="#000000" officeooo:paragraph-rsid="00808b62"/>
    </style:style>
    <style:style style:name="P46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47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48" style:family="paragraph" style:parent-style-name="Preformatted_20_Text">
      <style:text-properties fo:color="#000000" officeooo:paragraph-rsid="00bdb4ae"/>
    </style:style>
    <style:style style:name="P49" style:family="paragraph" style:parent-style-name="Preformatted_20_Text">
      <style:text-properties fo:color="#000000" officeooo:paragraph-rsid="00c10f9c"/>
    </style:style>
    <style:style style:name="P50" style:family="paragraph" style:parent-style-name="Preformatted_20_Text">
      <style:text-properties fo:color="#000000" officeooo:rsid="00c82889" officeooo:paragraph-rsid="00c82889"/>
    </style:style>
    <style:style style:name="P51" style:family="paragraph" style:parent-style-name="Preformatted_20_Text">
      <style:text-properties officeooo:rsid="0016930e" officeooo:paragraph-rsid="0016930e"/>
    </style:style>
    <style:style style:name="P52" style:family="paragraph" style:parent-style-name="Preformatted_20_Text">
      <style:text-properties officeooo:rsid="0019a2a3" officeooo:paragraph-rsid="0019a2a3"/>
    </style:style>
    <style:style style:name="P53" style:family="paragraph" style:parent-style-name="Preformatted_20_Text">
      <style:text-properties fo:color="#0000cd" fo:font-weight="bold" style:font-weight-asian="bold" style:font-weight-complex="bold"/>
    </style:style>
    <style:style style:name="P54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55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56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57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58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59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60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61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62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63" style:family="paragraph" style:parent-style-name="Preformatted_20_Text">
      <style:paragraph-properties fo:line-height="100%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64" style:family="paragraph" style:parent-style-name="Preformatted_20_Text">
      <style:text-properties officeooo:paragraph-rsid="0019a2a3"/>
    </style:style>
    <style:style style:name="P65" style:family="paragraph" style:parent-style-name="Preformatted_20_Text">
      <style:text-properties officeooo:paragraph-rsid="002542ea"/>
    </style:style>
    <style:style style:name="P66" style:family="paragraph" style:parent-style-name="Preformatted_20_Text">
      <style:text-properties fo:color="#00a933"/>
    </style:style>
    <style:style style:name="P67" style:family="paragraph" style:parent-style-name="Preformatted_20_Text">
      <style:text-properties fo:color="#00a933" officeooo:rsid="00294be8" officeooo:paragraph-rsid="002a83d0"/>
    </style:style>
    <style:style style:name="P68" style:family="paragraph" style:parent-style-name="Preformatted_20_Text">
      <style:text-properties fo:color="#00a933" officeooo:paragraph-rsid="002b2479"/>
    </style:style>
    <style:style style:name="P69" style:family="paragraph" style:parent-style-name="Preformatted_20_Text">
      <style:text-properties fo:color="#00a933" officeooo:paragraph-rsid="002cc2c2"/>
    </style:style>
    <style:style style:name="P70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71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72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73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74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75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76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7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8" style:family="paragraph" style:parent-style-name="Preformatted_20_Text"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9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80" style:family="paragraph" style:parent-style-name="Preformatted_20_Text"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81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82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83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84" style:family="paragraph" style:parent-style-name="Preformatted_20_Text"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85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86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87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88" style:family="paragraph" style:parent-style-name="Preformatted_20_Text">
      <style:text-properties fo:color="#00a933" officeooo:rsid="005a845e" officeooo:paragraph-rsid="005a845e"/>
    </style:style>
    <style:style style:name="P89" style:family="paragraph" style:parent-style-name="Preformatted_20_Text">
      <style:text-properties fo:color="#00a933" officeooo:paragraph-rsid="00a4fa5e"/>
    </style:style>
    <style:style style:name="P90" style:family="paragraph" style:parent-style-name="Preformatted_20_Text">
      <style:text-properties fo:color="#00a933" officeooo:paragraph-rsid="00b15a42"/>
    </style:style>
    <style:style style:name="P91" style:family="paragraph" style:parent-style-name="Preformatted_20_Text">
      <style:text-properties fo:color="#00a933" officeooo:rsid="002542ea" officeooo:paragraph-rsid="00b4a9b6"/>
    </style:style>
    <style:style style:name="P92" style:family="paragraph" style:parent-style-name="Preformatted_20_Text">
      <style:paragraph-properties fo:text-align="start" style:justify-single-word="false"/>
      <style:text-properties fo:color="#00a933" officeooo:paragraph-rsid="00e1121e"/>
    </style:style>
    <style:style style:name="P93" style:family="paragraph" style:parent-style-name="Preformatted_20_Text">
      <style:text-properties officeooo:paragraph-rsid="002b2479"/>
    </style:style>
    <style:style style:name="P94" style:family="paragraph" style:parent-style-name="Preformatted_20_Text">
      <style:text-properties officeooo:paragraph-rsid="002c5538"/>
    </style:style>
    <style:style style:name="P95" style:family="paragraph" style:parent-style-name="Preformatted_20_Text">
      <style:text-properties officeooo:paragraph-rsid="00312987"/>
    </style:style>
    <style:style style:name="P96" style:family="paragraph" style:parent-style-name="Preformatted_20_Text">
      <style:text-properties officeooo:paragraph-rsid="0037015d" fo:background-color="transparent"/>
    </style:style>
    <style:style style:name="P97" style:family="paragraph" style:parent-style-name="Preformatted_20_Text">
      <style:text-properties officeooo:paragraph-rsid="003c29b2"/>
    </style:style>
    <style:style style:name="P98" style:family="paragraph" style:parent-style-name="Preformatted_20_Text">
      <style:text-properties officeooo:paragraph-rsid="0037015d"/>
    </style:style>
    <style:style style:name="P99" style:family="paragraph" style:parent-style-name="Preformatted_20_Text">
      <style:text-properties officeooo:paragraph-rsid="004762bf"/>
    </style:style>
    <style:style style:name="P100" style:family="paragraph" style:parent-style-name="Preformatted_20_Text">
      <style:text-properties officeooo:paragraph-rsid="004a898d"/>
    </style:style>
    <style:style style:name="P101" style:family="paragraph" style:parent-style-name="Preformatted_20_Text">
      <style:text-properties officeooo:paragraph-rsid="00533fd1"/>
    </style:style>
    <style:style style:name="P102" style:family="paragraph" style:parent-style-name="Preformatted_20_Text">
      <style:text-properties officeooo:paragraph-rsid="00562e3a"/>
    </style:style>
    <style:style style:name="P103" style:family="paragraph" style:parent-style-name="Preformatted_20_Text">
      <style:text-properties officeooo:paragraph-rsid="0058e05e"/>
    </style:style>
    <style:style style:name="P104" style:family="paragraph" style:parent-style-name="Preformatted_20_Text">
      <style:text-properties officeooo:paragraph-rsid="005fdf30"/>
    </style:style>
    <style:style style:name="P105" style:family="paragraph" style:parent-style-name="Preformatted_20_Text">
      <style:text-properties officeooo:paragraph-rsid="0066a86f"/>
    </style:style>
    <style:style style:name="P106" style:family="paragraph" style:parent-style-name="Preformatted_20_Text">
      <style:text-properties officeooo:paragraph-rsid="006e17d6"/>
    </style:style>
    <style:style style:name="P107" style:family="paragraph" style:parent-style-name="Preformatted_20_Text">
      <style:text-properties officeooo:paragraph-rsid="006fa105"/>
    </style:style>
    <style:style style:name="P108" style:family="paragraph" style:parent-style-name="Preformatted_20_Text">
      <style:text-properties officeooo:paragraph-rsid="00771440"/>
    </style:style>
    <style:style style:name="P109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110" style:family="paragraph" style:parent-style-name="Preformatted_20_Text">
      <style:text-properties officeooo:paragraph-rsid="007822ac"/>
    </style:style>
    <style:style style:name="P111" style:family="paragraph" style:parent-style-name="Preformatted_20_Text">
      <style:text-properties officeooo:paragraph-rsid="00798810"/>
    </style:style>
    <style:style style:name="P112" style:family="paragraph" style:parent-style-name="Preformatted_20_Text">
      <style:text-properties officeooo:paragraph-rsid="00804fd0"/>
    </style:style>
    <style:style style:name="P113" style:family="paragraph" style:parent-style-name="Preformatted_20_Text">
      <style:text-properties officeooo:paragraph-rsid="00809cd2"/>
    </style:style>
    <style:style style:name="P114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115" style:family="paragraph" style:parent-style-name="Preformatted_20_Text">
      <style:text-properties officeooo:paragraph-rsid="008ce52c"/>
    </style:style>
    <style:style style:name="P116" style:family="paragraph" style:parent-style-name="Preformatted_20_Text">
      <style:text-properties officeooo:paragraph-rsid="008da44c"/>
    </style:style>
    <style:style style:name="P117" style:family="paragraph" style:parent-style-name="Preformatted_20_Text">
      <style:text-properties officeooo:paragraph-rsid="008e0a99"/>
    </style:style>
    <style:style style:name="P118" style:family="paragraph" style:parent-style-name="Preformatted_20_Text">
      <style:text-properties officeooo:paragraph-rsid="008e7025"/>
    </style:style>
    <style:style style:name="P119" style:family="paragraph" style:parent-style-name="Preformatted_20_Text">
      <style:text-properties style:text-underline-style="none" officeooo:paragraph-rsid="008e7025"/>
    </style:style>
    <style:style style:name="P120" style:family="paragraph" style:parent-style-name="Preformatted_20_Text">
      <style:text-properties officeooo:paragraph-rsid="00a0a8b6"/>
    </style:style>
    <style:style style:name="P121" style:family="paragraph" style:parent-style-name="Preformatted_20_Text">
      <style:text-properties officeooo:rsid="002542ea" officeooo:paragraph-rsid="00abb43f"/>
    </style:style>
    <style:style style:name="P122" style:family="paragraph" style:parent-style-name="Preformatted_20_Text">
      <style:text-properties officeooo:rsid="002542ea" officeooo:paragraph-rsid="00ad6165"/>
    </style:style>
    <style:style style:name="P123" style:family="paragraph" style:parent-style-name="Preformatted_20_Text">
      <style:text-properties officeooo:rsid="002542ea" officeooo:paragraph-rsid="00b33ed5"/>
    </style:style>
    <style:style style:name="P124" style:family="paragraph" style:parent-style-name="Preformatted_20_Text">
      <style:text-properties officeooo:paragraph-rsid="00abb43f"/>
    </style:style>
    <style:style style:name="P125" style:family="paragraph" style:parent-style-name="Preformatted_20_Text">
      <style:text-properties officeooo:paragraph-rsid="00b13534"/>
    </style:style>
    <style:style style:name="P126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27" style:family="paragraph" style:parent-style-name="Preformatted_20_Text">
      <style:text-properties fo:font-weight="normal" officeooo:paragraph-rsid="00ef3893" style:font-weight-asian="normal" style:font-weight-complex="normal"/>
    </style:style>
    <style:style style:name="P128" style:family="paragraph" style:parent-style-name="Preformatted_20_Text">
      <style:text-properties officeooo:paragraph-rsid="00b15a42"/>
    </style:style>
    <style:style style:name="P129" style:family="paragraph" style:parent-style-name="Preformatted_20_Text">
      <style:text-properties officeooo:rsid="00b7cf73" officeooo:paragraph-rsid="00b7cf73"/>
    </style:style>
    <style:style style:name="P130" style:family="paragraph" style:parent-style-name="Preformatted_20_Text">
      <style:text-properties officeooo:rsid="00b7cf73" officeooo:paragraph-rsid="00bf8bf9"/>
    </style:style>
    <style:style style:name="P131" style:family="paragraph" style:parent-style-name="Preformatted_20_Text">
      <style:text-properties officeooo:paragraph-rsid="00b93ad0"/>
    </style:style>
    <style:style style:name="P132" style:family="paragraph" style:parent-style-name="Preformatted_20_Text">
      <style:text-properties officeooo:paragraph-rsid="00bdb4ae"/>
    </style:style>
    <style:style style:name="P133" style:family="paragraph" style:parent-style-name="Preformatted_20_Text">
      <style:text-properties officeooo:paragraph-rsid="00c10f9c"/>
    </style:style>
    <style:style style:name="P134" style:family="paragraph" style:parent-style-name="Preformatted_20_Text">
      <style:text-properties officeooo:paragraph-rsid="002a83d0"/>
    </style:style>
    <style:style style:name="P135" style:family="paragraph" style:parent-style-name="Preformatted_20_Text">
      <style:paragraph-properties fo:text-align="start" style:justify-single-word="false"/>
      <style:text-properties officeooo:paragraph-rsid="00e1121e"/>
    </style:style>
    <style:style style:name="P136" style:family="paragraph" style:parent-style-name="Preformatted_20_Text">
      <style:text-properties officeooo:paragraph-rsid="00ee354f"/>
    </style:style>
    <style:style style:name="P137" style:family="paragraph" style:parent-style-name="Preformatted_20_Text">
      <style:text-properties officeooo:paragraph-rsid="00ef3893"/>
    </style:style>
    <style:style style:name="P138" style:family="paragraph" style:parent-style-name="Preformatted_20_Text">
      <style:text-properties officeooo:paragraph-rsid="00efcba4"/>
    </style:style>
    <style:style style:name="P139" style:family="paragraph" style:parent-style-name="Preformatted_20_Text">
      <style:text-properties officeooo:paragraph-rsid="00f2a77a"/>
    </style:style>
    <style:style style:name="P140" style:family="paragraph" style:parent-style-name="Preformatted_20_Text">
      <style:text-properties officeooo:paragraph-rsid="001fc096"/>
    </style:style>
    <style:style style:name="P141" style:family="paragraph" style:parent-style-name="Preformatted_20_Text">
      <style:paragraph-properties fo:margin-top="0in" fo:margin-bottom="0in" loext:contextual-spacing="false"/>
    </style:style>
    <style:style style:name="P142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43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44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45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46" style:family="paragraph" style:parent-style-name="Preformatted_20_Text">
      <style:paragraph-properties fo:margin-top="0in" fo:margin-bottom="0in" loext:contextual-spacing="false" fo:line-height="100%"/>
      <style:text-properties officeooo:paragraph-rsid="00281541"/>
    </style:style>
    <style:style style:name="P147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148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149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150" style:family="paragraph" style:parent-style-name="Text_20_body">
      <style:paragraph-properties fo:margin-top="0in" fo:margin-bottom="0in" loext:contextual-spacing="false" fo:line-height="100%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152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153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154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155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156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57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60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6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9" style:family="paragraph" style:parent-style-name="Standard"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71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72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7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17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175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176" style:family="paragraph" style:parent-style-name="Standard">
      <style:paragraph-properties fo:text-align="start" style:justify-single-word="false"/>
      <style:text-properties officeooo:paragraph-rsid="001fc096"/>
    </style:style>
    <style:style style:name="P177" style:family="paragraph" style:parent-style-name="Standard">
      <style:paragraph-properties fo:text-align="start" style:justify-single-word="false"/>
      <style:text-properties officeooo:paragraph-rsid="00211977"/>
    </style:style>
    <style:style style:name="P178" style:family="paragraph" style:parent-style-name="Standard">
      <style:paragraph-properties fo:text-align="start" style:justify-single-word="false"/>
      <style:text-properties officeooo:paragraph-rsid="0039eadd"/>
    </style:style>
    <style:style style:name="P179" style:family="paragraph" style:parent-style-name="Standard">
      <style:paragraph-properties fo:text-align="start" style:justify-single-word="false"/>
      <style:text-properties officeooo:paragraph-rsid="003f0255"/>
    </style:style>
    <style:style style:name="P180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181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3f0255" fo:background-color="transparent" style:font-size-asian="10pt" style:font-weight-asian="normal" style:font-size-complex="10pt" style:font-weight-complex="normal"/>
    </style:style>
    <style:style style:name="P185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86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87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188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189" style:family="paragraph" style:parent-style-name="Standard">
      <style:paragraph-properties style:line-height-at-least="0.198in"/>
    </style:style>
    <style:style style:name="P190" style:family="paragraph" style:parent-style-name="Standard">
      <style:paragraph-properties style:line-height-at-least="0.198in"/>
      <style:text-properties officeooo:paragraph-rsid="0078239f"/>
    </style:style>
    <style:style style:name="P191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92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9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194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195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196" style:family="paragraph" style:parent-style-name="Text_20_body">
      <style:paragraph-properties fo:margin-top="0in" fo:margin-bottom="0in" loext:contextual-spacing="false" fo:line-height="100%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7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198" style:family="paragraph" style:parent-style-name="Preformatted_20_Text"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199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00" style:family="paragraph" style:parent-style-name="Preformatted_20_Text"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201" style:family="paragraph" style:parent-style-name="Preformatted_20_Text">
      <style:text-properties fo:color="#000000" style:font-name="Liberation Mono" fo:font-weight="normal" officeooo:paragraph-rsid="0102f7f2" style:font-weight-asian="normal" style:font-weight-complex="normal"/>
    </style:style>
    <style:style style:name="P202" style:family="paragraph" style:parent-style-name="Preformatted_20_Text">
      <style:text-properties fo:color="#000000" style:font-name="Liberation Mono" fo:font-weight="normal" officeooo:paragraph-rsid="010be377" style:font-weight-asian="normal" style:font-weight-complex="normal"/>
    </style:style>
    <style:style style:name="P203" style:family="paragraph" style:parent-style-name="Preformatted_20_Text">
      <style:text-properties fo:color="#000000" style:font-name="Liberation Mono" fo:font-weight="normal" officeooo:paragraph-rsid="0019a2a3" style:font-weight-asian="normal" style:font-weight-complex="normal"/>
    </style:style>
    <style:style style:name="P204" style:family="paragraph" style:parent-style-name="Preformatted_20_Text"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205" style:family="paragraph" style:parent-style-name="Preformatted_20_Text">
      <style:text-properties fo:color="#00a933" style:font-name="Liberation Mono" fo:font-weight="normal" officeooo:paragraph-rsid="0019a2a3" style:font-weight-asian="normal" style:font-weight-complex="normal"/>
    </style:style>
    <style:style style:name="P206" style:family="paragraph" style:parent-style-name="Preformatted_20_Text">
      <style:text-properties fo:color="#00a933" fo:font-weight="normal" style:font-weight-asian="normal" style:font-weight-complex="normal"/>
    </style:style>
    <style:style style:name="P207" style:family="paragraph" style:parent-style-name="Preformatted_20_Text">
      <style:text-properties fo:color="#00a933" fo:font-weight="normal" officeooo:paragraph-rsid="010be377" style:font-weight-asian="normal" style:font-weight-complex="normal"/>
    </style:style>
    <style:style style:name="P208" style:family="paragraph" style:parent-style-name="Preformatted_20_Text">
      <style:text-properties fo:color="#00a933" fo:font-weight="normal" officeooo:paragraph-rsid="0019a2a3" style:font-weight-asian="normal" style:font-weight-complex="normal"/>
    </style:style>
    <style:style style:name="P209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210" style:family="paragraph" style:parent-style-name="Preformatted_20_Text">
      <style:text-properties officeooo:paragraph-rsid="0019a2a3"/>
    </style:style>
    <style:style style:name="P211" style:family="paragraph" style:parent-style-name="Preformatted_20_Text">
      <style:paragraph-properties fo:text-align="start" style:justify-single-word="false"/>
      <style:text-properties officeooo:paragraph-rsid="00e1121e"/>
    </style:style>
    <style:style style:name="P212" style:family="paragraph" style:parent-style-name="Preformatted_20_Text">
      <style:paragraph-properties fo:margin-top="0in" fo:margin-bottom="0in" loext:contextual-spacing="false"/>
    </style:style>
    <style:style style:name="P213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219" style:family="paragraph" style:parent-style-name="Preformatted_20_Text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220" style:family="paragraph" style:parent-style-name="Preformatted_20_Text">
      <style:paragraph-properties fo:margin-top="0in" fo:margin-bottom="0in" loext:contextual-spacing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top="0in" fo:margin-bottom="0in" loext:contextual-spacing="false"/>
      <style:text-properties officeooo:paragraph-rsid="00ff2e0d"/>
    </style:style>
    <style:style style:name="P222" style:family="paragraph" style:parent-style-name="Preformatted_20_Text">
      <style:paragraph-properties fo:margin-top="0in" fo:margin-bottom="0in" loext:contextual-spacing="false" fo:text-align="start" style:justify-single-word="false"/>
      <style:text-properties officeooo:paragraph-rsid="0111c8e9"/>
    </style:style>
    <style:style style:name="P223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224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25" style:family="paragraph" style:parent-style-name="Preformatted_20_Text">
      <style:paragraph-properties fo:margin-top="0in" fo:margin-bottom="0in" loext:contextual-spacing="false"/>
      <style:text-properties fo:color="#00a933" fo:font-weight="normal" style:font-weight-asian="normal" style:font-weight-complex="normal"/>
    </style:style>
    <style:style style:name="P226" style:family="paragraph" style:parent-style-name="Preformatted_20_Text">
      <style:paragraph-properties fo:margin-top="0in" fo:margin-bottom="0in" loext:contextual-spacing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28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29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3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23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23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3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23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36" style:family="paragraph" style:parent-style-name="Standard">
      <style:paragraph-properties fo:margin-top="0in" fo:margin-bottom="0in" loext:contextual-spacing="false" fo:text-align="start" style:justify-single-word="false"/>
      <style:text-properties fo:font-weight="normal" officeooo:paragraph-rsid="01005620" style:font-weight-asian="normal" style:font-weight-complex="normal"/>
    </style:style>
    <style:style style:name="P237" style:family="paragraph" style:parent-style-name="Standard">
      <style:paragraph-properties fo:margin-top="0in" fo:margin-bottom="0in" loext:contextual-spacing="false" fo:text-align="start" style:justify-single-word="false"/>
      <style:text-properties fo:color="#00a933" fo:font-weight="normal" officeooo:paragraph-rsid="01005620" style:font-weight-asian="normal" style:font-weight-complex="normal"/>
    </style:style>
    <style:style style:name="P238" style:family="paragraph" style:parent-style-name="Standard">
      <style:paragraph-properties fo:margin-top="0in" fo:margin-bottom="0in" loext:contextual-spacing="false" fo:text-align="start" style:justify-single-word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ce52c" style:font-weight-asian="bold" style:font-weight-complex="bold"/>
    </style:style>
    <style:style style:name="T7" style:family="text">
      <style:text-properties fo:font-weight="bold" officeooo:rsid="00d93b15" fo:background-color="transparent" loext:char-shading-value="0" style:font-weight-asian="bold" style:font-weight-complex="bold"/>
    </style:style>
    <style:style style:name="T8" style:family="text">
      <style:text-properties fo:color="#0000cd"/>
    </style:style>
    <style:style style:name="T9" style:family="text">
      <style:text-properties fo:color="#0000cd" fo:font-weight="bold" style:font-weight-asian="bold" style:font-weight-complex="bold"/>
    </style:style>
    <style:style style:name="T10" style:family="text">
      <style:text-properties fo:color="#0000cd" fo:font-weight="bold" officeooo:rsid="000fd27a" style:font-weight-asian="bold" style:font-weight-complex="bold"/>
    </style:style>
    <style:style style:name="T11" style:family="text">
      <style:text-properties fo:color="#0000cd" fo:font-weight="bold" officeooo:rsid="000e396a" style:font-weight-asian="bold" style:font-weight-complex="bold"/>
    </style:style>
    <style:style style:name="T12" style:family="text">
      <style:text-properties fo:color="#0000cd" fo:font-weight="bold" officeooo:rsid="00108b38" style:font-weight-asian="bold" style:font-weight-complex="bold"/>
    </style:style>
    <style:style style:name="T13" style:family="text">
      <style:text-properties fo:color="#0000cd" fo:font-weight="bold" officeooo:rsid="0011f726" style:font-weight-asian="bold" style:font-weight-complex="bold"/>
    </style:style>
    <style:style style:name="T14" style:family="text">
      <style:text-properties fo:color="#0000cd" fo:font-weight="bold" officeooo:rsid="0011fb9d" style:font-weight-asian="bold" style:font-weight-complex="bold"/>
    </style:style>
    <style:style style:name="T15" style:family="text">
      <style:text-properties fo:color="#0000cd" fo:font-weight="bold" officeooo:rsid="0013e258" style:font-weight-asian="bold" style:font-weight-complex="bold"/>
    </style:style>
    <style:style style:name="T16" style:family="text">
      <style:text-properties fo:color="#0000cd" fo:font-weight="bold" officeooo:rsid="0014248a" style:font-weight-asian="bold" style:font-weight-complex="bold"/>
    </style:style>
    <style:style style:name="T17" style:family="text">
      <style:text-properties fo:color="#0000cd" fo:font-weight="bold" officeooo:rsid="0015dbd2" style:font-weight-asian="bold" style:font-weight-complex="bold"/>
    </style:style>
    <style:style style:name="T18" style:family="text">
      <style:text-properties fo:color="#0000cd" fo:font-weight="bold" officeooo:rsid="000f5d9e" style:font-weight-asian="bold" style:font-weight-complex="bold"/>
    </style:style>
    <style:style style:name="T19" style:family="text">
      <style:text-properties fo:color="#0000cd" fo:font-weight="bold" officeooo:rsid="0031d8af" style:font-weight-asian="bold" style:font-weight-complex="bold"/>
    </style:style>
    <style:style style:name="T20" style:family="text">
      <style:text-properties fo:color="#0000cd" fo:font-weight="bold" officeooo:rsid="0016930e" style:font-weight-asian="bold" style:font-weight-complex="bold"/>
    </style:style>
    <style:style style:name="T21" style:family="text">
      <style:text-properties fo:color="#0000cd" fo:font-weight="bold" officeooo:rsid="003610d6" style:font-weight-asian="bold" style:font-weight-complex="bold"/>
    </style:style>
    <style:style style:name="T22" style:family="text">
      <style:text-properties fo:color="#0000cd" fo:font-weight="bold" officeooo:rsid="0018503b" style:font-weight-asian="bold" style:font-weight-complex="bold"/>
    </style:style>
    <style:style style:name="T23" style:family="text">
      <style:text-properties fo:color="#0000cd" fo:font-weight="bold" officeooo:rsid="001a3cf0" style:font-weight-asian="bold" style:font-weight-complex="bold"/>
    </style:style>
    <style:style style:name="T24" style:family="text">
      <style:text-properties fo:color="#0000cd" fo:font-weight="bold" officeooo:rsid="001fc096" style:font-weight-asian="bold" style:font-weight-complex="bold"/>
    </style:style>
    <style:style style:name="T25" style:family="text">
      <style:text-properties fo:color="#0000cd" fo:font-weight="bold" officeooo:rsid="00226f2b" style:font-weight-asian="bold" style:font-weight-complex="bold"/>
    </style:style>
    <style:style style:name="T26" style:family="text">
      <style:text-properties fo:color="#0000cd" fo:font-weight="bold" officeooo:rsid="002542ea" style:font-weight-asian="bold" style:font-weight-complex="bold"/>
    </style:style>
    <style:style style:name="T27" style:family="text">
      <style:text-properties fo:color="#0000cd" fo:font-weight="bold" officeooo:rsid="00272843" style:font-weight-asian="bold" style:font-weight-complex="bold"/>
    </style:style>
    <style:style style:name="T28" style:family="text">
      <style:text-properties fo:color="#0000cd" fo:font-weight="bold" officeooo:rsid="00312987" style:font-weight-asian="bold" style:font-weight-complex="bold"/>
    </style:style>
    <style:style style:name="T29" style:family="text">
      <style:text-properties fo:color="#0000cd" fo:font-weight="bold" officeooo:rsid="00350715" style:font-weight-asian="bold" style:font-weight-complex="bold"/>
    </style:style>
    <style:style style:name="T30" style:family="text">
      <style:text-properties fo:color="#0000cd" fo:font-weight="bold" officeooo:rsid="0037015d" style:font-weight-asian="bold" style:font-weight-complex="bold"/>
    </style:style>
    <style:style style:name="T31" style:family="text">
      <style:text-properties fo:color="#0000cd" fo:font-weight="bold" officeooo:rsid="0037ce57" style:font-weight-asian="bold" style:font-weight-complex="bold"/>
    </style:style>
    <style:style style:name="T32" style:family="text">
      <style:text-properties fo:color="#0000cd" fo:font-weight="bold" officeooo:rsid="003c29b2" style:font-weight-asian="bold" style:font-weight-complex="bold"/>
    </style:style>
    <style:style style:name="T33" style:family="text">
      <style:text-properties fo:color="#0000cd" fo:font-weight="bold" officeooo:rsid="003e68df" style:font-weight-asian="bold" style:font-weight-complex="bold"/>
    </style:style>
    <style:style style:name="T34" style:family="text">
      <style:text-properties fo:color="#0000cd" fo:font-weight="bold" officeooo:rsid="00417cc6" style:font-weight-asian="bold" style:font-weight-complex="bold"/>
    </style:style>
    <style:style style:name="T35" style:family="text">
      <style:text-properties fo:color="#0000cd" fo:font-weight="bold" officeooo:rsid="004762bf" style:font-weight-asian="bold" style:font-weight-complex="bold"/>
    </style:style>
    <style:style style:name="T36" style:family="text">
      <style:text-properties fo:color="#0000cd" fo:font-weight="bold" officeooo:rsid="004cdc3c" style:font-weight-asian="bold" style:font-weight-complex="bold"/>
    </style:style>
    <style:style style:name="T37" style:family="text">
      <style:text-properties fo:color="#0000cd" fo:font-weight="bold" officeooo:rsid="0050a8fe" style:font-weight-asian="bold" style:font-weight-complex="bold"/>
    </style:style>
    <style:style style:name="T38" style:family="text">
      <style:text-properties fo:color="#0000cd" fo:font-weight="bold" officeooo:rsid="00521871" style:font-weight-asian="bold" style:font-weight-complex="bold"/>
    </style:style>
    <style:style style:name="T39" style:family="text">
      <style:text-properties fo:color="#0000cd" fo:font-weight="bold" officeooo:rsid="0057b4fc" style:font-weight-asian="bold" style:font-weight-complex="bold"/>
    </style:style>
    <style:style style:name="T40" style:family="text">
      <style:text-properties fo:color="#0000cd" fo:font-weight="bold" officeooo:rsid="0064584c" style:font-weight-asian="bold" style:font-weight-complex="bold"/>
    </style:style>
    <style:style style:name="T41" style:family="text">
      <style:text-properties fo:color="#0000cd" fo:font-weight="bold" officeooo:rsid="00655b03" style:font-weight-asian="bold" style:font-weight-complex="bold"/>
    </style:style>
    <style:style style:name="T42" style:family="text">
      <style:text-properties fo:color="#0000cd" fo:font-weight="bold" officeooo:rsid="0066a86f" style:font-weight-asian="bold" style:font-weight-complex="bold"/>
    </style:style>
    <style:style style:name="T43" style:family="text">
      <style:text-properties fo:color="#0000cd" fo:font-weight="bold" officeooo:rsid="006d74d4" style:font-weight-asian="bold" style:font-weight-complex="bold"/>
    </style:style>
    <style:style style:name="T44" style:family="text">
      <style:text-properties fo:color="#0000cd" fo:font-weight="bold" officeooo:rsid="006e17d6" style:font-weight-asian="bold" style:font-weight-complex="bold"/>
    </style:style>
    <style:style style:name="T45" style:family="text">
      <style:text-properties fo:color="#0000cd" fo:font-weight="bold" officeooo:rsid="007104c0" style:font-weight-asian="bold" style:font-weight-complex="bold"/>
    </style:style>
    <style:style style:name="T46" style:family="text">
      <style:text-properties fo:color="#0000cd" fo:font-weight="bold" officeooo:rsid="00760242" style:font-weight-asian="bold" style:font-weight-complex="bold"/>
    </style:style>
    <style:style style:name="T47" style:family="text">
      <style:text-properties fo:color="#0000cd" fo:font-weight="bold" officeooo:rsid="00771440" style:font-weight-asian="bold" style:font-weight-complex="bold"/>
    </style:style>
    <style:style style:name="T48" style:family="text">
      <style:text-properties fo:color="#0000cd" fo:font-weight="bold" officeooo:rsid="0080db45" style:font-weight-asian="bold" style:font-weight-complex="bold"/>
    </style:style>
    <style:style style:name="T49" style:family="text">
      <style:text-properties fo:color="#0000cd" fo:font-weight="bold" officeooo:rsid="00811144" style:font-weight-asian="bold" style:font-weight-complex="bold"/>
    </style:style>
    <style:style style:name="T50" style:family="text">
      <style:text-properties fo:color="#0000cd" fo:font-weight="bold" officeooo:rsid="006129dd" style:font-weight-asian="bold" style:font-weight-complex="bold"/>
    </style:style>
    <style:style style:name="T51" style:family="text">
      <style:text-properties fo:color="#0000cd" fo:font-weight="bold" officeooo:rsid="00804fd0" style:font-weight-asian="bold" style:font-weight-complex="bold"/>
    </style:style>
    <style:style style:name="T52" style:family="text">
      <style:text-properties fo:color="#0000cd" fo:font-weight="bold" officeooo:rsid="009b077e" style:font-weight-asian="bold" style:font-weight-complex="bold"/>
    </style:style>
    <style:style style:name="T53" style:family="text">
      <style:text-properties fo:color="#0000cd" fo:font-weight="bold" officeooo:rsid="00a0a8b6" style:font-weight-asian="bold" style:font-weight-complex="bold"/>
    </style:style>
    <style:style style:name="T54" style:family="text">
      <style:text-properties fo:color="#0000cd" fo:font-weight="bold" officeooo:rsid="00abb43f" style:font-weight-asian="bold" style:font-weight-complex="bold"/>
    </style:style>
    <style:style style:name="T55" style:family="text">
      <style:text-properties fo:color="#0000cd" fo:font-weight="bold" officeooo:rsid="00b13534" style:font-weight-asian="bold" style:font-weight-complex="bold"/>
    </style:style>
    <style:style style:name="T56" style:family="text">
      <style:text-properties fo:color="#0000cd" fo:font-weight="bold" officeooo:rsid="00b15a42" style:font-weight-asian="bold" style:font-weight-complex="bold"/>
    </style:style>
    <style:style style:name="T57" style:family="text">
      <style:text-properties fo:color="#0000cd" fo:font-weight="bold" officeooo:rsid="00b7cf73" style:font-weight-asian="bold" style:font-weight-complex="bold"/>
    </style:style>
    <style:style style:name="T58" style:family="text">
      <style:text-properties fo:color="#0000cd" fo:font-weight="bold" officeooo:rsid="00b93ad0" style:font-weight-asian="bold" style:font-weight-complex="bold"/>
    </style:style>
    <style:style style:name="T59" style:family="text">
      <style:text-properties fo:color="#0000cd" fo:font-weight="bold" officeooo:rsid="00bd3111" style:font-weight-asian="bold" style:font-weight-complex="bold"/>
    </style:style>
    <style:style style:name="T60" style:family="text">
      <style:text-properties fo:color="#0000cd" fo:font-weight="bold" officeooo:rsid="00bdb4ae" style:font-weight-asian="bold" style:font-weight-complex="bold"/>
    </style:style>
    <style:style style:name="T61" style:family="text">
      <style:text-properties fo:color="#0000cd" fo:font-weight="bold" officeooo:rsid="00c10f9c" style:font-weight-asian="bold" style:font-weight-complex="bold"/>
    </style:style>
    <style:style style:name="T62" style:family="text">
      <style:text-properties fo:color="#0000cd" fo:font-weight="bold" officeooo:rsid="00d3b3b5" style:font-weight-asian="bold" style:font-weight-complex="bold"/>
    </style:style>
    <style:style style:name="T63" style:family="text">
      <style:text-properties fo:color="#0000cd" fo:font-weight="bold" officeooo:rsid="00ebe10b" style:font-weight-asian="bold" style:font-weight-complex="bold"/>
    </style:style>
    <style:style style:name="T64" style:family="text">
      <style:text-properties fo:color="#0000cd" fo:font-weight="bold" officeooo:rsid="00f9f210" style:font-weight-asian="bold" style:font-weight-complex="bold"/>
    </style:style>
    <style:style style:name="T65" style:family="text">
      <style:text-properties fo:color="#0000cd" fo:font-weight="bold" officeooo:rsid="010184ae" style:font-weight-asian="bold" style:font-weight-complex="bold"/>
    </style:style>
    <style:style style:name="T66" style:family="text">
      <style:text-properties fo:color="#0000cd" fo:font-weight="bold" officeooo:rsid="00dbc16d" style:font-weight-asian="bold" style:font-weight-complex="bold"/>
    </style:style>
    <style:style style:name="T67" style:family="text">
      <style:text-properties fo:color="#0000cd" fo:font-weight="bold" officeooo:rsid="0102f7f2" style:font-weight-asian="bold" style:font-weight-complex="bold"/>
    </style:style>
    <style:style style:name="T68" style:family="text">
      <style:text-properties fo:color="#0000cd" fo:font-weight="bold" officeooo:rsid="0019a2a3" style:font-weight-asian="bold" style:font-weight-complex="bold"/>
    </style:style>
    <style:style style:name="T69" style:family="text">
      <style:text-properties fo:color="#0000cd" fo:font-weight="bold" officeooo:rsid="010d8f4e" style:font-weight-asian="bold" style:font-weight-complex="bold"/>
    </style:style>
    <style:style style:name="T70" style:family="text">
      <style:text-properties fo:color="#0000cd" fo:font-weight="bold" officeooo:rsid="010be377" style:font-weight-asian="bold" style:font-weight-complex="bold"/>
    </style:style>
    <style:style style:name="T71" style:family="text">
      <style:text-properties fo:color="#0000cd" fo:font-weight="bold" officeooo:rsid="008ce52c" style:font-weight-asian="bold" style:font-weight-complex="bold"/>
    </style:style>
    <style:style style:name="T72" style:family="text">
      <style:text-properties fo:color="#0000cd" fo:font-weight="bold" officeooo:rsid="01e4261b" style:font-weight-asian="bold" style:font-weight-complex="bold"/>
    </style:style>
    <style:style style:name="T73" style:family="text">
      <style:text-properties fo:color="#0000cd" fo:font-weight="bold" fo:background-color="transparent" loext:char-shading-value="0" style:font-weight-asian="bold" style:font-weight-complex="bold"/>
    </style:style>
    <style:style style:name="T74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75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76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77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78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79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80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81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82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83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84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85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86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87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88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89" style:family="text">
      <style:text-properties fo:color="#0000cd" fo:font-weight="bold" officeooo:rsid="00f2a77a" fo:background-color="transparent" loext:char-shading-value="0" style:font-weight-asian="bold" style:font-weight-complex="bold"/>
    </style:style>
    <style:style style:name="T90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91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92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ef3893" style:font-name-asian="Noto Sans Mono CJK SC" style:font-size-asian="10pt" style:font-weight-asian="bold" style:font-name-complex="Liberation Mono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95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96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97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98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99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100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101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102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103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104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105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106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107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108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111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13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16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18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20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21" style:family="text">
      <style:text-properties fo:color="#0000cd" style:font-name="Liberation Mono" fo:font-size="10pt" fo:font-weight="bold" officeooo:rsid="00dc87ae" style:font-size-asian="10pt" style:font-weight-asian="bold" style:font-size-complex="10pt" style:font-weight-complex="bold"/>
    </style:style>
    <style:style style:name="T122" style:family="text">
      <style:text-properties fo:color="#0000cd" style:font-name="Liberation Mono" fo:font-size="10pt" fo:font-weight="bold" officeooo:rsid="0114c4d1" style:font-size-asian="10pt" style:font-weight-asian="bold" style:font-size-complex="10pt" style:font-weight-complex="bold"/>
    </style:style>
    <style:style style:name="T123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24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fo:font-weight="bold" officeooo:rsid="008e7025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fo:font-weight="bold" officeooo:rsid="00eb18c3" style:font-size-asian="10pt" style:font-weight-asian="bold" style:font-size-complex="10pt" style:font-weight-complex="bold"/>
    </style:style>
    <style:style style:name="T132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33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34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35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36" style:family="text">
      <style:text-properties fo:color="#0000cd" style:font-name="Liberation Mono" fo:font-size="10pt" fo:font-weight="bold" officeooo:rsid="00e1121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37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38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39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40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41" style:family="text">
      <style:text-properties fo:color="#0000cd" style:font-name="Liberation Mono" fo:font-size="10pt" fo:font-weight="bold" officeooo:rsid="0064a91d" fo:background-color="transparent" loext:char-shading-value="0" style:font-size-asian="10pt" style:font-weight-asian="bold" style:font-size-complex="10pt" style:font-weight-complex="bold"/>
    </style:style>
    <style:style style:name="T142" style:family="text">
      <style:text-properties fo:color="#0000cd" style:font-name="Liberation Mono" fo:font-size="10pt" fo:font-weight="bold" officeooo:rsid="00dcbe95" fo:background-color="transparent" loext:char-shading-value="0" style:font-size-asian="10pt" style:font-weight-asian="bold" style:font-size-complex="10pt" style:font-weight-complex="bold"/>
    </style:style>
    <style:style style:name="T143" style:family="text">
      <style:text-properties fo:color="#0000cd" style:font-name="Liberation Mono" fo:font-size="10pt" fo:font-weight="bold" officeooo:rsid="00deac52" fo:background-color="transparent" loext:char-shading-value="0" style:font-size-asian="10pt" style:font-weight-asian="bold" style:font-size-complex="10pt" style:font-weight-complex="bold"/>
    </style:style>
    <style:style style:name="T144" style:family="text">
      <style:text-properties fo:color="#0000cd" style:font-name="Liberation Mono" fo:font-size="10pt" fo:font-weight="bold" officeooo:rsid="00e1121e" fo:background-color="transparent" loext:char-shading-value="0" style:font-size-asian="10pt" style:font-weight-asian="bold" style:font-size-complex="10pt" style:font-weight-complex="bold"/>
    </style:style>
    <style:style style:name="T145" style:family="text">
      <style:text-properties fo:color="#0000cd" style:font-name="Liberation Mono" fo:font-size="10pt" fo:font-weight="bold" officeooo:rsid="00e324c1" fo:background-color="transparent" loext:char-shading-value="0" style:font-size-asian="10pt" style:font-weight-asian="bold" style:font-size-complex="10pt" style:font-weight-complex="bold"/>
    </style:style>
    <style:style style:name="T146" style:family="text">
      <style:text-properties fo:color="#0000cd" style:font-name="Liberation Mono" fo:font-size="10pt" fo:font-weight="bold" officeooo:rsid="0039eadd" fo:background-color="transparent" loext:char-shading-value="0" style:font-size-asian="10pt" style:font-weight-asian="bold" style:font-size-complex="10pt" style:font-weight-complex="bold"/>
    </style:style>
    <style:style style:name="T147" style:family="text">
      <style:text-properties fo:color="#0000cd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148" style:family="text">
      <style:text-properties fo:color="#0000cd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49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50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51" style:family="text">
      <style:text-properties fo:color="#0000cd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152" style:family="text">
      <style:text-properties fo:color="#0000cd" style:font-name="Liberation Mono" fo:font-size="10pt" officeooo:rsid="00c7f066" style:font-size-asian="10pt" style:font-size-complex="10pt"/>
    </style:style>
    <style:style style:name="T153" style:family="text">
      <style:text-properties fo:color="#0000cd" style:font-name="Liberation Mono" fo:font-size="10pt" officeooo:rsid="008ce52c" style:font-size-asian="10pt" style:font-size-complex="10pt"/>
    </style:style>
    <style:style style:name="T154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55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56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57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58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59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60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61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62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63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64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65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66" style:family="text">
      <style:text-properties fo:color="#0000cd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167" style:family="text">
      <style:text-properties fo:color="#0000cd" style:font-name="Liberation Mono" fo:font-size="10pt" fo:font-style="italic" fo:font-weight="bold" officeooo:rsid="008e7025" style:font-size-asian="10pt" style:font-style-asian="italic" style:font-weight-asian="bold" style:font-size-complex="10pt" style:font-style-complex="italic" style:font-weight-complex="bold"/>
    </style:style>
    <style:style style:name="T168" style:family="text">
      <style:text-properties fo:color="#0000cd" officeooo:rsid="00226f2b"/>
    </style:style>
    <style:style style:name="T169" style:family="text">
      <style:text-properties fo:color="#0000cd" style:font-weight-asian="bold" style:font-weight-complex="bold"/>
    </style:style>
    <style:style style:name="T170" style:family="text">
      <style:text-properties fo:color="#0000cd" officeooo:rsid="003f0255" style:font-weight-asian="bold" style:font-weight-complex="bold"/>
    </style:style>
    <style:style style:name="T171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72" style:family="text">
      <style:text-properties fo:color="#0000cd" fo:font-weight="normal" officeooo:rsid="003a5645" style:font-weight-asian="normal" style:font-weight-complex="normal"/>
    </style:style>
    <style:style style:name="T173" style:family="text">
      <style:text-properties fo:color="#0000cd" officeooo:rsid="00826d59"/>
    </style:style>
    <style:style style:name="T174" style:family="text">
      <style:text-properties fo:color="#0000cd" officeooo:rsid="008315fe"/>
    </style:style>
    <style:style style:name="T175" style:family="text">
      <style:text-properties fo:color="#0000cd" officeooo:rsid="00840382"/>
    </style:style>
    <style:style style:name="T176" style:family="text">
      <style:text-properties fo:color="#0000cd" officeooo:rsid="003a5645"/>
    </style:style>
    <style:style style:name="T177" style:family="text">
      <style:text-properties fo:color="#0000cd" officeooo:rsid="00ebe10b"/>
    </style:style>
    <style:style style:name="T178" style:family="text">
      <style:text-properties fo:color="#0000cd" style:text-underline-style="none" fo:font-weight="bold" officeooo:rsid="01005620" style:font-weight-asian="bold" style:font-weight-complex="bold"/>
    </style:style>
    <style:style style:name="T179" style:family="text">
      <style:text-properties fo:color="#0000cd" style:text-underline-style="none" fo:font-weight="bold" officeooo:rsid="0102f7f2" style:font-weight-asian="bold" style:font-weight-complex="bold"/>
    </style:style>
    <style:style style:name="T180" style:family="text">
      <style:text-properties fo:color="#0000cd" fo:font-size="10pt" style:text-underline-style="none" fo:font-weight="bold" officeooo:rsid="01ea3814" style:font-size-asian="10pt" style:font-weight-asian="bold" style:font-size-complex="10pt" style:font-weight-complex="bold"/>
    </style:style>
    <style:style style:name="T181" style:family="text">
      <style:text-properties fo:color="#0000cd" fo:font-size="10pt" style:text-underline-style="none" fo:font-weight="bold" officeooo:rsid="0109e70c" style:font-size-asian="10pt" style:font-weight-asian="bold" style:font-size-complex="10pt" style:font-weight-complex="bold"/>
    </style:style>
    <style:style style:name="T182" style:family="text">
      <style:text-properties fo:color="#0000cd" style:font-name="Liberation Mono" fo:font-weight="bold" officeooo:rsid="0019a2a3" style:font-weight-asian="bold" style:font-weight-complex="bold"/>
    </style:style>
    <style:style style:name="T183" style:family="text">
      <style:text-properties fo:color="#0000cd" style:font-name="Liberation Mono" fo:font-weight="bold" officeooo:rsid="0109e70c" style:font-weight-asian="bold" style:font-weight-complex="bold"/>
    </style:style>
    <style:style style:name="T184" style:family="text">
      <style:text-properties fo:color="#0000cd" style:font-name="Liberation Mono" fo:font-size="10pt" fo:font-weight="bold" officeooo:rsid="00ff2e0d" style:font-size-asian="10pt" style:font-weight-asian="bold" style:font-size-complex="10pt" style:font-weight-complex="bold"/>
    </style:style>
    <style:style style:name="T185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186" style:family="text">
      <style:text-properties officeooo:rsid="00108b38"/>
    </style:style>
    <style:style style:name="T187" style:family="text">
      <style:text-properties officeooo:rsid="0011fb9d"/>
    </style:style>
    <style:style style:name="T188" style:family="text">
      <style:text-properties fo:color="#00a933"/>
    </style:style>
    <style:style style:name="T189" style:family="text">
      <style:text-properties fo:color="#00a933" fo:font-weight="bold" style:font-weight-asian="bold" style:font-weight-complex="bold"/>
    </style:style>
    <style:style style:name="T190" style:family="text">
      <style:text-properties fo:color="#00a933" fo:font-weight="bold" officeooo:rsid="01e4261b" style:font-weight-asian="bold" style:font-weight-complex="bold"/>
    </style:style>
    <style:style style:name="T191" style:family="text">
      <style:text-properties fo:color="#00a933" fo:font-weight="normal"/>
    </style:style>
    <style:style style:name="T192" style:family="text">
      <style:text-properties fo:color="#00a933" fo:font-weight="normal" style:font-weight-asian="normal" style:font-weight-complex="normal"/>
    </style:style>
    <style:style style:name="T193" style:family="text">
      <style:text-properties fo:color="#00a933" fo:font-weight="normal" officeooo:rsid="001a3cf0" style:font-weight-asian="normal" style:font-weight-complex="normal"/>
    </style:style>
    <style:style style:name="T194" style:family="text">
      <style:text-properties fo:color="#00a933" fo:font-weight="normal" officeooo:rsid="0011fb9d" style:font-weight-asian="normal" style:font-weight-complex="normal"/>
    </style:style>
    <style:style style:name="T195" style:family="text">
      <style:text-properties fo:color="#00a933" fo:font-weight="normal" officeooo:rsid="000e396a" style:font-weight-asian="normal" style:font-weight-complex="normal"/>
    </style:style>
    <style:style style:name="T196" style:family="text">
      <style:text-properties fo:color="#00a933" fo:font-weight="normal" officeooo:rsid="0013e258" style:font-weight-asian="normal" style:font-weight-complex="normal"/>
    </style:style>
    <style:style style:name="T197" style:family="text">
      <style:text-properties fo:color="#00a933" fo:font-weight="normal" officeooo:rsid="0037015d" style:font-weight-asian="normal" style:font-weight-complex="normal"/>
    </style:style>
    <style:style style:name="T198" style:family="text">
      <style:text-properties fo:color="#00a933" fo:font-weight="normal" officeooo:rsid="004d38ad" style:font-weight-asian="normal" style:font-weight-complex="normal"/>
    </style:style>
    <style:style style:name="T199" style:family="text">
      <style:text-properties fo:color="#00a933" fo:font-weight="normal" officeooo:rsid="00312987" style:font-weight-asian="normal" style:font-weight-complex="normal"/>
    </style:style>
    <style:style style:name="T200" style:family="text">
      <style:text-properties fo:color="#00a933" fo:font-weight="normal" officeooo:rsid="005a36ed" style:font-weight-asian="normal" style:font-weight-complex="normal"/>
    </style:style>
    <style:style style:name="T201" style:family="text">
      <style:text-properties fo:color="#00a933" fo:font-weight="normal" officeooo:rsid="0064584c" style:font-weight-asian="normal" style:font-weight-complex="normal"/>
    </style:style>
    <style:style style:name="T202" style:family="text">
      <style:text-properties fo:color="#00a933" fo:font-weight="normal" officeooo:rsid="006740d5" style:font-weight-asian="normal" style:font-weight-complex="normal"/>
    </style:style>
    <style:style style:name="T203" style:family="text">
      <style:text-properties fo:color="#00a933" fo:font-weight="normal" officeooo:rsid="006fa105" style:font-weight-asian="normal" style:font-weight-complex="normal"/>
    </style:style>
    <style:style style:name="T204" style:family="text">
      <style:text-properties fo:color="#00a933" fo:font-weight="normal" officeooo:rsid="007822ac" style:font-weight-asian="normal" style:font-weight-complex="normal"/>
    </style:style>
    <style:style style:name="T205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206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07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08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209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210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211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12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213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14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15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216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17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18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219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20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21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22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23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24" style:family="text">
      <style:text-properties fo:color="#00a933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25" style:family="text">
      <style:text-properties fo:color="#00a933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226" style:family="text">
      <style:text-properties fo:color="#00a933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27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28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29" style:family="text">
      <style:text-properties fo:color="#00a933" style:font-name="Liberation Mono" fo:font-size="10pt" fo:font-weight="normal" officeooo:rsid="011a3408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30" style:family="text">
      <style:text-properties fo:color="#00a933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31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232" style:family="text">
      <style:text-properties fo:color="#00a933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233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34" style:family="text">
      <style:text-properties fo:color="#00a933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235" style:family="text">
      <style:text-properties fo:color="#00a933" style:font-name="Liberation Mono" fo:font-size="10pt" fo:font-weight="normal" officeooo:rsid="011a3408" fo:background-color="transparent" loext:char-shading-value="0" style:font-size-asian="10pt" style:font-weight-asian="normal" style:font-size-complex="10pt" style:font-weight-complex="normal"/>
    </style:style>
    <style:style style:name="T236" style:family="text">
      <style:text-properties fo:color="#00a933" style:font-name="Liberation Mono" fo:font-size="10pt" fo:font-weight="normal" officeooo:rsid="00e1121e" fo:background-color="transparent" loext:char-shading-value="0" style:font-size-asian="10pt" style:font-weight-asian="normal" style:font-size-complex="10pt" style:font-weight-complex="normal"/>
    </style:style>
    <style:style style:name="T237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238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39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40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41" style:family="text">
      <style:text-properties fo:color="#00a933" style:font-name="Liberation Mono" fo:font-size="10pt" style:font-size-asian="10pt" style:font-size-complex="10pt"/>
    </style:style>
    <style:style style:name="T242" style:family="text">
      <style:text-properties fo:color="#00a933" style:font-name="Liberation Mono" fo:font-size="10pt" officeooo:rsid="004762bf" style:font-size-asian="10pt" style:font-size-complex="10pt"/>
    </style:style>
    <style:style style:name="T243" style:family="text">
      <style:text-properties fo:color="#00a933" style:font-name="Liberation Mono" fo:font-size="10pt" officeooo:rsid="0097e6d5" style:font-size-asian="10pt" style:font-size-complex="10pt"/>
    </style:style>
    <style:style style:name="T244" style:family="text">
      <style:text-properties fo:color="#00a933" style:font-name="Liberation Mono" fo:font-size="10pt" officeooo:rsid="00d10d9e" style:font-size-asian="10pt" style:font-size-complex="10pt"/>
    </style:style>
    <style:style style:name="T245" style:family="text">
      <style:text-properties fo:color="#00a933" style:font-name="Liberation Mono" fo:font-size="10pt" officeooo:rsid="008ce52c" style:font-size-asian="10pt" style:font-size-complex="10pt"/>
    </style:style>
    <style:style style:name="T246" style:family="text">
      <style:text-properties fo:color="#00a933" style:font-name="Liberation Mono" fo:font-size="10pt" officeooo:rsid="008da44c" style:font-size-asian="10pt" style:font-size-complex="10pt"/>
    </style:style>
    <style:style style:name="T247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48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249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250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51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52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253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254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255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256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257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58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59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60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61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262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263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264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265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266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67" style:family="text">
      <style:text-properties fo:color="#00a933" style:font-name="Liberation Mono" fo:font-size="10pt" fo:font-weight="bold" officeooo:rsid="005fdf30" fo:background-color="transparent" loext:char-shading-value="0" style:font-size-asian="10pt" style:font-weight-asian="bold" style:font-size-complex="10pt" style:font-weight-complex="bold"/>
    </style:style>
    <style:style style:name="T268" style:family="text">
      <style:text-properties fo:color="#00a933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269" style:family="text">
      <style:text-properties fo:color="#00a933" style:font-name="Liberation Mono" fo:font-size="10pt" fo:font-weight="bold" officeooo:rsid="00d381ac" style:font-size-asian="10pt" style:font-weight-asian="bold" style:font-size-complex="10pt" style:font-weight-complex="bold"/>
    </style:style>
    <style:style style:name="T270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271" style:family="text">
      <style:text-properties fo:color="#00a933" style:font-name="Liberation Mono" fo:font-size="10pt" fo:font-weight="bold" officeooo:rsid="008ce52c" style:font-size-asian="10pt" style:font-weight-asian="bold" style:font-size-complex="10pt" style:font-weight-complex="bold"/>
    </style:style>
    <style:style style:name="T272" style:family="text">
      <style:text-properties fo:color="#00a933" style:font-name="Liberation Mono" fo:font-size="10pt" fo:font-weight="bold" officeooo:rsid="008da44c" style:font-size-asian="10pt" style:font-weight-asian="bold" style:font-size-complex="10pt" style:font-weight-complex="bold"/>
    </style:style>
    <style:style style:name="T273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274" style:family="text">
      <style:text-properties fo:color="#00a933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75" style:family="text">
      <style:text-properties fo:color="#00a933" style:font-name="Liberation Mono" fo:font-size="10pt" fo:font-weight="bold" officeooo:rsid="008e7025" style:font-size-asian="10pt" style:font-weight-asian="bold" style:font-size-complex="10pt" style:font-weight-complex="bold"/>
    </style:style>
    <style:style style:name="T276" style:family="text">
      <style:text-properties fo:color="#00a933" style:font-name="Liberation Mono" fo:font-size="10pt" fo:font-weight="bold" officeooo:rsid="00eb18c3" style:font-size-asian="10pt" style:font-weight-asian="bold" style:font-size-complex="10pt" style:font-weight-complex="bold"/>
    </style:style>
    <style:style style:name="T277" style:family="text">
      <style:text-properties fo:color="#00a933" style:font-name="Liberation Mono" fo:font-size="10pt" fo:font-weight="bold" officeooo:rsid="00f28ca5" style:font-size-asian="10pt" style:font-weight-asian="bold" style:font-size-complex="10pt" style:font-weight-complex="bold"/>
    </style:style>
    <style:style style:name="T278" style:family="text">
      <style:text-properties fo:color="#00a933" style:font-name="Liberation Mono" fo:font-size="10pt" fo:font-weight="bold" officeooo:rsid="00f54278" style:font-size-asian="10pt" style:font-weight-asian="bold" style:font-size-complex="10pt" style:font-weight-complex="bold"/>
    </style:style>
    <style:style style:name="T279" style:family="text">
      <style:text-properties fo:color="#00a933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280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281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282" style:family="text">
      <style:text-properties fo:color="#00a933" style:font-name="Liberation Mono" fo:font-size="10pt" officeooo:rsid="008e0a99" style:font-name-asian="Noto Sans Mono CJK SC" style:font-size-asian="10pt" style:font-name-complex="Liberation Mono" style:font-size-complex="10pt"/>
    </style:style>
    <style:style style:name="T283" style:family="text">
      <style:text-properties fo:color="#00a933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284" style:family="text">
      <style:text-properties fo:color="#00a933" style:font-name="Liberation Mono" fo:font-size="10pt" fo:font-style="italic" fo:font-weight="bold" officeooo:rsid="008e7025" style:font-size-asian="10pt" style:font-style-asian="italic" style:font-weight-asian="bold" style:font-size-complex="10pt" style:font-style-complex="italic" style:font-weight-complex="bold"/>
    </style:style>
    <style:style style:name="T285" style:family="text">
      <style:text-properties fo:color="#00a933" officeooo:rsid="00350715"/>
    </style:style>
    <style:style style:name="T286" style:family="text">
      <style:text-properties fo:color="#00a933" officeooo:rsid="0066a86f"/>
    </style:style>
    <style:style style:name="T287" style:family="text">
      <style:text-properties fo:color="#00a933" style:font-weight-asian="bold" style:font-weight-complex="bold"/>
    </style:style>
    <style:style style:name="T288" style:family="text">
      <style:text-properties fo:color="#00a933" officeooo:rsid="0095b38b" style:font-weight-asian="bold" style:font-weight-complex="bold"/>
    </style:style>
    <style:style style:name="T289" style:family="text">
      <style:text-properties fo:color="#00a933" officeooo:rsid="009b077e"/>
    </style:style>
    <style:style style:name="T290" style:family="text">
      <style:text-properties fo:color="#00a933" officeooo:rsid="00bb9c22"/>
    </style:style>
    <style:style style:name="T291" style:family="text">
      <style:text-properties fo:color="#00a933" officeooo:rsid="00d93b15"/>
    </style:style>
    <style:style style:name="T292" style:family="text">
      <style:text-properties fo:color="#00a933" officeooo:rsid="00e1121e"/>
    </style:style>
    <style:style style:name="T293" style:family="text">
      <style:text-properties fo:color="#00a933" officeooo:rsid="00ef3893"/>
    </style:style>
    <style:style style:name="T294" style:family="text">
      <style:text-properties fo:color="#00a933" officeooo:rsid="01e4261b"/>
    </style:style>
    <style:style style:name="T295" style:family="text">
      <style:text-properties fo:color="#00a933" officeooo:rsid="00dcbe95"/>
    </style:style>
    <style:style style:name="T296" style:family="text">
      <style:text-properties fo:color="#00a933" style:text-underline-style="none" officeooo:rsid="01ea3814"/>
    </style:style>
    <style:style style:name="T297" style:family="text">
      <style:text-properties fo:color="#00a933" style:text-underline-style="none" officeooo:rsid="01ed162e"/>
    </style:style>
    <style:style style:name="T298" style:family="text">
      <style:text-properties fo:color="#00a933" style:text-underline-style="none" officeooo:rsid="01ebf5ee"/>
    </style:style>
    <style:style style:name="T299" style:family="text">
      <style:text-properties fo:color="#00a933" style:text-underline-style="none" officeooo:rsid="01ede68d"/>
    </style:style>
    <style:style style:name="T300" style:family="text">
      <style:text-properties fo:color="#00a933" style:font-name="Liberation Mono" fo:font-size="10pt" style:font-size-asian="10pt" style:font-size-complex="10pt"/>
    </style:style>
    <style:style style:name="T301" style:family="text">
      <style:text-properties fo:color="#00a933" style:font-name="Liberation Mono" fo:font-size="10pt" officeooo:rsid="01005620" style:font-size-asian="10pt" style:font-size-complex="10pt"/>
    </style:style>
    <style:style style:name="T302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303" style:family="text">
      <style:text-properties fo:color="#00a933" officeooo:rsid="01ede68d"/>
    </style:style>
    <style:style style:name="T304" style:family="text">
      <style:text-properties officeooo:rsid="0013e258"/>
    </style:style>
    <style:style style:name="T305" style:family="text">
      <style:text-properties officeooo:rsid="0014248a"/>
    </style:style>
    <style:style style:name="T306" style:family="text">
      <style:text-properties style:font-name="Liberation Mono"/>
    </style:style>
    <style:style style:name="T307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08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309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310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311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312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313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314" style:family="text">
      <style:text-properties style:font-name="Liberation Mono" fo:font-size="10pt" officeooo:rsid="00ef3893" style:font-name-asian="Noto Sans Mono CJK SC" style:font-size-asian="10pt" style:font-name-complex="Liberation Mono" style:font-size-complex="10pt"/>
    </style:style>
    <style:style style:name="T315" style:family="text">
      <style:text-properties style:font-name="Liberation Mono" fo:font-size="10pt" officeooo:rsid="01183db2" style:font-name-asian="Noto Sans Mono CJK SC" style:font-size-asian="10pt" style:font-name-complex="Liberation Mono" style:font-size-complex="10pt"/>
    </style:style>
    <style:style style:name="T316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317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318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319" style:family="text">
      <style:text-properties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320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321" style:family="text">
      <style:text-properties style:font-name="Liberation Mono" fo:font-size="10pt" fo:font-weight="bold" officeooo:rsid="008ce52c" style:font-size-asian="10pt" style:font-weight-asian="bold" style:font-size-complex="10pt" style:font-weight-complex="bold"/>
    </style:style>
    <style:style style:name="T322" style:family="text">
      <style:text-properties style:font-name="Liberation Mono" fo:font-size="10pt" fo:font-weight="bold" officeooo:rsid="008da44c" style:font-size-asian="10pt" style:font-weight-asian="bold" style:font-size-complex="10pt" style:font-weight-complex="bold"/>
    </style:style>
    <style:style style:name="T323" style:family="text">
      <style:text-properties style:font-name="Liberation Mono" fo:font-size="10pt" fo:font-weight="bold" officeooo:rsid="00dbc16d" style:font-size-asian="10pt" style:font-weight-asian="bold" style:font-size-complex="10pt" style:font-weight-complex="bold"/>
    </style:style>
    <style:style style:name="T324" style:family="text">
      <style:text-properties style:font-name="Liberation Mono" fo:font-size="10pt" fo:font-weight="bold" officeooo:rsid="008e0a99" style:font-size-asian="10pt" style:font-weight-asian="bold" style:font-size-complex="10pt" style:font-weight-complex="bold"/>
    </style:style>
    <style:style style:name="T325" style:family="text">
      <style:text-properties style:font-name="Liberation Mono" fo:font-size="10pt" fo:font-weight="bold" officeooo:rsid="00dc87ae" style:font-size-asian="10pt" style:font-weight-asian="normal" style:font-size-complex="10pt" style:font-weight-complex="normal"/>
    </style:style>
    <style:style style:name="T326" style:family="text">
      <style:text-properties style:font-name="Liberation Mono" fo:font-size="10pt" style:font-size-asian="10pt" style:font-size-complex="10pt"/>
    </style:style>
    <style:style style:name="T327" style:family="text">
      <style:text-properties style:font-name="Liberation Mono" fo:font-size="10pt" officeooo:rsid="00441a36" style:font-size-asian="10pt" style:font-size-complex="10pt"/>
    </style:style>
    <style:style style:name="T328" style:family="text">
      <style:text-properties style:font-name="Liberation Mono" fo:font-size="10pt" officeooo:rsid="00a77a78" style:font-size-asian="10pt" style:font-size-complex="10pt"/>
    </style:style>
    <style:style style:name="T329" style:family="text">
      <style:text-properties style:font-name="Liberation Mono" fo:font-size="10pt" officeooo:rsid="004762bf" style:font-size-asian="10pt" style:font-size-complex="10pt"/>
    </style:style>
    <style:style style:name="T330" style:family="text">
      <style:text-properties style:font-name="Liberation Mono" fo:font-size="10pt" officeooo:rsid="0097e6d5" style:font-size-asian="10pt" style:font-size-complex="10pt"/>
    </style:style>
    <style:style style:name="T331" style:family="text">
      <style:text-properties style:font-name="Liberation Mono" fo:font-size="10pt" officeooo:rsid="00804fd0" style:font-size-asian="10pt" style:font-size-complex="10pt"/>
    </style:style>
    <style:style style:name="T332" style:family="text">
      <style:text-properties style:font-name="Liberation Mono" fo:font-size="10pt" officeooo:rsid="006129dd" style:font-size-asian="10pt" style:font-size-complex="10pt"/>
    </style:style>
    <style:style style:name="T333" style:family="text">
      <style:text-properties style:font-name="Liberation Mono" fo:font-size="10pt" officeooo:rsid="00808b62" style:font-size-asian="10pt" style:font-size-complex="10pt"/>
    </style:style>
    <style:style style:name="T334" style:family="text">
      <style:text-properties style:font-name="Liberation Mono" fo:font-size="10pt" officeooo:rsid="00a83804" style:font-size-asian="10pt" style:font-size-complex="10pt"/>
    </style:style>
    <style:style style:name="T335" style:family="text">
      <style:text-properties style:font-name="Liberation Mono" fo:font-size="10pt" officeooo:rsid="00809c11" style:font-size-asian="10pt" style:font-size-complex="10pt"/>
    </style:style>
    <style:style style:name="T336" style:family="text">
      <style:text-properties style:font-name="Liberation Mono" fo:font-size="10pt" officeooo:rsid="0098e975" style:font-size-asian="10pt" style:font-size-complex="10pt"/>
    </style:style>
    <style:style style:name="T337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338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339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340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341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342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343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344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345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346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347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348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349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350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351" style:family="text">
      <style:text-properties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352" style:family="text">
      <style:text-properties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353" style:family="text">
      <style:text-properties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354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355" style:family="text">
      <style:text-properties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356" style:family="text">
      <style:text-properties style:font-name="Liberation Mono" fo:font-size="10pt" fo:font-weight="normal" officeooo:rsid="00e324c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57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358" style:family="text">
      <style:text-properties style:font-name="Liberation Mono" fo:font-size="10pt" officeooo:rsid="007104c0" fo:background-color="transparent" loext:char-shading-value="0" style:font-size-asian="10pt" style:font-size-complex="10pt"/>
    </style:style>
    <style:style style:name="T359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360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361" style:family="text">
      <style:text-properties style:font-name="Liberation Mono" fo:font-size="10pt" style:text-underline-style="none" officeooo:rsid="023b1029" style:font-size-asian="10pt" style:font-size-complex="10pt"/>
    </style:style>
    <style:style style:name="T362" style:family="text">
      <style:text-properties style:font-name="Liberation Mono" fo:font-size="10pt" style:text-underline-style="none" officeooo:rsid="02405104" style:font-size-asian="10pt" style:font-size-complex="10pt"/>
    </style:style>
    <style:style style:name="T363" style:family="text">
      <style:text-properties style:font-name="Liberation Mono" fo:font-size="10pt" style:text-underline-style="none" officeooo:rsid="00ad6165" style:font-size-asian="10pt" style:font-size-complex="10pt"/>
    </style:style>
    <style:style style:name="T364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365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366" style:family="text">
      <style:text-properties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367" style:family="text">
      <style:text-properties style:font-name="Liberation Mono" fo:font-size="10pt" style:text-underline-style="none" fo:font-weight="normal" officeooo:rsid="0242b7a4" style:font-size-asian="10pt" style:font-weight-asian="normal" style:font-size-complex="10pt" style:font-weight-complex="normal"/>
    </style:style>
    <style:style style:name="T368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369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370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371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372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373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374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375" style:family="text">
      <style:text-properties style:font-name="Liberation Mono" fo:font-size="10pt" style:text-underline-style="none" fo:font-weight="normal" officeooo:rsid="01183db2" style:font-size-asian="10pt" style:font-weight-asian="normal" style:font-size-complex="10pt" style:font-weight-complex="normal"/>
    </style:style>
    <style:style style:name="T376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377" style:family="text">
      <style:text-properties style:font-name="Liberation Mono" fo:font-size="10pt" style:text-underline-style="none" fo:font-weight="bold" officeooo:rsid="02405104" style:font-size-asian="10pt" style:font-weight-asian="bold" style:font-size-complex="10pt" style:font-weight-complex="bold"/>
    </style:style>
    <style:style style:name="T378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379" style:family="text">
      <style:text-properties style:font-name="Liberation Mono" officeooo:rsid="003e68df" fo:background-color="transparent" loext:char-shading-value="0"/>
    </style:style>
    <style:style style:name="T380" style:family="text">
      <style:text-properties style:font-name="Liberation Mono" officeooo:rsid="0057b4fc" fo:background-color="transparent" loext:char-shading-value="0"/>
    </style:style>
    <style:style style:name="T381" style:family="text">
      <style:text-properties officeooo:rsid="0015dbd2"/>
    </style:style>
    <style:style style:name="T382" style:family="text">
      <style:text-properties fo:color="#800080"/>
    </style:style>
    <style:style style:name="T383" style:family="text">
      <style:text-properties fo:color="#800080" style:font-name="Liberation Mono" fo:font-size="10pt" officeooo:rsid="00441a36" style:font-size-asian="10pt" style:font-size-complex="10pt"/>
    </style:style>
    <style:style style:name="T384" style:family="text">
      <style:text-properties fo:color="#800080" style:font-name="Liberation Mono" fo:font-size="10pt" officeooo:rsid="0103fb96" style:font-size-asian="10pt" style:font-size-complex="10pt"/>
    </style:style>
    <style:style style:name="T385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386" style:family="text">
      <style:text-properties fo:color="#800080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87" style:family="text">
      <style:text-properties fo:color="#800080" style:font-name="Liberation Mono" fo:font-size="10pt" fo:font-weight="bold" officeooo:rsid="0103fb96" style:font-size-asian="10pt" style:font-weight-asian="bold" style:font-size-complex="10pt" style:font-weight-complex="bold"/>
    </style:style>
    <style:style style:name="T388" style:family="text">
      <style:text-properties fo:color="#800080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89" style:family="text">
      <style:text-properties fo:color="#80008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390" style:family="text">
      <style:text-properties fo:color="#800080" style:font-name="Liberation Mono" fo:font-size="10pt" fo:font-weight="bold" officeooo:rsid="00eb18c3" style:font-size-asian="10pt" style:font-weight-asian="bold" style:font-size-complex="10pt" style:font-weight-complex="bold"/>
    </style:style>
    <style:style style:name="T391" style:family="text">
      <style:text-properties fo:color="#800080" style:font-name="Liberation Mono" fo:font-size="10pt" fo:font-weight="bold" officeooo:rsid="00f28ca5" style:font-size-asian="10pt" style:font-weight-asian="bold" style:font-size-complex="10pt" style:font-weight-complex="bold"/>
    </style:style>
    <style:style style:name="T392" style:family="text">
      <style:text-properties fo:color="#800080" style:font-name="Liberation Mono" fo:font-size="10pt" fo:font-weight="bold" officeooo:rsid="00f54278" style:font-size-asian="10pt" style:font-weight-asian="bold" style:font-size-complex="10pt" style:font-weight-complex="bold"/>
    </style:style>
    <style:style style:name="T393" style:family="text">
      <style:text-properties fo:color="#80008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394" style:family="text">
      <style:text-properties fo:color="#800080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95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96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397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398" style:family="text">
      <style:text-properties fo:color="#800080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399" style:family="text">
      <style:text-properties fo:color="#80008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400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01" style:family="text">
      <style:text-properties fo:color="#80008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402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03" style:family="text">
      <style:text-properties fo:color="#80008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404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405" style:family="text">
      <style:text-properties fo:color="#800080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406" style:family="text">
      <style:text-properties fo:color="#800080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407" style:family="text">
      <style:text-properties fo:color="#800080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408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09" style:family="text">
      <style:text-properties fo:color="#80008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410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11" style:family="text">
      <style:text-properties fo:color="#80008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412" style:family="text">
      <style:text-properties fo:color="#80008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413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414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15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416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417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18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19" style:family="text">
      <style:text-properties fo:color="#800080" style:text-underline-style="none" officeooo:rsid="01ea3814"/>
    </style:style>
    <style:style style:name="T420" style:family="text">
      <style:text-properties fo:color="#800080" style:text-underline-style="none" officeooo:rsid="01ed162e"/>
    </style:style>
    <style:style style:name="T421" style:family="text">
      <style:text-properties fo:color="#800080" style:text-underline-style="none" officeooo:rsid="01ebf5ee"/>
    </style:style>
    <style:style style:name="T422" style:family="text">
      <style:text-properties fo:color="#800080" style:text-underline-style="none" officeooo:rsid="01ede68d"/>
    </style:style>
    <style:style style:name="T423" style:family="text">
      <style:text-properties fo:color="#800080" style:font-name="Liberation Mono"/>
    </style:style>
    <style:style style:name="T424" style:family="text">
      <style:text-properties fo:color="#800080" style:font-name="Liberation Mono" fo:font-size="10pt" style:font-size-asian="10pt" style:font-size-complex="10pt"/>
    </style:style>
    <style:style style:name="T425" style:family="text">
      <style:text-properties fo:color="#800080" style:font-name="Liberation Mono" fo:font-size="10pt" officeooo:rsid="01005620" style:font-size-asian="10pt" style:font-size-complex="10pt"/>
    </style:style>
    <style:style style:name="T426" style:family="text">
      <style:text-properties fo:color="#800080" style:font-name="Liberation Mono" fo:font-size="10pt" fo:font-weight="normal" style:font-size-asian="10pt" style:font-weight-asian="normal" style:font-size-complex="10pt" style:font-weight-complex="normal"/>
    </style:style>
    <style:style style:name="T427" style:family="text">
      <style:text-properties fo:color="#800080" officeooo:rsid="01ede68d"/>
    </style:style>
    <style:style style:name="T428" style:family="text">
      <style:text-properties fo:color="#800080" fo:font-weight="normal" style:font-name-asian="Noto Sans Mono CJK SC" style:font-weight-asian="normal" style:font-name-complex="Liberation Mono" style:font-weight-complex="normal"/>
    </style:style>
    <style:style style:name="T429" style:family="text">
      <style:text-properties officeooo:rsid="0031d8af"/>
    </style:style>
    <style:style style:name="T430" style:family="text">
      <style:text-properties fo:color="#ff0000" officeooo:rsid="01322a9b"/>
    </style:style>
    <style:style style:name="T431" style:family="text">
      <style:text-properties fo:color="#ff0000" fo:font-weight="bold" style:font-weight-asian="bold" style:font-weight-complex="bold"/>
    </style:style>
    <style:style style:name="T432" style:family="text">
      <style:text-properties fo:font-weight="normal"/>
    </style:style>
    <style:style style:name="T433" style:family="text">
      <style:text-properties fo:font-weight="normal" style:font-weight-asian="normal" style:font-weight-complex="normal"/>
    </style:style>
    <style:style style:name="T434" style:family="text">
      <style:text-properties fo:font-weight="normal" officeooo:rsid="000e396a" style:font-weight-asian="normal" style:font-weight-complex="normal"/>
    </style:style>
    <style:style style:name="T435" style:family="text">
      <style:text-properties fo:font-weight="normal" officeooo:rsid="003a5645" style:font-weight-asian="normal" style:font-weight-complex="normal"/>
    </style:style>
    <style:style style:name="T436" style:family="text">
      <style:text-properties fo:font-weight="normal" officeooo:rsid="003f0255" style:font-weight-asian="normal" style:font-weight-complex="normal"/>
    </style:style>
    <style:style style:name="T437" style:family="text">
      <style:text-properties fo:font-weight="normal" officeooo:rsid="004e98d7" style:font-weight-asian="normal" style:font-weight-complex="normal"/>
    </style:style>
    <style:style style:name="T438" style:family="text">
      <style:text-properties fo:font-weight="normal" officeooo:rsid="0050a8fe" style:font-weight-asian="normal" style:font-weight-complex="normal"/>
    </style:style>
    <style:style style:name="T439" style:family="text">
      <style:text-properties fo:font-weight="normal" officeooo:rsid="007822ac" style:font-weight-asian="normal" style:font-weight-complex="normal"/>
    </style:style>
    <style:style style:name="T440" style:family="text">
      <style:text-properties fo:font-weight="normal" officeooo:rsid="008315fe" style:font-weight-asian="normal" style:font-weight-complex="normal"/>
    </style:style>
    <style:style style:name="T441" style:family="text">
      <style:text-properties fo:font-weight="normal" officeooo:rsid="00840382" style:font-weight-asian="normal" style:font-weight-complex="normal"/>
    </style:style>
    <style:style style:name="T442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43" style:family="text">
      <style:text-properties fo:font-weight="normal" officeooo:rsid="0095b38b"/>
    </style:style>
    <style:style style:name="T444" style:family="text">
      <style:text-properties fo:font-weight="normal" officeooo:rsid="00964084"/>
    </style:style>
    <style:style style:name="T445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46" style:family="text">
      <style:text-properties fo:color="#000000"/>
    </style:style>
    <style:style style:name="T447" style:family="text">
      <style:text-properties fo:color="#000000" fo:font-weight="normal" style:font-weight-asian="normal" style:font-weight-complex="normal"/>
    </style:style>
    <style:style style:name="T448" style:family="text">
      <style:text-properties fo:color="#000000" fo:font-weight="normal" officeooo:rsid="001fc096" style:font-weight-asian="normal" style:font-weight-complex="normal"/>
    </style:style>
    <style:style style:name="T449" style:family="text">
      <style:text-properties fo:color="#000000" fo:font-weight="normal" officeooo:rsid="00226f2b" style:font-weight-asian="normal" style:font-weight-complex="normal"/>
    </style:style>
    <style:style style:name="T450" style:family="text">
      <style:text-properties fo:color="#000000" fo:font-weight="normal" officeooo:rsid="002444bc" style:font-weight-asian="normal" style:font-weight-complex="normal"/>
    </style:style>
    <style:style style:name="T451" style:family="text">
      <style:text-properties fo:color="#000000" fo:font-weight="normal" officeooo:rsid="0037015d" style:font-weight-asian="normal" style:font-weight-complex="normal"/>
    </style:style>
    <style:style style:name="T452" style:family="text">
      <style:text-properties fo:color="#000000" fo:font-weight="normal" officeooo:rsid="00417cc6" style:font-weight-asian="normal" style:font-weight-complex="normal"/>
    </style:style>
    <style:style style:name="T453" style:family="text">
      <style:text-properties fo:color="#000000" fo:font-weight="normal" officeooo:rsid="004d38ad" style:font-weight-asian="normal" style:font-weight-complex="normal"/>
    </style:style>
    <style:style style:name="T454" style:family="text">
      <style:text-properties fo:color="#000000" fo:font-weight="normal" officeooo:rsid="00500a7a" style:font-weight-asian="normal" style:font-weight-complex="normal"/>
    </style:style>
    <style:style style:name="T455" style:family="text">
      <style:text-properties fo:color="#000000" fo:font-weight="normal" officeooo:rsid="00312987" style:font-weight-asian="normal" style:font-weight-complex="normal"/>
    </style:style>
    <style:style style:name="T456" style:family="text">
      <style:text-properties fo:color="#000000" fo:font-weight="normal" officeooo:rsid="0057fa42" style:font-weight-asian="normal" style:font-weight-complex="normal"/>
    </style:style>
    <style:style style:name="T457" style:family="text">
      <style:text-properties fo:color="#000000" fo:font-weight="normal" officeooo:rsid="006129dd" style:font-weight-asian="normal" style:font-weight-complex="normal"/>
    </style:style>
    <style:style style:name="T458" style:family="text">
      <style:text-properties fo:color="#000000" fo:font-weight="normal" officeooo:rsid="0064584c" style:font-weight-asian="normal" style:font-weight-complex="normal"/>
    </style:style>
    <style:style style:name="T459" style:family="text">
      <style:text-properties fo:color="#000000" fo:font-weight="normal" officeooo:rsid="00655b03" style:font-weight-asian="normal" style:font-weight-complex="normal"/>
    </style:style>
    <style:style style:name="T460" style:family="text">
      <style:text-properties fo:color="#000000" fo:font-weight="normal" officeooo:rsid="006740d5" style:font-weight-asian="normal" style:font-weight-complex="normal"/>
    </style:style>
    <style:style style:name="T461" style:family="text">
      <style:text-properties fo:color="#000000" fo:font-weight="normal" officeooo:rsid="006973e8" style:font-weight-asian="normal" style:font-weight-complex="normal"/>
    </style:style>
    <style:style style:name="T462" style:family="text">
      <style:text-properties fo:color="#000000" fo:font-weight="normal" officeooo:rsid="006af3d6" style:font-weight-asian="normal" style:font-weight-complex="normal"/>
    </style:style>
    <style:style style:name="T463" style:family="text">
      <style:text-properties fo:color="#000000" fo:font-weight="normal" officeooo:rsid="006b9f05" style:font-weight-asian="normal" style:font-weight-complex="normal"/>
    </style:style>
    <style:style style:name="T464" style:family="text">
      <style:text-properties fo:color="#000000" fo:font-weight="normal" officeooo:rsid="006e17d6" style:font-weight-asian="normal" style:font-weight-complex="normal"/>
    </style:style>
    <style:style style:name="T465" style:family="text">
      <style:text-properties fo:color="#000000" fo:font-weight="normal" officeooo:rsid="007104c0" style:font-weight-asian="normal" style:font-weight-complex="normal"/>
    </style:style>
    <style:style style:name="T466" style:family="text">
      <style:text-properties fo:color="#000000" fo:font-weight="normal" officeooo:rsid="006d74d4" style:font-weight-asian="normal" style:font-weight-complex="normal"/>
    </style:style>
    <style:style style:name="T467" style:family="text">
      <style:text-properties fo:color="#000000" fo:font-weight="normal" officeooo:rsid="0075fcb6" style:font-weight-asian="normal" style:font-weight-complex="normal"/>
    </style:style>
    <style:style style:name="T468" style:family="text">
      <style:text-properties fo:color="#000000" fo:font-weight="normal" officeooo:rsid="00760242" style:font-weight-asian="normal" style:font-weight-complex="normal"/>
    </style:style>
    <style:style style:name="T469" style:family="text">
      <style:text-properties fo:color="#000000" fo:font-weight="normal" officeooo:rsid="00776207" style:font-weight-asian="normal" style:font-weight-complex="normal"/>
    </style:style>
    <style:style style:name="T470" style:family="text">
      <style:text-properties fo:color="#000000" fo:font-weight="normal" officeooo:rsid="007cb412" style:font-weight-asian="normal" style:font-weight-complex="normal"/>
    </style:style>
    <style:style style:name="T471" style:family="text">
      <style:text-properties fo:color="#000000" fo:font-weight="normal" officeooo:rsid="00b3093f" style:font-weight-asian="normal" style:font-weight-complex="normal"/>
    </style:style>
    <style:style style:name="T472" style:family="text">
      <style:text-properties fo:color="#000000" fo:font-weight="normal" officeooo:rsid="00809cd2" style:font-weight-asian="normal" style:font-weight-complex="normal"/>
    </style:style>
    <style:style style:name="T473" style:family="text">
      <style:text-properties fo:color="#000000" fo:font-weight="normal" officeooo:rsid="00efcba4" style:font-weight-asian="normal" style:font-weight-complex="normal"/>
    </style:style>
    <style:style style:name="T474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475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476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477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478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479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480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481" style:family="text">
      <style:text-properties fo:color="#000000" fo:font-weight="normal" officeooo:rsid="0078239f" fo:background-color="transparent" loext:char-shading-value="0"/>
    </style:style>
    <style:style style:name="T482" style:family="text">
      <style:text-properties fo:color="#000000" fo:font-weight="normal" style:font-name-asian="Noto Sans Mono CJK SC" style:font-name-complex="Liberation Mono"/>
    </style:style>
    <style:style style:name="T483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484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485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486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487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488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489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490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491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92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493" style:family="text">
      <style:text-properties fo:color="#000000" style:font-name="Liberation Mono" fo:font-size="10pt" fo:font-weight="normal" officeooo:rsid="009fbc36" style:font-name-asian="Noto Sans Mono CJK SC" style:font-size-asian="10pt" style:font-weight-asian="normal" style:font-name-complex="Liberation Mono" style:font-size-complex="10pt" style:font-weight-complex="normal"/>
    </style:style>
    <style:style style:name="T494" style:family="text">
      <style:text-properties fo:color="#000000" style:font-name="Liberation Mono" fo:font-size="10pt" fo:font-weight="normal" officeooo:rsid="00efcba4" style:font-name-asian="Noto Sans Mono CJK SC" style:font-size-asian="10pt" style:font-weight-asian="normal" style:font-name-complex="Liberation Mono" style:font-size-complex="10pt" style:font-weight-complex="normal"/>
    </style:style>
    <style:style style:name="T495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496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497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498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499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500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501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502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503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504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505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506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507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508" style:family="text">
      <style:text-properties fo:color="#000000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509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510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511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512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513" style:family="text">
      <style:text-properties fo:color="#000000"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514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515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516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17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18" style:family="text">
      <style:text-properties fo:color="#000000" style:font-name="Liberation Mono" fo:font-size="10pt" fo:font-weight="normal" officeooo:rsid="00e1121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19" style:family="text">
      <style:text-properties fo:color="#000000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20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21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522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523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524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525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526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527" style:family="text">
      <style:text-properties fo:color="#000000" style:font-name="Liberation Mono" fo:font-size="10pt" fo:font-weight="normal" officeooo:rsid="00dcbe95" fo:background-color="transparent" loext:char-shading-value="0" style:font-size-asian="10pt" style:font-weight-asian="normal" style:font-size-complex="10pt" style:font-weight-complex="normal"/>
    </style:style>
    <style:style style:name="T528" style:family="text">
      <style:text-properties fo:color="#000000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529" style:family="text">
      <style:text-properties fo:color="#000000"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530" style:family="text">
      <style:text-properties fo:color="#000000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531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532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533" style:family="text">
      <style:text-properties fo:color="#000000" style:font-name="Liberation Mono" fo:font-size="10pt" officeooo:rsid="00441a36" style:font-size-asian="10pt" style:font-size-complex="10pt"/>
    </style:style>
    <style:style style:name="T534" style:family="text">
      <style:text-properties fo:color="#000000" style:font-name="Liberation Mono" fo:font-size="10pt" officeooo:rsid="001fc096" style:font-size-asian="10pt" style:font-size-complex="10pt"/>
    </style:style>
    <style:style style:name="T535" style:family="text">
      <style:text-properties fo:color="#000000" style:font-name="Liberation Mono" fo:font-size="10pt" officeooo:rsid="013c4ccc" style:font-size-asian="10pt" style:font-size-complex="10pt"/>
    </style:style>
    <style:style style:name="T536" style:family="text">
      <style:text-properties fo:color="#000000" style:font-name="Liberation Mono" fo:font-size="10pt" officeooo:rsid="004762bf" style:font-size-asian="10pt" style:font-size-complex="10pt"/>
    </style:style>
    <style:style style:name="T537" style:family="text">
      <style:text-properties fo:color="#000000" style:font-name="Liberation Mono" fo:font-size="10pt" officeooo:rsid="0097e6d5" style:font-size-asian="10pt" style:font-size-complex="10pt"/>
    </style:style>
    <style:style style:name="T538" style:family="text">
      <style:text-properties fo:color="#000000" style:font-name="Liberation Mono" fo:font-size="10pt" officeooo:rsid="00dbc16d" style:font-size-asian="10pt" style:font-size-complex="10pt"/>
    </style:style>
    <style:style style:name="T539" style:family="text">
      <style:text-properties fo:color="#000000" style:font-name="Liberation Mono" fo:font-size="10pt" officeooo:rsid="008e0a99" style:font-size-asian="10pt" style:font-size-complex="10pt"/>
    </style:style>
    <style:style style:name="T540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41" style:family="text">
      <style:text-properties fo:color="#00000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542" style:family="text">
      <style:text-properties fo:color="#00000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543" style:family="text">
      <style:text-properties fo:color="#000000" style:font-name="Liberation Mono" fo:font-size="10pt" fo:font-weight="bold" officeooo:rsid="008e0a99" style:font-size-asian="10pt" style:font-weight-asian="bold" style:font-size-complex="10pt" style:font-weight-complex="bold"/>
    </style:style>
    <style:style style:name="T544" style:family="text">
      <style:text-properties fo:color="#000000" style:font-name="Liberation Mono" fo:font-size="10pt" fo:font-weight="bold" officeooo:rsid="008e7025" style:font-size-asian="10pt" style:font-weight-asian="bold" style:font-size-complex="10pt" style:font-weight-complex="bold"/>
    </style:style>
    <style:style style:name="T545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546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547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548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549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550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551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552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553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554" style:family="text">
      <style:text-properties fo:color="#00000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555" style:family="text">
      <style:text-properties fo:color="#000000" style:font-name="Liberation Mono" fo:font-size="10pt" fo:font-style="italic" fo:font-weight="bold" officeooo:rsid="008e7025" style:font-size-asian="10pt" style:font-style-asian="italic" style:font-weight-asian="bold" style:font-size-complex="10pt" style:font-style-complex="italic" style:font-weight-complex="bold"/>
    </style:style>
    <style:style style:name="T556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557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558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559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560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561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562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563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564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565" style:family="text">
      <style:text-properties fo:color="#000000" style:font-name="Liberation Mono" fo:font-size="10pt" style:text-underline-style="none" fo:font-weight="normal" officeooo:rsid="0109e70c" style:font-size-asian="10pt" style:font-weight-asian="normal" style:font-size-complex="10pt" style:font-weight-complex="normal"/>
    </style:style>
    <style:style style:name="T566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567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568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569" style:family="text">
      <style:text-properties fo:color="#000000" fo:font-weight="bold" style:font-weight-asian="bold" style:font-weight-complex="bold"/>
    </style:style>
    <style:style style:name="T570" style:family="text">
      <style:text-properties fo:color="#000000" fo:font-weight="bold" officeooo:rsid="006fa105" style:font-weight-asian="bold" style:font-weight-complex="bold"/>
    </style:style>
    <style:style style:name="T571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572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573" style:family="text">
      <style:text-properties fo:color="#000000" fo:font-style="italic" fo:font-weight="normal" officeooo:rsid="00f2a77a" fo:background-color="transparent" loext:char-shading-value="0" style:font-weight-asian="normal" style:font-weight-complex="normal"/>
    </style:style>
    <style:style style:name="T574" style:family="text">
      <style:text-properties fo:color="#000000" style:font-name="Liberation Mono"/>
    </style:style>
    <style:style style:name="T575" style:family="text">
      <style:text-properties fo:color="#000000" style:font-name="Liberation Mono" fo:font-size="10pt" style:text-underline-style="none" officeooo:rsid="01005620" style:font-size-asian="10pt" style:font-size-complex="10pt"/>
    </style:style>
    <style:style style:name="T576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577" style:family="text">
      <style:text-properties fo:color="#000000" style:font-name="Liberation Mono" fo:font-size="10pt" fo:font-weight="normal" officeooo:rsid="00ff2e0d" style:font-size-asian="10pt" style:font-weight-asian="normal" style:font-size-complex="10pt" style:font-weight-complex="normal"/>
    </style:style>
    <style:style style:name="T578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579" style:family="text">
      <style:text-properties fo:color="#000000" style:font-name="Liberation Mono" fo:font-size="10pt" style:font-size-asian="10pt" style:font-size-complex="10pt"/>
    </style:style>
    <style:style style:name="T580" style:family="text">
      <style:text-properties fo:color="#000000" style:font-name="Liberation Mono" fo:font-size="10pt" fo:font-weight="bold" officeooo:rsid="00ff2e0d" style:font-size-asian="10pt" style:font-weight-asian="bold" style:font-size-complex="10pt" style:font-weight-complex="bold"/>
    </style:style>
    <style:style style:name="T581" style:family="text">
      <style:text-properties fo:color="#000000" style:font-name="Liberation Mono" fo:font-size="10pt" fo:font-weight="bold" officeooo:rsid="0109e70c" style:font-size-asian="10pt" style:font-weight-asian="bold" style:font-size-complex="10pt" style:font-weight-complex="bold"/>
    </style:style>
    <style:style style:name="T582" style:family="text">
      <style:text-properties fo:color="#000000" style:font-name="Liberation Mono" officeooo:rsid="0019a2a3"/>
    </style:style>
    <style:style style:name="T583" style:family="text">
      <style:text-properties fo:color="#000000" style:font-name="Liberation Mono" fo:font-weight="normal" style:font-weight-asian="normal" style:font-weight-complex="normal"/>
    </style:style>
    <style:style style:name="T584" style:family="text">
      <style:text-properties fo:color="#000000" style:font-name="Liberation Mono" fo:font-weight="normal" officeooo:rsid="0109e70c" style:font-weight-asian="normal" style:font-weight-complex="normal"/>
    </style:style>
    <style:style style:name="T585" style:family="text">
      <style:text-properties officeooo:rsid="003610d6"/>
    </style:style>
    <style:style style:name="T586" style:family="text">
      <style:text-properties officeooo:rsid="0018503b"/>
    </style:style>
    <style:style style:name="T587" style:family="text">
      <style:text-properties officeooo:rsid="001a3cf0"/>
    </style:style>
    <style:style style:name="T588" style:family="text">
      <style:text-properties officeooo:rsid="001de34a"/>
    </style:style>
    <style:style style:name="T589" style:family="text">
      <style:text-properties officeooo:rsid="001fc096"/>
    </style:style>
    <style:style style:name="T590" style:family="text">
      <style:text-properties officeooo:rsid="005bab04"/>
    </style:style>
    <style:style style:name="T591" style:family="text">
      <style:text-properties fo:background-color="transparent" loext:char-shading-value="0"/>
    </style:style>
    <style:style style:name="T592" style:family="text">
      <style:text-properties officeooo:rsid="00809cd2" fo:background-color="transparent" loext:char-shading-value="0"/>
    </style:style>
    <style:style style:name="T593" style:family="text">
      <style:text-properties officeooo:rsid="00b3093f" fo:background-color="transparent" loext:char-shading-value="0"/>
    </style:style>
    <style:style style:name="T594" style:family="text">
      <style:text-properties officeooo:rsid="00d18a81" fo:background-color="transparent" loext:char-shading-value="0"/>
    </style:style>
    <style:style style:name="T595" style:family="text">
      <style:text-properties officeooo:rsid="002542ea"/>
    </style:style>
    <style:style style:name="T596" style:family="text">
      <style:text-properties officeooo:rsid="00272843"/>
    </style:style>
    <style:style style:name="T597" style:family="text">
      <style:text-properties officeooo:rsid="00312987"/>
    </style:style>
    <style:style style:name="T598" style:family="text">
      <style:text-properties officeooo:rsid="00340f3c"/>
    </style:style>
    <style:style style:name="T599" style:family="text">
      <style:text-properties officeooo:rsid="00350715"/>
    </style:style>
    <style:style style:name="T600" style:family="text">
      <style:text-properties officeooo:rsid="0037ce57"/>
    </style:style>
    <style:style style:name="T601" style:family="text">
      <style:text-properties officeooo:rsid="003a5645"/>
    </style:style>
    <style:style style:name="T602" style:family="text">
      <style:text-properties officeooo:rsid="003c29b2"/>
    </style:style>
    <style:style style:name="T603" style:family="text">
      <style:text-properties officeooo:rsid="003e68df"/>
    </style:style>
    <style:style style:name="T604" style:family="text">
      <style:text-properties officeooo:rsid="00439f73"/>
    </style:style>
    <style:style style:name="T605" style:family="text">
      <style:text-properties officeooo:rsid="004cdc3c"/>
    </style:style>
    <style:style style:name="T606" style:family="text">
      <style:text-properties officeooo:rsid="004d38ad"/>
    </style:style>
    <style:style style:name="T607" style:family="text">
      <style:text-properties officeooo:rsid="00521871"/>
    </style:style>
    <style:style style:name="T608" style:family="text">
      <style:text-properties officeooo:rsid="00565a4a"/>
    </style:style>
    <style:style style:name="T609" style:family="text">
      <style:text-properties officeooo:rsid="0057b4fc"/>
    </style:style>
    <style:style style:name="T610" style:family="text">
      <style:text-properties style:font-weight-asian="bold" style:font-weight-complex="bold"/>
    </style:style>
    <style:style style:name="T611" style:family="text">
      <style:text-properties officeooo:rsid="005fdf30" style:font-weight-asian="bold" style:font-weight-complex="bold"/>
    </style:style>
    <style:style style:name="T612" style:family="text">
      <style:text-properties officeooo:rsid="004e98d7"/>
    </style:style>
    <style:style style:name="T613" style:family="text">
      <style:text-properties officeooo:rsid="006129dd"/>
    </style:style>
    <style:style style:name="T614" style:family="text">
      <style:text-properties officeooo:rsid="00655b03"/>
    </style:style>
    <style:style style:name="T615" style:family="text">
      <style:text-properties officeooo:rsid="0066a86f"/>
    </style:style>
    <style:style style:name="T616" style:family="text">
      <style:text-properties officeooo:rsid="006973e8"/>
    </style:style>
    <style:style style:name="T617" style:family="text">
      <style:text-properties officeooo:rsid="00804fd0"/>
    </style:style>
    <style:style style:name="T618" style:family="text">
      <style:text-properties officeooo:rsid="00b3093f"/>
    </style:style>
    <style:style style:name="T619" style:family="text">
      <style:text-properties officeooo:rsid="0080db45"/>
    </style:style>
    <style:style style:name="T620" style:family="text">
      <style:text-properties officeooo:rsid="008315fe"/>
    </style:style>
    <style:style style:name="T621" style:family="text">
      <style:text-properties officeooo:rsid="008ce52c"/>
    </style:style>
    <style:style style:name="T622" style:family="text">
      <style:text-properties officeooo:rsid="008fc3c9"/>
    </style:style>
    <style:style style:name="T623" style:family="text">
      <style:text-properties officeooo:rsid="00927013"/>
    </style:style>
    <style:style style:name="T624" style:family="text">
      <style:text-properties officeooo:rsid="009b077e"/>
    </style:style>
    <style:style style:name="T625" style:family="text">
      <style:text-properties officeooo:rsid="00a0a8b6"/>
    </style:style>
    <style:style style:name="T626" style:family="text">
      <style:text-properties officeooo:rsid="00a6c7e0"/>
    </style:style>
    <style:style style:name="T627" style:family="text">
      <style:text-properties officeooo:rsid="00b13534"/>
    </style:style>
    <style:style style:name="T628" style:family="text">
      <style:text-properties officeooo:rsid="00b15a42"/>
    </style:style>
    <style:style style:name="T629" style:family="text">
      <style:text-properties officeooo:rsid="00b7cf73"/>
    </style:style>
    <style:style style:name="T630" style:family="text">
      <style:text-properties officeooo:rsid="00b93ad0"/>
    </style:style>
    <style:style style:name="T631" style:family="text">
      <style:text-properties officeooo:rsid="00bb9c22"/>
    </style:style>
    <style:style style:name="T632" style:family="text">
      <style:text-properties officeooo:rsid="00bd3111"/>
    </style:style>
    <style:style style:name="T633" style:family="text">
      <style:text-properties officeooo:rsid="00bdb4ae"/>
    </style:style>
    <style:style style:name="T634" style:family="text">
      <style:text-properties officeooo:rsid="00c10f9c"/>
    </style:style>
    <style:style style:name="T635" style:family="text">
      <style:text-properties style:text-underline-style="solid" style:text-underline-width="auto" style:text-underline-color="font-color"/>
    </style:style>
    <style:style style:name="T636" style:family="text">
      <style:text-properties style:text-underline-style="solid" style:text-underline-width="auto" style:text-underline-color="font-color" officeooo:rsid="00bb9c22"/>
    </style:style>
    <style:style style:name="T637" style:family="text">
      <style:text-properties style:text-underline-style="solid" style:text-underline-width="auto" style:text-underline-color="font-color" officeooo:rsid="01005620"/>
    </style:style>
    <style:style style:name="T638" style:family="text">
      <style:text-properties style:text-underline-style="solid" style:text-underline-width="auto" style:text-underline-color="font-color" officeooo:rsid="01064b74"/>
    </style:style>
    <style:style style:name="T639" style:family="text">
      <style:text-properties officeooo:rsid="00d3b3b5"/>
    </style:style>
    <style:style style:name="T640" style:family="text">
      <style:text-properties officeooo:rsid="00d93b15"/>
    </style:style>
    <style:style style:name="T641" style:family="text">
      <style:text-properties officeooo:rsid="00dcbe95"/>
    </style:style>
    <style:style style:name="T642" style:family="text">
      <style:text-properties officeooo:rsid="00ebe10b"/>
    </style:style>
    <style:style style:name="T643" style:family="text">
      <style:text-properties officeooo:rsid="00ee354f"/>
    </style:style>
    <style:style style:name="T644" style:family="text">
      <style:text-properties officeooo:rsid="00f9f210"/>
    </style:style>
    <style:style style:name="T645" style:family="text">
      <style:text-properties officeooo:rsid="01e4261b"/>
    </style:style>
    <style:style style:name="T646" style:family="text">
      <style:text-properties officeooo:rsid="01e4a99e"/>
    </style:style>
    <style:style style:name="T647" style:family="text">
      <style:text-properties officeooo:rsid="01005620"/>
    </style:style>
    <style:style style:name="T648" style:family="text">
      <style:text-properties officeooo:rsid="010184ae"/>
    </style:style>
    <style:style style:name="T649" style:family="text">
      <style:text-properties officeooo:rsid="0102f7f2"/>
    </style:style>
    <style:style style:name="T650" style:family="text">
      <style:text-properties style:text-underline-style="none"/>
    </style:style>
    <style:style style:name="T651" style:family="text">
      <style:text-properties style:text-underline-style="none" officeooo:rsid="01ea3814"/>
    </style:style>
    <style:style style:name="T652" style:family="text">
      <style:text-properties style:text-underline-style="none" officeooo:rsid="01eb5ae0"/>
    </style:style>
    <style:style style:name="T653" style:family="text">
      <style:text-properties style:text-underline-style="none" officeooo:rsid="01005620"/>
    </style:style>
    <style:style style:name="T654" style:family="text">
      <style:text-properties style:text-underline-style="none" officeooo:rsid="0102f7f2"/>
    </style:style>
    <style:style style:name="T655" style:family="text">
      <style:text-properties style:text-underline-style="none" officeooo:rsid="01ed162e"/>
    </style:style>
    <style:style style:name="T656" style:family="text">
      <style:text-properties style:text-underline-style="none" officeooo:rsid="0109e70c"/>
    </style:style>
    <style:style style:name="T657" style:family="text">
      <style:text-properties style:text-underline-style="none" officeooo:rsid="01ebf5ee"/>
    </style:style>
    <style:style style:name="T658" style:family="text">
      <style:text-properties style:text-underline-style="none" officeooo:rsid="01ede68d"/>
    </style:style>
    <style:style style:name="T659" style:family="text">
      <style:text-properties style:font-name="Liberation Mono"/>
    </style:style>
    <style:style style:name="T660" style:family="text">
      <style:text-properties style:font-name="Liberation Mono" fo:font-size="10pt" style:font-size-asian="10pt" style:font-size-complex="10pt"/>
    </style:style>
    <style:style style:name="T661" style:family="text">
      <style:text-properties style:font-name="Liberation Mono" fo:font-size="10pt" style:text-underline-style="none" officeooo:rsid="01005620" style:font-size-asian="10pt" style:font-size-complex="10pt"/>
    </style:style>
    <style:style style:name="T662" style:family="text">
      <style:text-properties style:font-name="Liberation Mono" officeooo:rsid="0019a2a3"/>
    </style:style>
    <style:style style:name="T663" style:family="text">
      <style:text-properties fo:font-size="10pt" officeooo:rsid="0102f7f2" style:font-size-asian="10pt" style:font-size-complex="10pt"/>
    </style:style>
    <style:style style:name="T664" style:family="text">
      <style:text-properties fo:font-size="10pt" officeooo:rsid="010be377" style:font-size-asian="10pt" style:font-size-complex="10pt"/>
    </style:style>
    <style:style style:name="T665" style:family="text">
      <style:text-properties fo:font-size="10pt" style:text-underline-style="none" officeooo:rsid="0109e70c" style:font-size-asian="10pt" style:font-size-complex="10pt"/>
    </style:style>
    <style:style style:name="T666" style:family="text">
      <style:text-properties fo:font-size="10pt" officeooo:rsid="010be377" style:font-name-asian="Noto Sans Mono CJK SC" style:font-size-asian="10pt" style:font-name-complex="Liberation Mono" style:font-size-complex="10pt"/>
    </style:style>
    <style:style style:name="T667" style:family="text">
      <style:text-properties fo:color="#fd050c"/>
    </style:style>
    <style:style style:name="T668" style:family="text">
      <style:text-properties fo:color="#fd050c" fo:font-weight="bold" style:font-weight-asian="bold" style:font-weight-complex="bold"/>
    </style:style>
    <style:style style:name="T669" style:family="text">
      <style:text-properties fo:color="#fd050c" style:text-underline-style="none" fo:font-weight="bold" officeooo:rsid="01ea3814" style:font-weight-asian="bold" style:font-weight-complex="bold"/>
    </style:style>
    <style:style style:name="T670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671" style:family="text">
      <style:text-properties officeooo:rsid="0103e5aa"/>
    </style:style>
    <style:style style:name="T672" style:family="text">
      <style:text-properties officeooo:rsid="01064b74"/>
    </style:style>
    <style:style style:name="T673" style:family="text">
      <style:text-properties officeooo:rsid="010be377"/>
    </style:style>
    <style:style style:name="T674" style:family="text">
      <style:text-properties officeooo:rsid="01ede68d"/>
    </style:style>
    <style:style style:name="T675" style:family="text">
      <style:text-properties officeooo:rsid="010d8f4e"/>
    </style:style>
    <style:style style:name="T676" style:family="text">
      <style:text-properties officeooo:rsid="01118355"/>
    </style:style>
    <style:style style:name="T677" style:family="text">
      <style:text-properties style:font-name-asian="Noto Sans Mono CJK SC" style:font-name-complex="Liberation Mono"/>
    </style:style>
    <style:style style:name="T678" style:family="text">
      <style:text-properties officeooo:rsid="0116b88c"/>
    </style:style>
    <style:style style:name="T679" style:family="text">
      <style:text-properties officeooo:rsid="01183db2"/>
    </style:style>
    <style:style style:name="T680" style:family="text">
      <style:text-properties officeooo:rsid="011a34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7">0) general:</text:p>
      <text:p text:style-name="P4"/>
      <text:p text:style-name="P159"><text:span text:style-name="T9">-</text:span><text:span text:style-name="T10">&gt; </text:span><text:span text:style-name="T9">// </text:span>- single line comments</text:p>
      <text:p text:style-name="P159"><text:span text:style-name="T9">-</text:span><text:span text:style-name="T10">&gt; </text:span><text:span text:style-name="T9">/*</text:span><text:span text:style-name="T8"> … </text:span><text:span text:style-name="T9">*/</text:span><text:span text:style-name="T8"> </text:span>- multiple line comments </text:p>
      <text:p text:style-name="P159"><text:span text:style-name="T9">-</text:span><text:span text:style-name="T12">&gt; int main() {... </text:span><text:span text:style-name="T13">return 0;</text:span><text:span text:style-name="T12">} </text:span><text:span text:style-name="T186">- starting point of program execution.</text:span></text:p>
      <text:p text:style-name="P5"><text:span text:style-name="T11">-&gt; sizeof() </text:span><text:span text:style-name="T1">- </text:span>Yields the size in bytes of the object representation of type</text:p>
      <text:p text:style-name="Preformatted_20_Text"><text:tab/><text:span text:style-name="T195">sizeof(int)<text:tab/></text:span><text:span text:style-name="T434"><text:tab/><text:tab/><text:tab/><text:tab/><text:tab/><text:tab/><text:tab/><text:tab/># out: 4</text:span></text:p>
      <text:p text:style-name="Preformatted_20_Text"><text:span text:style-name="T9">-</text:span><text:span text:style-name="T14">&gt; using namespace …;</text:span><text:span text:style-name="T187"> - defining namespace</text:span></text:p>
      <text:p text:style-name="Preformatted_20_Text"><text:tab/><text:span text:style-name="T194">using namespace std;</text:span></text:p>
      <text:p text:style-name="P16"><text:span text:style-name="T14">-</text:span><text:span text:style-name="T15">&gt; using …;</text:span><text:span text:style-name="T304"> - enable to specify only what you need</text:span></text:p>
      <text:p text:style-name="Preformatted_20_Text"><text:span text:style-name="T447"><text:tab/></text:span><text:span text:style-name="T196">using std::cin;</text:span></text:p>
      <text:p text:style-name="Preformatted_20_Text"><text:span text:style-name="T9">-</text:span><text:span text:style-name="T16">&gt; </text:span><text:span text:style-name="T90">&lt;&lt;</text:span><text:span text:style-name="T16"> </text:span><text:span text:style-name="T305">- insertion operator</text:span></text:p>
      <text:p text:style-name="Preformatted_20_Text"><text:span text:style-name="T9">-</text:span><text:span text:style-name="T16">&gt; &gt;&gt;</text:span><text:span text:style-name="T305"> - extraction operator</text:span></text:p>
      <text:p text:style-name="Preformatted_20_Text"><text:span text:style-name="T9">-</text:span><text:span text:style-name="T23">&gt; const</text:span><text:span text:style-name="T587"> – declare constant variable, function</text:span></text:p>
      <text:p text:style-name="Preformatted_20_Text"><text:tab/><text:span text:style-name="T193">const int months_in_year {12};</text:span></text:p>
      <text:p text:style-name="P161"><text:span text:style-name="T73">-</text:span><text:span text:style-name="T74">&gt; </text:span><text:span text:style-name="T75">static_cast&lt;data_type&gt;(variable)</text:span><text:span text:style-name="T590"> - </text:span>e<text:span text:style-name="T590">xplicit type casting</text:span></text:p>
      <text:p text:style-name="P161"><text:tab/><text:span text:style-name="T188">num3 = </text:span><text:span text:style-name="T189">static_cast&lt;double&gt;(num1)</text:span><text:span text:style-name="T188"> / num2</text:span></text:p>
      <text:p text:style-name="P157"><text:span text:style-name="T9">-</text:span><text:span text:style-name="T27">&gt; !, &amp;&amp;, ||</text:span><text:span text:style-name="T596"> - logical operators: not, and, or</text:span></text:p>
      <text:p text:style-name="P18"><text:tab/><text:span text:style-name="T210">w</text:span><text:span text:style-name="T211">ithin_bounds = (num &gt; lower &amp;&amp; num &lt; upper)</text:span><text:span text:style-name="T337"> -</text:span><text:span text:style-name="T338"> important parenthesis </text:span><text:span text:style-name="T339">for <text:tab/><text:tab/>logical expressions</text:span></text:p>
      <text:p text:style-name="P18"><text:span text:style-name="T99">-</text:span><text:span text:style-name="T120">&gt; &amp;&amp; &gt; || </text:span><text:span text:style-name="T350">- &amp;&amp; has precedence over ||, this means that parentheses are placed <text:tab/>to evaluate what would be evaluated together.</text:span></text:p>
      <text:p text:style-name="P21"/>
      <text:p text:style-name="P18"><text:span text:style-name="T99">-</text:span><text:span text:style-name="T101">&gt; if, else if, else</text:span><text:span text:style-name="T341"> – conditionals</text:span></text:p>
      <text:p text:style-name="P70"><text:tab/>if (expr) {...;}</text:p>
      <text:p text:style-name="P70"><text:tab/>else if (expr) {...;}</text:p>
      <text:p text:style-name="P71"><text:tab/>else {...;}</text:p>
      <text:p text:style-name="P134"><text:span text:style-name="T101">-</text:span><text:span text:style-name="T121">&gt; goto </text:span><text:span text:style-name="T513">- </text:span><text:span text:style-name="T351">A </text:span><text:span text:style-name="T325">goto</text:span><text:span text:style-name="T351"> statement provides an unconditional jump from the goto to a </text:span><text:span text:style-name="T493"><text:tab/>labeled statement in the same function. It is discouraged to used.</text:span></text:p>
      <text:p text:style-name="P80"><text:tab/>if (n &gt; 10) goto label; </text:p>
      <text:p text:style-name="P80"><text:tab/>...</text:p>
      <text:p text:style-name="P80"><text:tab/>label: std::cout &lt;&lt; “Breaking out of nest for loops.” &lt;&lt; std::endl;</text:p>
      <text:p text:style-name="P22"><text:span text:style-name="T9">-&gt; (cond_expr) ? expr1 : expr2 </text:span>- short form of ‘if’ statement</text:p>
      <text:p text:style-name="P67"><text:span text:style-name="T344"><text:tab/></text:span><text:span text:style-name="T343">cout &lt;&lt; num &lt;&lt; " is " &lt;&lt; ( (num %2 ==0) ? "even" : "odd" <text:s/>) &lt;&lt; endl;</text:span></text:p>
      <text:p text:style-name="P19"><text:span text:style-name="T99">-</text:span><text:span text:style-name="T102">&gt; switch </text:span><text:span text:style-name="T320">–</text:span><text:span text:style-name="T342"> used for multiply if statements</text:span></text:p>
      <text:p text:style-name="P143"><text:span text:style-name="T5"><text:tab/>switch</text:span>(expression) {</text:p>
      <text:p text:style-name="P144"><text:tab/> <text:s text:c="2"/><text:tab/><text:span text:style-name="T5">case</text:span> constant-expression:</text:p>
      <text:p text:style-name="P144"><text:s text:c="6"/><text:tab/><text:tab/>statement(s);</text:p>
      <text:p text:style-name="P144"><text:s text:c="6"/><text:tab/><text:tab/><text:span text:style-name="T5">break</text:span>; <text:tab/>//optional</text:p>
      <text:p text:style-name="P144"><text:s text:c="3"/><text:tab/><text:tab/>// you can have any number of case statements.</text:p>
      <text:p text:style-name="P144"><text:s text:c="3"/><text:tab/><text:tab/><text:span text:style-name="T5">default</text:span>: <text:tab/><text:tab/>//Optional</text:p>
      <text:p text:style-name="P144"><text:s text:c="6"/><text:tab/><text:tab/>statement(s);<text:tab/>}</text:p>
      <text:p text:style-name="P19"><text:span text:style-name="T99">-</text:span><text:span text:style-name="T100">&gt; for (int i = 0; i &lt; n; </text:span><text:span text:style-name="T122">++</text:span><text:span text:style-name="T100">i){...;}</text:span><text:span text:style-name="T340"> - basic for loop</text:span></text:p>
      <text:p text:style-name="P147"><text:tab/>for (int i {1}<text:span text:style-name="T5">,</text:span> j {5} ; i &lt;= 5; ++i<text:span text:style-name="T5">,</text:span> ++j) {</text:p>
      <text:p text:style-name="P147"><text:tab/><text:tab/>cout &lt;&lt; i &lt;&lt; “ * “ &lt;&lt; j &lt;&lt; “ : “ &lt;&lt; (i * j) &lt;&lt; endl;</text:p>
      <text:p text:style-name="P149"><text:tab/>}</text:p>
      <text:p text:style-name="P93"><text:span text:style-name="T103">-</text:span><text:span text:style-name="T104">&gt; </text:span><text:span text:style-name="T105">for (var_type var_name: sequence) {...;</text:span><text:span text:style-name="T91">}</text:span><text:span text:style-name="T308"> - range-based for loops</text:span></text:p>
      <text:p text:style-name="P68"><text:span text:style-name="T308"><text:tab/></text:span><text:span text:style-name="T309">for (</text:span><text:span text:style-name="T316">auto</text:span><text:span text:style-name="T310">/</text:span><text:span text:style-name="T317">int</text:span><text:span text:style-name="T309"> score : scores) </text:span></text:p>
      <text:p text:style-name="P82"><text:tab/><text:tab/>cout &lt;&lt; score &lt;&lt; endl;</text:p>
      <text:p text:style-name="P38"><text:tab/>If the values stored in the range are expensive to copy, you may want to <text:tab/>use const auto &amp;val.</text:p>
      <text:p text:style-name="P89"><text:span text:style-name="T308"><text:tab/></text:span><text:span text:style-name="T309">for (</text:span><text:span text:style-name="T318">const</text:span><text:span text:style-name="T312"> </text:span><text:span text:style-name="T316">auto</text:span><text:span text:style-name="T309"> </text:span><text:span text:style-name="T313">&amp;</text:span><text:span text:style-name="T312">val</text:span><text:span text:style-name="T309"> : </text:span><text:span text:style-name="T312">values</text:span><text:span text:style-name="T309">) </text:span></text:p>
      <text:p text:style-name="P83"><text:tab/><text:tab/>cout &lt;&lt; <text:span text:style-name="T626">val</text:span> &lt;&lt; endl;<text:tab/></text:p>
      <text:p text:style-name="P94"><text:span text:style-name="T103">-</text:span><text:span text:style-name="T106">&gt; </text:span><text:span text:style-name="T107">while (expression) {...;</text:span><text:span text:style-name="T106">}</text:span><text:span text:style-name="T396"> </text:span><text:span text:style-name="T497">- basic while loop</text:span></text:p>
      <text:p text:style-name="P94"><text:span text:style-name="T106">-&gt; </text:span><text:span text:style-name="T108">do {...;</text:span><text:span text:style-name="T106">} while (expression);</text:span><text:span text:style-name="T497"> - basic do-while loop</text:span></text:p>
      <text:p text:style-name="P69"><text:span text:style-name="T337"><text:tab/></text:span><text:span text:style-name="T345">int number {};</text:span></text:p>
      <text:p text:style-name="P148"><text:tab/><text:tab/>do {</text:p>
      <text:p text:style-name="P148"><text:tab/><text:tab/><text:tab/>cout &lt;&lt; “Enter an integer between 1 and 5: “;</text:p>
      <text:p text:style-name="P148"><text:tab/><text:tab/><text:tab/>cin &gt;&gt; number;</text:p>
      <text:p text:style-name="P72"><text:tab/><text:tab/>} while (number &lt;= 1 || number &gt;= 5);</text:p>
      <text:p text:style-name="P20"><text:soft-page-break/><text:span text:style-name="T9">-</text:span><text:span text:style-name="T29">&gt; abs()</text:span><text:span text:style-name="T599"> - return absolute value</text:span></text:p>
      <text:p text:style-name="P20"><text:tab/><text:span text:style-name="T285">int n = std::abs(-10);</text:span></text:p>
      <text:p text:style-name="P20"><text:span text:style-name="T9">-</text:span><text:span text:style-name="T33">&gt; (int)c / (char)n </text:span><text:span text:style-name="T603">– conversion betwee</text:span><text:span text:style-name="T379">n int and char </text:span><text:span text:style-name="T380">for letters eg. ‘a’</text:span></text:p>
      <text:p text:style-name="P181"><text:tab/>int n = (int)arr[i] + 1;</text:p>
      <text:p text:style-name="P185"><text:tab/>char c = (char)n;</text:p>
      <text:p text:style-name="P23"><text:span text:style-name="T9">-</text:span><text:span text:style-name="T39">&gt; (int)a – int(‘0’)</text:span><text:span text:style-name="T609"> – conversion from character digits to int (trick), if ‘a’ <text:tab/>is a digit between 0-9</text:span></text:p>
      <text:p text:style-name="P146"><text:span text:style-name="T141">-</text:span><text:span text:style-name="T142">&gt; decltype() </text:span><text:span text:style-name="T527">- i</text:span>nspects the declared type of an entity or the type and value <text:tab/>cat<text:span text:style-name="T307">egory of an expression. </text:span></text:p>
      <text:p text:style-name="P196"><text:tab/>const int x = 123;</text:p>
      <text:p text:style-name="P150"><text:tab/><text:span text:style-name="T188">a</text:span><text:span text:style-name="T295">u</text:span><text:span text:style-name="T188">to y = x;</text:span><text:tab/><text:tab/><text:tab/>// y has type int</text:p>
      <text:p text:style-name="P150"><text:tab/><text:span text:style-name="T188">decltype(auto) z = x; <text:tab/></text:span>// z has type const int, the declared type of x</text:p>
      <text:p text:style-name="P63"><text:span text:style-name="T591">-</text:span><text:span text:style-name="T592">&gt; </text:span><text:span text:style-name="T593">r</text:span><text:span text:style-name="T594">eturn_type</text:span><text:span text:style-name="T593"> function_name(parameters) </text:span><text:span text:style-name="T618">{<text:tab/><text:tab/></text:span><text:span text:style-name="T471">- </text:span><text:span text:style-name="T472">regular function</text:span></text:p>
      <text:p text:style-name="P192"><text:tab/>statements(s);</text:p>
      <text:p text:style-name="P191"><text:tab/>return 0;<text:span text:style-name="T591">}</text:span></text:p>
      <text:p text:style-name="P113"><text:span text:style-name="T103">-</text:span><text:span text:style-name="T111">&gt; </text:span><text:span text:style-name="T112">void function_name(</text:span><text:span text:style-name="T111">parameters</text:span><text:span text:style-name="T112">) {<text:tab/><text:tab/><text:tab/><text:tab/></text:span><text:span text:style-name="T500">- </text:span><text:span text:style-name="T490">void</text:span><text:span text:style-name="T501"> function</text:span></text:p>
      <text:p text:style-name="P191"><text:tab/>statements(s);</text:p>
      <text:p text:style-name="P191"><text:tab/>return; // optional}</text:p>
      <text:p text:style-name="P194"><text:span text:style-name="T112">-</text:span><text:span text:style-name="T116">&gt; int multiply(int a, int b = 1); </text:span><text:span text:style-name="T526">default values must be specified in function <text:tab/>declaration</text:span></text:p>
      <text:p text:style-name="P193"><text:span text:style-name="T9">-</text:span><text:span text:style-name="T48">&gt; </text:span><text:span text:style-name="T9">int function_name(</text:span><text:span text:style-name="T49">int a</text:span><text:span text:style-name="T9">);</text:span> - <text:span text:style-name="T619">function prototype</text:span></text:p>
      <text:p text:style-name="P46"><text:span text:style-name="T8">-</text:span><text:span text:style-name="T173">&gt; </text:span><text:span text:style-name="T152">void scale_number(int &amp;num);</text:span><text:span text:style-name="T346"> - </text:span><text:span text:style-name="T347">pass by reference</text:span></text:p>
      <text:p text:style-name="P8"><text:span text:style-name="T8">-</text:span><text:span text:style-name="T174">&gt; static </text:span><text:span text:style-name="T620">–</text:span><text:span text:style-name="T440"> variable declared with keyword static preserves its value between <text:tab/>function calls</text:span></text:p>
      <text:p text:style-name="P9"><text:span text:style-name="T440"><text:tab/></text:span><text:span text:style-name="T212">static int value {10};</text:span></text:p>
      <text:p text:style-name="P10"><text:span text:style-name="T8">-</text:span><text:span text:style-name="T175">&gt; inline </text:span><text:span text:style-name="T441">- </text:span><text:span text:style-name="T348">suggest to the compiler to compile </text:span><text:span text:style-name="T349">function</text:span><text:span text:style-name="T348"> ‘inline’</text:span></text:p>
      <text:p text:style-name="P10"><text:tab/><text:span text:style-name="T244">inline</text:span><text:span text:style-name="T213"> int add_number(int a, int b) {...;</text:span><text:span text:style-name="T214">}</text:span><text:tab/></text:p>
      <text:p text:style-name="P195"><text:span text:style-name="T117">-</text:span><text:span text:style-name="T118">&gt; </text:span><text:span text:style-name="T119">nullptr</text:span><text:span text:style-name="T117">;</text:span><text:span text:style-name="T510"> - </text:span><text:span text:style-name="T512">a</text:span><text:span text:style-name="T511"> keyword denoting a null pointer constant. It can be converted to <text:tab/>any pointer or pointer-to-member type, yielding a null pointer of the <text:tab/>resulting type.</text:span></text:p>
      <text:p text:style-name="P8"/>
      <text:p text:style-name="P47">0) class:</text:p>
      <text:p text:style-name="P14"><text:span text:style-name="T8">-&gt; this </text:span><text:span text:style-name="T433">- is a pointer to the instance of the class on which the</text:span></text:p>
      <text:p text:style-name="P126"><text:tab/>function was called. <text:span text:style-name="T5">this</text:span> cannot be used in a static member function.</text:p>
      <text:p text:style-name="P8"/>
      <text:p text:style-name="P8">1) variables:</text:p>
      <text:p text:style-name="P51"/>
      <text:p text:style-name="P152"><text:span text:style-name="T19">-</text:span><text:span text:style-name="T20">&gt; </text:span><text:span text:style-name="T19">int age;</text:span><text:span text:style-name="T429"> - uninitiliazed </text:span><text:span text:style-name="T430">(not a good practice)</text:span></text:p>
      <text:p text:style-name="P151"><text:span text:style-name="T20">-&gt; </text:span><text:span text:style-name="T19">int age = 21; </text:span><text:span text:style-name="T429">- C-like initilization</text:span></text:p>
      <text:p text:style-name="P151"><text:span text:style-name="T19">-</text:span><text:span text:style-name="T20">&gt; </text:span><text:span text:style-name="T19">int age (21); </text:span><text:span text:style-name="T429">- Constructor initilization</text:span></text:p>
      <text:p text:style-name="P151"><text:span text:style-name="T19">-</text:span><text:span text:style-name="T20">&gt; </text:span><text:span text:style-name="T19">int age {21}; </text:span><text:span text:style-name="T429">- c++11 list initilization syntax; helps to catch an error, <text:tab/></text:span><text:span text:style-name="T208">recommended</text:span><text:span text:style-name="T429"> <text:tab/></text:span></text:p>
      <text:p text:style-name="P154"><text:span text:style-name="T9">-</text:span><text:span text:style-name="T20">&gt; </text:span><text:span text:style-name="T9">unsigned</text:span><text:span text:style-name="T8">/signed </text:span><text:span text:style-name="T9">short</text:span><text:span text:style-name="T8"> int</text:span> # at least 16 bits / <text:span text:style-name="T678">2 bytes </text:span></text:p>
      <text:p text:style-name="P154"><text:span text:style-name="T9">-</text:span><text:span text:style-name="T20">&gt; </text:span><text:span text:style-name="T9">unsigned</text:span><text:span text:style-name="T8">/signed </text:span><text:span text:style-name="T9">int</text:span><text:span text:style-name="T8"> </text:span># at least 16 bits / <text:span text:style-name="T678">on 64bits system 4 bytes</text:span></text:p>
      <text:p text:style-name="P154"><text:span text:style-name="T9">-</text:span><text:span text:style-name="T20">&gt; </text:span><text:span text:style-name="T9">unsigned</text:span><text:span text:style-name="T8">/signed </text:span><text:span text:style-name="T9">long</text:span><text:span text:style-name="T8"> int</text:span> # # at least 32 bits</text:p>
      <text:p text:style-name="P154"><text:span text:style-name="T9">-</text:span><text:span text:style-name="T20">&gt; </text:span><text:span text:style-name="T9">unsigned/signed long long int </text:span><text:span text:style-name="T447"># at least 64 bits</text:span></text:p>
      <text:p text:style-name="P153"><text:span text:style-name="T9">-</text:span><text:span text:style-name="T20">&gt; </text:span><text:span text:style-name="T9">float</text:span> – 7 decimal digits</text:p>
      <text:p text:style-name="P152"><text:span text:style-name="T21">-</text:span><text:span text:style-name="T20">&gt; </text:span><text:span text:style-name="T21">double</text:span><text:span text:style-name="T585"> – 15 decimal digits</text:span></text:p>
      <text:p text:style-name="P153"><text:span text:style-name="T9">-</text:span><text:span text:style-name="T20">&gt; </text:span><text:span text:style-name="T9">long double</text:span><text:span text:style-name="T8"> </text:span>– 19 decimal digits</text:p>
      <text:p text:style-name="P153"><text:span text:style-name="T9">-</text:span><text:span text:style-name="T22">&gt; bool </text:span><text:span text:style-name="T586">– true/false</text:span></text:p>
      <text:p text:style-name="Preformatted_20_Text"/>
      <text:p text:style-name="P13">2) pointers:</text:p>
      <text:p text:style-name="Preformatted_20_Text"/>
      <text:p text:style-name="P115"><text:span text:style-name="T9">-</text:span><text:span text:style-name="T71">&gt; </text:span><text:span text:style-name="Source_20_Text"><text:span text:style-name="T123">type *name </text:span></text:span><text:span text:style-name="Source_20_Text"><text:span text:style-name="T124">{nullptr}</text:span></text:span><text:span text:style-name="Source_20_Text"><text:span text:style-name="T123">;</text:span></text:span><text:span text:style-name="Source_20_Text"><text:span text:style-name="T215"> </text:span></text:span><text:span text:style-name="Source_20_Text"><text:span text:style-name="T515">- </text:span></text:span><text:span text:style-name="Source_20_Text"><text:span text:style-name="T514">pointer declaration</text:span></text:span></text:p>
      <text:p text:style-name="P115"><text:span text:style-name="Source_20_Text"><text:span text:style-name="T217"><text:tab/></text:span></text:span><text:span text:style-name="Variable"><text:span text:style-name="T217">char</text:span></text:span><text:span text:style-name="Source_20_Text"><text:span text:style-name="T217"> *</text:span></text:span><text:span text:style-name="Source_20_Text"><text:span text:style-name="T238">c</text:span></text:span><text:span text:style-name="Source_20_Text"><text:span text:style-name="T217"> </text:span></text:span><text:span text:style-name="Source_20_Text"><text:span text:style-name="T216">{</text:span></text:span><text:span text:style-name="Source_20_Text"><text:span text:style-name="T270">nullptr</text:span></text:span><text:span text:style-name="Source_20_Text"><text:span text:style-name="T216">}</text:span></text:span><text:span text:style-name="Source_20_Text"><text:span text:style-name="T217">;</text:span></text:span><text:span text:style-name="Source_20_Text"><text:span text:style-name="T397"> </text:span></text:span><text:span text:style-name="Source_20_Text"><text:span text:style-name="T514">- points to nowhere</text:span></text:span></text:p>
      <text:p text:style-name="P115"><text:span text:style-name="Source_20_Text"><text:span text:style-name="T397"><text:tab/></text:span></text:span><text:span text:style-name="Source_20_Text"><text:span text:style-name="T217">int *num;</text:span></text:span><text:span text:style-name="Source_20_Text"><text:span text:style-name="T397"> - </text:span></text:span><text:span text:style-name="Source_20_Text"><text:span text:style-name="T504">uninitiliazed pointer points to ‘garbage data’</text:span></text:span></text:p>
      <text:p text:style-name="P115"><text:span text:style-name="Source_20_Text"><text:span text:style-name="T504"><text:tab/></text:span></text:span><text:span text:style-name="Variable"><text:span text:style-name="T220">double</text:span></text:span><text:span text:style-name="Source_20_Text"><text:span text:style-name="T220"> *decimals </text:span></text:span><text:span text:style-name="Source_20_Text"><text:span text:style-name="T216">{}</text:span></text:span><text:span text:style-name="Source_20_Text"><text:span text:style-name="T220">;</text:span></text:span><text:span text:style-name="Source_20_Text"><text:span text:style-name="T504"> - initialized pointer, points to 0</text:span></text:span></text:p>
      <text:p text:style-name="P116"><text:span text:style-name="Source_20_Text"><text:span text:style-name="T504"><text:tab/></text:span></text:span><text:span text:style-name="Source_20_Text"><text:span text:style-name="T219">int *num2_ptr {&amp;num2};<text:tab/></text:span></text:span><text:span text:style-name="Source_20_Text"><text:span text:style-name="T400"><text:tab/></text:span></text:span><text:span text:style-name="Source_20_Text"><text:span text:style-name="T505">// </text:span></text:span><text:span text:style-name="Source_20_Text"><text:span text:style-name="T504">pointer to num2</text:span></text:span></text:p>
      <text:p text:style-name="P115"><text:span text:style-name="Source_20_Text"><text:span text:style-name="T125">-&gt; *ptr; - pointer dereferencing</text:span></text:span></text:p>
      <text:p text:style-name="P116"><text:span text:style-name="Source_20_Text"><text:span text:style-name="T217"><text:tab/></text:span></text:span><text:span text:style-name="Source_20_Text"><text:span text:style-name="T221">(*ptr).at(0) = 5;</text:span></text:span></text:p>
      <text:p text:style-name="P116"><text:span text:style-name="Source_20_Text"><text:span text:style-name="T221"><text:tab/>ptr-&gt;at(1) = 10;</text:span></text:span></text:p>
      <text:p text:style-name="P116"><text:span text:style-name="Source_20_Text"><text:span text:style-name="T125">-</text:span></text:span><text:span text:style-name="Source_20_Text"><text:span text:style-name="T126">&gt; </text:span></text:span><text:span text:style-name="Source_20_Text"><text:span text:style-name="T127">num2_ptr = nullptr; <text:s/></text:span></text:span><text:span text:style-name="Source_20_Text"><text:span text:style-name="T505"><text:s text:c="10"/>// 'nulling out' the pointer</text:span></text:span></text:p>
      <text:p text:style-name="P115"><text:soft-page-break/><text:span text:style-name="Source_20_Text"><text:span text:style-name="T125">-</text:span></text:span><text:span text:style-name="Source_20_Text"><text:span text:style-name="T126">&gt; dynamic memory allocation with ‘new’ and ‘delete’</text:span></text:span></text:p>
      <text:p text:style-name="P116"><text:span text:style-name="Source_20_Text"><text:span text:style-name="T218"><text:tab/></text:span></text:span><text:span text:style-name="Source_20_Text"><text:span text:style-name="T222">int *int_ptr {nullptr};<text:tab/></text:span></text:span><text:span text:style-name="Source_20_Text"><text:span text:style-name="T402"><text:tab/></text:span></text:span></text:p>
      <text:p text:style-name="P116"><text:span text:style-name="Source_20_Text"><text:span text:style-name="T222"><text:tab/>int_ptr = </text:span></text:span><text:span text:style-name="Source_20_Text"><text:span text:style-name="T273">new</text:span></text:span><text:span text:style-name="Source_20_Text"><text:span text:style-name="T222"> int;<text:tab/></text:span></text:span><text:span text:style-name="Source_20_Text"><text:span text:style-name="T402"><text:tab/><text:tab/></text:span></text:span><text:span text:style-name="Source_20_Text"><text:span text:style-name="T506">// allocating an int on the heap</text:span></text:span></text:p>
      <text:p text:style-name="P116"><text:span text:style-name="T188"><text:tab/></text:span><text:span text:style-name="T274">delete</text:span><text:span text:style-name="T223"> int_ptr;<text:tab/></text:span><text:span text:style-name="T507"><text:tab/><text:tab/><text:tab/>// frees the allocated storage</text:span></text:p>
      <text:p text:style-name="P117"><text:span text:style-name="T128">-</text:span><text:span text:style-name="T129">&gt; </text:span><text:span text:style-name="Source_20_Text"><text:span text:style-name="T126">dynamic memory allocation </text:span></text:span><text:span text:style-name="Source_20_Text"><text:span text:style-name="T94">for an array</text:span></text:span></text:p>
      <text:p text:style-name="P117"><text:span text:style-name="Source_20_Text"><text:span text:style-name="T237"><text:tab/></text:span></text:span><text:span text:style-name="Source_20_Text"><text:span text:style-name="T239">int *array_ptr {nullptr};</text:span></text:span></text:p>
      <text:p text:style-name="P117"><text:span text:style-name="Source_20_Text"><text:span text:style-name="T408"><text:tab/></text:span></text:span><text:span text:style-name="Source_20_Text"><text:span text:style-name="T280">array_ptr = new int[size]</text:span></text:span><text:span text:style-name="Source_20_Text"><text:span text:style-name="T239">;</text:span></text:span><text:span text:style-name="Source_20_Text"><text:span text:style-name="T491"><text:tab/><text:tab/>// allocate array on the heap</text:span></text:span></text:p>
      <text:p text:style-name="P117"><text:span text:style-name="Source_20_Text"><text:span text:style-name="T395"><text:tab/></text:span></text:span><text:span text:style-name="Source_20_Text"><text:span text:style-name="T281">delete</text:span></text:span><text:span text:style-name="Source_20_Text"><text:span text:style-name="T240"> </text:span></text:span><text:span text:style-name="Source_20_Text"><text:span text:style-name="T281">[]</text:span></text:span><text:span text:style-name="Source_20_Text"><text:span text:style-name="T240"> </text:span></text:span><text:span text:style-name="Source_20_Text"><text:span text:style-name="T281">array_ptr</text:span></text:span><text:span text:style-name="Source_20_Text"><text:span text:style-name="T240">;<text:tab/></text:span></text:span><text:span text:style-name="Source_20_Text"><text:span text:style-name="T492"><text:tab/><text:tab/>// frees allocated storage</text:span></text:span></text:p>
      <text:p text:style-name="P118"><text:span text:style-name="T128">-</text:span><text:span text:style-name="T130">&gt; </text:span><text:span text:style-name="T131">const int *score_ptr {&amp;high_score};</text:span><text:span text:style-name="T404"> - </text:span><text:span text:style-name="T553">pointers to constant</text:span></text:p>
      <text:p text:style-name="P119"><text:span text:style-name="T166">-</text:span><text:span text:style-name="T167">&gt; </text:span><text:span text:style-name="T166">int *const score_ptr {&amp;high_score};</text:span><text:span text:style-name="T410"> </text:span><text:span text:style-name="T551">- </text:span><text:span text:style-name="T552">constant pointer </text:span></text:p>
      <text:p text:style-name="P116"><text:span text:style-name="T507">-</text:span><text:span text:style-name="T509">&gt; passing pointers to a function (pass-by reference)</text:span></text:p>
      <text:p text:style-name="P118"><text:span text:style-name="T509"><text:tab/></text:span><text:span text:style-name="T224">void double_data(</text:span><text:span text:style-name="T277">int *int_ptr</text:span><text:span text:style-name="T224">) {</text:span><text:span text:style-name="T277">*int_ptr</text:span><text:span text:style-name="T224"> *= 2;</text:span><text:span text:style-name="T225">}</text:span></text:p>
      <text:p text:style-name="P116"><text:span text:style-name="T507">-</text:span><text:span text:style-name="T509">&gt; return a pointer from a function</text:span></text:p>
      <text:p text:style-name="P118"><text:span text:style-name="T509"><text:tab/></text:span><text:span text:style-name="T278">int *</text:span><text:span text:style-name="T226">create_array(size_t size, int init_value = 0);</text:span></text:p>
      <text:p text:style-name="P197"/>
      <text:p text:style-name="P218">3) smart pointers:</text:p>
      <text:p text:style-name="P214"/>
      <text:p text:style-name="P214"><text:span text:style-name="T9">-&gt; include &lt;memory&gt; </text:span>- library for smart pointers</text:p>
      <text:p text:style-name="P215"><text:span text:style-name="T9">-&gt; </text:span><text:span text:style-name="T72">std::smart_pointer&lt;Some_Class&gt; ptr = ...;</text:span><text:span text:style-name="T645"> <text:s/>- </text:span><text:span text:style-name="T635">g</text:span><text:span text:style-name="T650">eneral declaration</text:span><text:tab/></text:p>
      <text:p text:style-name="P221"><text:span text:style-name="T184">-</text:span><text:span text:style-name="T185">&gt; unique pointer</text:span><text:span text:style-name="T578"> - </text:span>smart pointer with unique object ownership semantics </text:p>
      <text:p text:style-name="P214">-<text:span text:style-name="T647">&gt; </text:span><text:span text:style-name="T637">unique pointer initialization</text:span><text:span text:style-name="T647">:</text:span></text:p>
      <text:p text:style-name="P216"><text:tab/>a) list initialization: </text:p>
      <text:p text:style-name="P216"><text:span text:style-name="T651"><text:tab/><text:tab/></text:span><text:span text:style-name="T296">std::unique_ptr&lt;int&gt; p1 {new int {100} };</text:span></text:p>
      <text:p text:style-name="P234"><text:tab/><text:span text:style-name="T647">b) with construction:</text:span></text:p>
      <text:p text:style-name="P236"><text:span text:style-name="T575"><text:tab/><text:tab/></text:span><text:span text:style-name="T301">std::unique_ptr&lt;std::string&gt; s_p(new std::string("Hello, world!"))</text:span><text:span text:style-name="T425">;</text:span></text:p>
      <text:p text:style-name="P233"><text:span text:style-name="T178">-&gt; unique_ptr.get()</text:span><text:span text:style-name="T653"> - </text:span><text:span text:style-name="T647">Returns a pointer to the managed object or nullptr if no <text:tab/>object is owned. </text:span></text:p>
      <text:p text:style-name="P237"><text:span text:style-name="T661"><text:tab/>std::unique_ptr&lt;std::string&gt; s_p(new std::string("Hello, world!"));</text:span></text:p>
      <text:p text:style-name="P225"><text:span text:style-name="T326"><text:s text:c="4"/><text:tab/>std::string *s = s_p.get();</text:span></text:p>
      <text:p text:style-name="P213"><text:span text:style-name="T9">-</text:span><text:span text:style-name="T65">&gt; unique_ptr.reset() </text:span><text:span text:style-name="T648">- </text:span>replaces the managed object. <text:span text:style-name="T679">W</text:span><text:span text:style-name="T648">ith no parameters it <text:tab/>redirects pointer to nullptr.</text:span></text:p>
      <text:p text:style-name="P233"><text:span text:style-name="T178">-</text:span><text:span text:style-name="T179">&gt; std::move() </text:span><text:span text:style-name="T654">- to move ownership of unique_ptr to another object since <text:tab/>unique_ptr cannot be copied</text:span></text:p>
      <text:p text:style-name="P226"><text:tab/><text:span text:style-name="T652">std::vector&lt;std::unique_ptr&lt;int&gt;&gt; vec;</text:span></text:p>
      <text:p text:style-name="P238"><text:tab/>std::unique_ptr&lt;int&gt; ptr {new int{100}};</text:p>
      <text:p text:style-name="P235"><text:tab/><text:span text:style-name="T667">vec.push_back(ptr);</text:span><text:tab/><text:tab/><text:tab/><text:span text:style-name="T668">// Error – copy not allowed</text:span></text:p>
      <text:p text:style-name="P220"><text:tab/><text:span text:style-name="T188">vec.push_back(std::move(ptr));</text:span></text:p>
      <text:p text:style-name="P217"><text:span text:style-name="T66">-</text:span><text:span text:style-name="T67">&gt; make_unique&lt;type&gt;(value); </text:span><text:span text:style-name="T649">- </text:span>creates a unique pointer that manages a new <text:tab/>object </text:p>
      <text:p text:style-name="P217"><text:s text:c="4"/><text:tab/><text:span text:style-name="T671">a)</text:span> Use the default constructor <text:span text:style-name="T649">of class Vec3</text:span></text:p>
      <text:p text:style-name="P225"><text:span text:style-name="T326"><text:s text:c="4"/><text:tab/>std::unique_ptr&lt;Vec3&gt; v1 = std::make_unique&lt;Vec3&gt;();</text:span></text:p>
      <text:p text:style-name="P213"><text:s text:c="4"/><text:tab/><text:span text:style-name="T671">b)</text:span> Use the constructor that matches these arguments</text:p>
      <text:p text:style-name="P219"><text:span text:style-name="T579"><text:s text:c="4"/><text:tab/></text:span><text:span text:style-name="T241">std::unique_ptr&lt;Vec3&gt; v2 = std::make_unique&lt;Vec3&gt;(0, 1, 2);</text:span></text:p>
      <text:p text:style-name="P213"><text:s text:c="4"/><text:tab/><text:span text:style-name="T671">c)</text:span> Create a unique_ptr to an array of 5 elements</text:p>
      <text:p text:style-name="P141"><text:span text:style-name="T495"><text:s text:c="4"/><text:tab/></text:span><text:span text:style-name="T209">std::unique_ptr&lt;Vec3[]&gt; v3 = std::make_unique&lt;Vec3[]&gt;(5);</text:span></text:p>
      <text:p text:style-name="P198">-<text:span text:style-name="T649">&gt; </text:span><text:span text:style-name="T669">Don't use </text:span><text:span text:style-name="Source_20_Text"><text:span text:style-name="T670">make_unique</text:span></text:span><text:span text:style-name="T651"> if you need </text:span><text:span text:style-name="T669">a custom deleter</text:span><text:span text:style-name="T651"> or are adopting a raw pointer from elsewhere. </text:span></text:p>
      <text:p text:style-name="P201"><text:span text:style-name="T180">-</text:span><text:span text:style-name="T181">&gt; shared pointer</text:span><text:span text:style-name="T665"> - </text:span><text:span text:style-name="T656">smart pointer with shared object ownership semantics </text:span></text:p>
      <text:p text:style-name="P197">-<text:span text:style-name="T672">&gt; </text:span><text:span text:style-name="T638">shared pointer initialization</text:span><text:span text:style-name="T672">:</text:span></text:p>
      <text:p text:style-name="P204"><text:tab/><text:span text:style-name="T651">std::s</text:span><text:span text:style-name="T655">hared</text:span><text:span text:style-name="T651">_ptr&lt;int&gt; p1 {new int {100} };</text:span></text:p>
      <text:p text:style-name="P200"><text:span text:style-name="T188"><text:tab/></text:span><text:span text:style-name="T296">std::s</text:span><text:span text:style-name="T297">hared</text:span><text:span text:style-name="T296">_ptr&lt;int&gt; p2 {p</text:span><text:span text:style-name="T297">1</text:span><text:span text:style-name="T296">};<text:tab/></text:span><text:span text:style-name="T651"><text:tab/><text:tab/><text:tab/>// </text:span><text:span text:style-name="T655">shared ownership</text:span></text:p>
      <text:p text:style-name="P64"><text:span text:style-name="T182">-</text:span><text:span text:style-name="T183">&gt; shared_ptr.use_count() </text:span><text:span text:style-name="T584">- </text:span><text:span text:style-name="T583">returns the number of </text:span><text:span text:style-name="Source_20_Text"><text:span text:style-name="T583">shared_ptr</text:span></text:span><text:span text:style-name="T583"> objects referring <text:tab/>to the same managed object </text:span></text:p>
      <text:p text:style-name="P207"><text:span text:style-name="T662"><text:tab/></text:span><text:span text:style-name="T306">std::cout &lt;&lt; "fun: sp.use_count() == " &lt;&lt; sp.use_count() &lt;&lt; '\n'; </text:span></text:p>
      <text:p text:style-name="P202"><text:span text:style-name="T68">-</text:span><text:span text:style-name="T70">&gt; make_shared&lt;type&gt;(value)</text:span><text:span text:style-name="T673"> </text:span><text:span text:style-name="T663">- </text:span><text:span text:style-name="T664">creates a new </text:span><text:span text:style-name="T666">shared</text:span><text:span text:style-name="T664"> pointer</text:span></text:p>
      <text:p text:style-name="P230"><text:span text:style-name="T421"><text:tab/></text:span><text:span text:style-name="T298">std::s</text:span><text:span text:style-name="T299">hared</text:span><text:span text:style-name="T298">_ptr&lt;int&gt; p1 = make_s</text:span><text:span text:style-name="T299">hared</text:span><text:span text:style-name="T298">&lt;int&gt;(100);</text:span><text:span text:style-name="T657"><text:tab/></text:span><text:span text:style-name="T658">// use_count 1</text:span></text:p>
      <text:p text:style-name="P230"><text:span text:style-name="T421"><text:tab/></text:span><text:span text:style-name="T298">std::s</text:span><text:span text:style-name="T299">hared</text:span><text:span text:style-name="T298">_ptr&lt;i</text:span><text:span text:style-name="T299">nt</text:span><text:span text:style-name="T298">&gt; p2 = p</text:span><text:span text:style-name="T299">2 {p1}</text:span><text:span text:style-name="T298">;<text:tab/></text:span><text:span text:style-name="T657"><text:tab/><text:tab/><text:tab/></text:span><text:span text:style-name="T658">// use_count 2</text:span></text:p>
      <text:p text:style-name="P229"><text:tab/><text:span text:style-name="T188">std::s</text:span><text:span text:style-name="T303">hared</text:span><text:span text:style-name="T188">_ptr&lt;i</text:span><text:span text:style-name="T303">nt</text:span><text:span text:style-name="T188">&gt; p</text:span><text:span text:style-name="T303">3;</text:span></text:p>
      <text:p text:style-name="P229"><text:span text:style-name="T303"><text:tab/>p3 = p1;</text:span><text:span text:style-name="T427"><text:tab/></text:span><text:span text:style-name="T674"><text:tab/><text:tab/><text:tab/><text:tab/><text:tab/><text:tab/><text:tab/>// use_count 3</text:span></text:p>
      <text:p text:style-name="P203"><text:span text:style-name="T68">-</text:span><text:span text:style-name="T69">&gt; weak pointer </text:span><text:span text:style-name="T675">- </text:span>weak reference to an object managed by std::shared_ptr</text:p>
      <text:p text:style-name="P208"><text:span text:style-name="T662"><text:tab/></text:span><text:span text:style-name="T306">std::weak_ptr&lt;Foo&gt; w_ptr;</text:span></text:p>
      <text:p text:style-name="P208"><text:span text:style-name="T662"><text:tab/></text:span><text:span text:style-name="T306">auto ptr = std::make_shared&lt;Foo&gt;();</text:span></text:p>
      <text:p text:style-name="P205"><text:tab/>w_ptr = ptr;</text:p>
      <text:p text:style-name="P11"/>
      <text:p text:style-name="P11"><text:soft-page-break/></text:p>
      <text:p text:style-name="P11">a) climits:</text:p>
      <text:p text:style-name="P52"/>
      <text:p text:style-name="P54">-<text:span text:style-name="T588">&gt; #include &lt;climits&gt;</text:span></text:p>
      <text:p text:style-name="P52"><text:span text:style-name="T9">-&gt; INT_MIN / INT_MAX </text:span>– minimum, maximum value of variable. Other popular <text:tab/>possibilities: CHAR, SHRT, LONG)</text:p>
      <text:p text:style-name="P64"/>
      <text:p text:style-name="P64"/>
      <text:p text:style-name="P6">a) cmath:</text:p>
      <text:p text:style-name="Preformatted_20_Text"/>
      <text:p text:style-name="P53">-<text:span text:style-name="T600">&gt; #include &lt;cmath&gt;</text:span></text:p>
      <text:p text:style-name="Preformatted_20_Text"><text:span text:style-name="T92">-&gt; pow(val, pow)</text:span><text:span text:style-name="T598"> – raises to a given power</text:span></text:p>
      <text:p text:style-name="P79"><text:tab/>res += std::pow(num % 10, 2);</text:p>
      <text:p text:style-name="Preformatted_20_Text"><text:span text:style-name="T9">-</text:span><text:span text:style-name="T31">&gt; round(val)</text:span><text:span text:style-name="T600"> – rounds to t</text:span><text:span text:style-name="T546">he nearest int value</text:span></text:p>
      <text:p text:style-name="P29"><text:tab/><text:span text:style-name="T191">mean_val = round(mean_val * 100) / 100;</text:span></text:p>
      <text:p text:style-name="Preformatted_20_Text"><text:span text:style-name="T137">-&gt; log2</text:span><text:span text:style-name="T230"> </text:span><text:span text:style-name="T519">- </text:span><text:span text:style-name="T482">base 2 logarithm of the given number</text:span></text:p>
      <text:p text:style-name="P79"><text:span text:style-name="T610"><text:tab/></text:span>std::ceil(std::log2(a) - std::log2(b) -1);</text:p>
      <text:p text:style-name="Preformatted_20_Text"><text:span text:style-name="T137">-&gt; sqrt </text:span><text:span text:style-name="T520">-</text:span><text:span text:style-name="T137"> </text:span>computes square root</text:p>
      <text:p text:style-name="P76"><text:tab/>double cross = std::sqrt(w*w + h*h); </text:p>
      <text:p text:style-name="Preformatted_20_Text"><text:span text:style-name="T137">-&gt; ceil </text:span><text:span text:style-name="T447">- </text:span><text:span text:style-name="T473">n</text:span><text:span text:style-name="T447">earest integer not less than the given value</text:span></text:p>
      <text:p text:style-name="P76"><text:tab/>int exit_number = std::ceil(final_pos * siz / 360);</text:p>
      <text:p text:style-name="P138"><text:span text:style-name="T9">-&gt; floor </text:span><text:span text:style-name="T447">- </text:span><text:span text:style-name="T473">n</text:span><text:span text:style-name="T447">earest integer not </text:span><text:span text:style-name="T494">more</text:span><text:span text:style-name="T447"> than the given value</text:span></text:p>
      <text:p text:style-name="P78"><text:tab/>int bh = std::floor(boundary_high);</text:p>
      <text:p text:style-name="P53">-&gt; sin</text:p>
      <text:p text:style-name="P53">-&gt; cos</text:p>
      <text:p text:style-name="P53">-&gt; tan</text:p>
      <text:p text:style-name="Preformatted_20_Text"><text:span text:style-name="T9">-&gt; abs</text:span><text:span text:style-name="T42">() </text:span><text:span text:style-name="T615">- return absolute value from expression</text:span></text:p>
      <text:p text:style-name="Preformatted_20_Text"><text:tab/><text:span text:style-name="T286">std::abs(a-b);</text:span></text:p>
      <text:p text:style-name="P137"><text:span text:style-name="T9">-</text:span><text:span text:style-name="T52">&gt; min(a, b) </text:span><text:span text:style-name="T624">– return min of two </text:span><text:span text:style-name="T314">int</text:span><text:span text:style-name="T643"> </text:span><text:span text:style-name="T624">values</text:span></text:p>
      <text:p text:style-name="P127"><text:span text:style-name="T8"><text:tab/></text:span><text:span text:style-name="T289">std::min(5, 10) <text:tab/><text:tab/><text:tab/><text:tab/><text:tab/><text:tab/><text:tab/><text:tab/># out: 5</text:span></text:p>
      <text:p text:style-name="P137"><text:span text:style-name="T9">-</text:span><text:span text:style-name="T52">&gt; </text:span><text:span text:style-name="T93">max</text:span><text:span text:style-name="T52">(a, b) </text:span><text:span text:style-name="T624">– return min of two </text:span><text:span text:style-name="T314">int</text:span><text:span text:style-name="T643"> </text:span><text:span text:style-name="T624">values</text:span></text:p>
      <text:p text:style-name="P127"><text:span text:style-name="T9"><text:tab/></text:span><text:span text:style-name="T289">std::min(5, 10) <text:tab/><text:tab/><text:tab/><text:tab/><text:tab/><text:tab/><text:tab/><text:tab/># out: </text:span><text:span text:style-name="T293">10</text:span></text:p>
      <text:p text:style-name="Preformatted_20_Text"><text:span text:style-name="T9">-</text:span><text:span text:style-name="T52">&gt; fmin(a, b) </text:span><text:span text:style-name="T624">– return min of two </text:span><text:span text:style-name="T643">floating </text:span><text:span text:style-name="T624">values</text:span></text:p>
      <text:p text:style-name="Preformatted_20_Text"><text:tab/><text:span text:style-name="T289">std::fmin(5.</text:span><text:span text:style-name="T293">2</text:span><text:span text:style-name="T289">, 10.</text:span><text:span text:style-name="T293">5</text:span><text:span text:style-name="T289">) <text:tab/><text:tab/><text:tab/><text:tab/><text:tab/><text:tab/><text:tab/># out: 5.</text:span><text:span text:style-name="T293">2</text:span></text:p>
      <text:p text:style-name="P136"><text:span text:style-name="T9">-</text:span><text:span text:style-name="T52">&gt; fmax(a, b)</text:span><text:span text:style-name="T624"> – return max of two </text:span><text:span text:style-name="T643">floating </text:span><text:span text:style-name="T624">values</text:span></text:p>
      <text:p text:style-name="Preformatted_20_Text"><text:tab/><text:span text:style-name="T289">std::fmax(5.</text:span><text:span text:style-name="T293">2</text:span><text:span text:style-name="T289">, 10.</text:span><text:span text:style-name="T293">5</text:span><text:span text:style-name="T289">)<text:tab/><text:tab/><text:tab/><text:tab/><text:tab/><text:tab/><text:tab/># out: 10.</text:span><text:span text:style-name="T293">5</text:span></text:p>
      <text:p text:style-name="Preformatted_20_Text"/>
      <text:p text:style-name="P6">b) iostream:</text:p>
      <text:p text:style-name="P65"/>
      <text:p text:style-name="P56">-<text:span text:style-name="T595">&gt; #include &lt;iostream&gt;</text:span></text:p>
      <text:p text:style-name="Preformatted_20_Text"><text:span text:style-name="T9">-</text:span><text:span text:style-name="T18">&gt;</text:span><text:span text:style-name="T9"> cout</text:span> – <text:span text:style-name="T2">print output to the console</text:span></text:p>
      <text:p text:style-name="Preformatted_20_Text"><text:span text:style-name="T9">-</text:span><text:span text:style-name="T18">&gt;</text:span><text:span text:style-name="T9"> cin </text:span>– <text:span text:style-name="T2">take input from the keyboard</text:span></text:p>
      <text:p text:style-name="Preformatted_20_Text"><text:span text:style-name="T9">-</text:span><text:span text:style-name="T17">&gt; endl </text:span><text:span text:style-name="T381">– insert “\n”</text:span></text:p>
      <text:p text:style-name="Preformatted_20_Text"><text:span text:style-name="T73">-</text:span><text:span text:style-name="T88">&gt; getchar()</text:span><text:span text:style-name="T7"> </text:span><text:span text:style-name="T640">- to get only a one char input from a user</text:span></text:p>
      <text:p text:style-name="Preformatted_20_Text"><text:tab/><text:span text:style-name="T291">char c = getchar();</text:span></text:p>
      <text:p text:style-name="Preformatted_20_Text"/>
      <text:p text:style-name="P12">c) iomanip:</text:p>
      <text:p text:style-name="P158"><text:span text:style-name="T9">-</text:span><text:span text:style-name="T26">&gt; </text:span><text:span text:style-name="T9">std::boolalpha</text:span> # will display true/false</text:p>
      <text:p text:style-name="P158"><text:span text:style-name="T9">-</text:span><text:span text:style-name="T26">&gt; </text:span><text:span text:style-name="T9">std::noboolalpha</text:span><text:span text:style-name="T3"> </text:span># will display 1/0</text:p>
      <text:p text:style-name="P158"><text:span text:style-name="T9">-</text:span><text:span text:style-name="T55">&gt; std::showpos </text:span><text:span text:style-name="T627"># show plus with positive numbers</text:span></text:p>
      <text:p text:style-name="P121"><text:span text:style-name="T9">-</text:span><text:span text:style-name="T54">&gt; </text:span><text:span text:style-name="T155">std::resetiosflags</text:span><text:span text:style-name="T156">()</text:span><text:span text:style-name="T413"> </text:span><text:span text:style-name="T566">#</text:span><text:span text:style-name="T414"> </text:span><text:span text:style-name="T556">reset to default</text:span></text:p>
      <text:p text:style-name="P87"><text:span text:style-name="T361"><text:tab/></text:span><text:span text:style-name="T362">std::cout.</text:span><text:span text:style-name="T364">resetiosflags</text:span><text:span text:style-name="T362">(std::ios::</text:span><text:span text:style-name="T363">boolalpha</text:span><text:span text:style-name="T362">);</text:span></text:p>
      <text:p text:style-name="P124"><text:span text:style-name="T157">-</text:span><text:span text:style-name="T156">&gt; std::cout.setf()</text:span><text:span text:style-name="T557"> # set format flags</text:span></text:p>
      <text:p text:style-name="P122"><text:span text:style-name="T556"><text:tab/></text:span><text:span text:style-name="T248">std::cout.setf(std::ios::showpos);</text:span></text:p>
      <text:p text:style-name="P123"><text:span text:style-name="T157">-</text:span><text:span text:style-name="T156">&gt; std::cout.</text:span><text:span text:style-name="T158">un</text:span><text:span text:style-name="T156">setf()</text:span><text:span text:style-name="T557"> # </text:span><text:span text:style-name="T560">un</text:span><text:span text:style-name="T557">set format flags</text:span></text:p>
      <text:p text:style-name="P91"><text:span text:style-name="T368"><text:tab/></text:span><text:span text:style-name="T376">std::cout.unsetf(std::ios::scientific | std::ios::fixed);</text:span></text:p>
      <text:p text:style-name="Preformatted_20_Text"><text:span text:style-name="T9">-</text:span><text:span text:style-name="T55">&gt; std::dec, std::hex, std::oct </text:span><text:span text:style-name="T627">– displaying using different basis</text:span></text:p>
      <text:p text:style-name="P125"><text:tab/><text:span text:style-name="T248">std::cout &lt;&lt; std::hex &lt;&lt; num &lt;&lt; std::endl;</text:span></text:p>
      <text:p text:style-name="Preformatted_20_Text"><text:span text:style-name="T9">-</text:span><text:span text:style-name="T56">&gt; std::cout.setf()</text:span><text:span text:style-name="T628"> # set format flags</text:span></text:p>
      <text:p text:style-name="P90"><text:tab/><text:span text:style-name="T377">std::cout.setf(std::ios::showpos);</text:span></text:p>
      <text:p text:style-name="P128"><text:span text:style-name="T9">-</text:span><text:span text:style-name="T56">&gt; std::setprecision()</text:span><text:span text:style-name="T628"> # </text:span><text:span text:style-name="T558">number of digits displayed, </text:span><text:span text:style-name="T559">default </text:span><text:span text:style-name="T558">6 </text:span><text:span text:style-name="T559">for floats</text:span></text:p>
      <text:p text:style-name="P128"><text:span text:style-name="T159">-&gt; std::fixed </text:span><text:span text:style-name="T559"># </text:span><text:span text:style-name="T558">fixed to a specific number of digits after the decimal point</text:span></text:p>
      <text:p text:style-name="P90"><text:span text:style-name="T366"><text:tab/></text:span><text:span text:style-name="T375">s</text:span><text:span text:style-name="T367">td::cout &lt;&lt; </text:span><text:span text:style-name="T376">std::setprecision(3)</text:span><text:span text:style-name="T367"> &lt;&lt; </text:span><text:span text:style-name="T376">std::fixed</text:span><text:span text:style-name="T367">;</text:span></text:p>
      <text:p text:style-name="Preformatted_20_Text"/>
      <text:p text:style-name="P15"><text:soft-page-break/>c) files I/O:</text:p>
      <text:p text:style-name="P129"><text:span text:style-name="T9">-&gt; #include &lt;fstream&gt;</text:span> - <text:span text:style-name="T561">provides definitions for formatted input and output <text:tab/>from/to </text:span><text:span text:style-name="T567">files</text:span><text:span text:style-name="T561"> streams</text:span></text:p>
      <text:p text:style-name="P130"><text:span text:style-name="T561"><text:tab/></text:span><text:span text:style-name="T255">std::fstream </text:span><text:span text:style-name="T256">out</text:span><text:span text:style-name="T255">_file {“myfile.txt”, std::ios::</text:span><text:span text:style-name="T256">out</text:span><text:span text:style-name="T255">};</text:span></text:p>
      <text:p text:style-name="P131"><text:span text:style-name="T9">-</text:span><text:span text:style-name="T57">&gt; #include &lt;ifstream&gt; </text:span><text:span text:style-name="T629">- i</text:span>nput stream class to operate on files.</text:p>
      <text:p text:style-name="P131"><text:tab/><text:span text:style-name="T255">std::ifstream in_file {“myfile.txt”, std::ios::in};</text:span><text:line-break/><text:span text:style-name="T9">-</text:span><text:span text:style-name="T57">&gt; </text:span><text:span text:style-name="T58">#</text:span><text:span text:style-name="T57">include &lt;ofstream&gt; </text:span><text:span text:style-name="T629">- </text:span><text:span text:style-name="T315">output</text:span><text:span text:style-name="T629"> stream class to operate on files.</text:span></text:p>
      <text:p text:style-name="P133"><text:tab/><text:span text:style-name="T255">std::</text:span><text:span text:style-name="T256">o</text:span><text:span text:style-name="T255">fstream </text:span><text:span text:style-name="T256">out</text:span><text:span text:style-name="T255">_file {“myfile.txt”};</text:span><text:span text:style-name="T416"> </text:span></text:p>
      <text:p text:style-name="P131"><text:span text:style-name="T9">-</text:span><text:span text:style-name="T58">&gt; file.open() </text:span><text:span text:style-name="T630">- open a file</text:span></text:p>
      <text:p text:style-name="P131"><text:tab/><text:span text:style-name="T253">std::ifstream in_file; in_file.open(“</text:span><text:span text:style-name="T254">test.txt</text:span><text:span text:style-name="T253">”);</text:span></text:p>
      <text:p text:style-name="Preformatted_20_Text">-<text:span text:style-name="T631">&gt; </text:span><text:span text:style-name="T636">check if file was opened successfully</text:span><text:span text:style-name="T631">:</text:span></text:p>
      <text:p text:style-name="Preformatted_20_Text"><text:tab/><text:span text:style-name="T631">a) </text:span><text:span text:style-name="T290">if (file.is_open()){...;}</text:span></text:p>
      <text:p text:style-name="Preformatted_20_Text"><text:tab/><text:span text:style-name="T631">b) </text:span><text:span text:style-name="T290">if (file){...;}</text:span></text:p>
      <text:p text:style-name="Preformatted_20_Text"><text:span text:style-name="T9">-</text:span><text:span text:style-name="T59">&gt; file.close(</text:span><text:span text:style-name="T632">) - close a file</text:span></text:p>
      <text:p text:style-name="Preformatted_20_Text"><text:span text:style-name="T9">-</text:span><text:span text:style-name="T60">&gt; std::getline(file, line)</text:span><text:span text:style-name="T633"> – read a line at each time</text:span></text:p>
      <text:p text:style-name="P132"><text:tab/><text:span text:style-name="T249">while </text:span><text:span text:style-name="T264">(std::getline(in_file, line))</text:span><text:span text:style-name="T249"> </text:span><text:span text:style-name="T250">{std::cout &lt;&lt; line &lt;&lt; std::endl;}</text:span></text:p>
      <text:p text:style-name="P132"><text:span text:style-name="T160">-&gt; file.get(c) </text:span><text:span text:style-name="T417">– </text:span><text:span text:style-name="T562">reading a character at each time</text:span></text:p>
      <text:p text:style-name="P48"><text:span text:style-name="T369"><text:tab/></text:span><text:span text:style-name="T249">while </text:span><text:span text:style-name="T264">(in_file.</text:span><text:span text:style-name="T265">get(c)</text:span><text:span text:style-name="T264">)</text:span><text:span text:style-name="T249"> </text:span><text:span text:style-name="T250">{std::cout &lt;&lt; </text:span><text:span text:style-name="T261">c</text:span><text:span text:style-name="T250"> &lt;&lt; std::endl;}</text:span></text:p>
      <text:p text:style-name="Preformatted_20_Text"><text:span text:style-name="T9">-</text:span><text:span text:style-name="T61">&gt; &lt;&lt;</text:span><text:span text:style-name="T634"> - write to file using insertion operator</text:span></text:p>
      <text:p text:style-name="P133"><text:tab/><text:span text:style-name="T266">out_file &lt;&lt; line</text:span><text:span text:style-name="T251"> </text:span><text:span text:style-name="T266">&lt;&lt; std::endl</text:span><text:span text:style-name="T251">;</text:span></text:p>
      <text:p text:style-name="P133"><text:span text:style-name="T161">-</text:span><text:span text:style-name="T162">&gt; std::ostream::put(c)</text:span><text:span text:style-name="T418"> </text:span><text:span text:style-name="T563">- inserts character </text:span><text:span text:style-name="Variable"><text:span text:style-name="T563">c</text:span></text:span><text:span text:style-name="T563"> into the stream.;</text:span></text:p>
      <text:p text:style-name="P133"><text:span text:style-name="T418"><text:tab/></text:span><text:span text:style-name="T415"> <text:s text:c="3"/></text:span><text:span text:style-name="T266">char c; while (in_file.get(c)) </text:span><text:span text:style-name="T252">out_file.put(c);</text:span></text:p>
      <text:p text:style-name="P49"><text:span text:style-name="T161">-</text:span><text:span text:style-name="T163">&gt; file.bad()</text:span><text:span text:style-name="T371"> - checking if insertion to stream failed for any reasons</text:span></text:p>
      <text:p text:style-name="P49"><text:span text:style-name="T371"><text:tab/></text:span><text:span text:style-name="T258">if (file.bad()) std::cerr &lt;&lt; “Failed to write to the file.” &lt;&lt; std::endl;</text:span></text:p>
      <text:p text:style-name="P49"><text:span text:style-name="T370">-</text:span><text:span text:style-name="T372">&gt; using </text:span><text:span text:style-name="T378">raw string literals</text:span><text:span text:style-name="T372"> for escaping backslashes</text:span></text:p>
      <text:p text:style-name="P43"><text:tab/>// Open the file 'c:\\folder\\foo.txt' on Windows.</text:p>
      <text:p text:style-name="P49"><text:span text:style-name="T372"><text:tab/></text:span><text:span text:style-name="T257">std::ifstream ifs(R"(c:\\folder\\foo.txt)"); </text:span><text:span text:style-name="T372">// using raw literal</text:span></text:p>
      <text:p text:style-name="P49"><text:span text:style-name="T161">-</text:span><text:span text:style-name="T164">&gt; file.read()</text:span><text:span text:style-name="T373"> - read a fixed number of characters</text:span></text:p>
      <text:p text:style-name="P49"><text:span text:style-name="T373"><text:tab/></text:span><text:span text:style-name="T259">std::ifstream </text:span><text:span text:style-name="T262">file</text:span><text:span text:style-name="T259">("foo.txt"); char str[4]; file.read(str, 4);</text:span></text:p>
      <text:p text:style-name="P50"><text:span text:style-name="T161">-</text:span><text:span text:style-name="T154">&gt; file.fail()</text:span><text:span text:style-name="T365"> - check whether the reading operation failed</text:span></text:p>
      <text:p text:style-name="P50"><text:span text:style-name="T365"><text:tab/></text:span><text:span text:style-name="T247">in_file.read(str, 4); </text:span><text:span text:style-name="T365">// This operation might fail for any reason.</text:span></text:p>
      <text:p text:style-name="P50"><text:span text:style-name="T365"><text:tab/></text:span><text:span text:style-name="T247">if (in_file.fail()) </text:span><text:span text:style-name="T365">// Failed to read!</text:span></text:p>
      <text:p text:style-name="P49"><text:span text:style-name="T161">-</text:span><text:span text:style-name="T165">&gt; std::flush </text:span><text:span text:style-name="T374">– to flush the stream (eg. save stream to file directly)</text:span></text:p>
      <text:p text:style-name="P133"><text:span text:style-name="T564"><text:tab/></text:span><text:span text:style-name="T263">output_file</text:span><text:span text:style-name="T260"> &lt;&lt; "Hello World!"</text:span><text:span text:style-name="T564"> &lt;&lt; std::flush;</text:span></text:p>
      <text:p text:style-name="P39"/>
      <text:p text:style-name="P44">c) string streams</text:p>
      <text:p text:style-name="P175"><text:span text:style-name="T9">-&gt; #include &lt;sstream&gt;</text:span> - Header providing string stream classes</text:p>
      <text:p text:style-name="P39"><text:span text:style-name="T9">-&gt; istringstream </text:span>- Input string stream</text:p>
      <text:p text:style-name="P40"><text:tab/><text:span text:style-name="T188">std::string info {"Moe 100 1234.5"}; std::istringstream iss {info};</text:span></text:p>
      <text:p text:style-name="P39"><text:span text:style-name="T9">-&gt; ostringstream </text:span>- Output string stream</text:p>
      <text:p text:style-name="P40"><text:tab/><text:span text:style-name="T188">std::ostringstream oss {};</text:span> </text:p>
      <text:p text:style-name="P40"><text:tab/><text:span text:style-name="T188">oss &lt;&lt; std::setw(10) &lt;&lt; std::left &lt;&lt; name &lt;&lt; std::endl;</text:span></text:p>
      <text:p text:style-name="P40"><text:span text:style-name="T9">-&gt; instance.str()</text:span> - to print ostringstream</text:p>
      <text:p text:style-name="P40"><text:tab/><text:span text:style-name="T188">std::cout &lt;&lt; oss.str() &lt;&lt; std::endl;</text:span></text:p>
      <text:p text:style-name="P41">-&gt; <text:span text:style-name="T635">discard the input buffer</text:span></text:p>
      <text:p text:style-name="P41"><text:tab/><text:span text:style-name="T188">#include &lt;limits&gt;</text:span></text:p>
      <text:p text:style-name="P41"><text:tab/><text:span text:style-name="T188">std::cin.ignore(std::numeric_limits&lt;std::streamsize&gt;::max(),'\n');</text:span></text:p>
      <text:p text:style-name="P42"><text:span text:style-name="T9">-&gt; stringstream</text:span> - Input/Output string stream </text:p>
      <text:p text:style-name="P39"><text:span text:style-name="T9">-</text:span><text:span text:style-name="T62">&gt; std::ostream_iterator </text:span><text:span text:style-name="T639">- allows to print contents of an STL container to any <text:tab/>output stream without explicit loops. </text:span>The second argument of <text:tab/>std::ostream_iterator constructor sets the delimiter.</text:p>
      <text:p text:style-name="P84"><text:tab/>std::vector&lt;int&gt; v = {1,2,3,4};</text:p>
      <text:p text:style-name="P84"><text:tab/>std::copy(v.begin(), v.end(), std::ostream_iterator&lt;int&gt;(std::cout, " ! <text:tab/><text:tab/>"));</text:p>
      <text:p text:style-name="P39"/>
      <text:p text:style-name="P6">c) cctype:</text:p>
      <text:p text:style-name="P6"/>
      <text:p text:style-name="P53">-<text:span text:style-name="T606">&gt; #include &lt;cctype&gt;</text:span></text:p>
      <text:p text:style-name="P59">-&gt; isalnum <text:span text:style-name="T447">- </text:span><text:span text:style-name="T470">c</text:span><text:span text:style-name="T499">hecks if character is alphanumeric</text:span></text:p>
      <text:p text:style-name="Preformatted_20_Text"><text:span text:style-name="T9">-&gt; isalpha </text:span><text:span text:style-name="T447">- </text:span><text:span text:style-name="T467">ch</text:span><text:span text:style-name="T502">ecks whether </text:span><text:span text:style-name="T550">c</text:span><text:span text:style-name="T502"> is an alphabetic letter</text:span></text:p>
      <text:p text:style-name="P75"><text:tab/>std::isalpha(str[i]))</text:p>
      <text:p text:style-name="P62">-&gt; isdigit –<text:span text:style-name="T447"> </text:span><text:span text:style-name="T456">checking if char is a digit, return bool</text:span></text:p>
      <text:p text:style-name="P53"><text:span text:style-name="T326">-&gt; islower –</text:span><text:span text:style-name="T495"> </text:span><text:span text:style-name="T503">checking if</text:span><text:span text:style-name="T454"> char is lowercase, return bool</text:span></text:p>
      <text:p text:style-name="P59">-&gt; ispunct <text:span text:style-name="T447">- </text:span><text:span text:style-name="T470">c</text:span><text:span text:style-name="T499">heck if character is a punctuation character</text:span></text:p>
      <text:p text:style-name="P101"><text:soft-page-break/><text:span text:style-name="T9">-&gt; isspace </text:span><text:span text:style-name="T447">-</text:span><text:span text:style-name="T9"> </text:span><text:span text:style-name="T454">checking if char is </text:span><text:span text:style-name="T489">a white-space</text:span><text:span text:style-name="T454">, return bool</text:span></text:p>
      <text:p text:style-name="P59">-&gt; isupper <text:span text:style-name="T447">- </text:span><text:span text:style-name="T470">c</text:span><text:span text:style-name="T495">heck</text:span><text:span text:style-name="T499">s</text:span><text:span text:style-name="T495"> if character is uppercase letter</text:span></text:p>
      <text:p text:style-name="P53">-&gt; tolower –<text:span text:style-name="T447"> </text:span><text:span text:style-name="T453">converts given char to lowercase</text:span></text:p>
      <text:p text:style-name="P53"><text:span text:style-name="T453"><text:tab/></text:span><text:span text:style-name="T198">std::tolower(‘A’)<text:tab/></text:span><text:span text:style-name="T453"><text:tab/><text:tab/><text:tab/><text:tab/><text:tab/><text:tab/><text:tab/># out: ‘a’</text:span></text:p>
      <text:p text:style-name="P105"><text:span text:style-name="T9">-&gt; toupper </text:span><text:span text:style-name="T447">- </text:span><text:span text:style-name="T453">converts given char to </text:span><text:span text:style-name="T486">uppercase</text:span></text:p>
      <text:p text:style-name="Preformatted_20_Text"/>
      <text:p text:style-name="P6">d) string:</text:p>
      <text:p text:style-name="Preformatted_20_Text"/>
      <text:p text:style-name="P53">-<text:span text:style-name="T613">&gt; #include &lt;string&gt;</text:span></text:p>
      <text:p text:style-name="Preformatted_20_Text"><text:span text:style-name="T9">-</text:span><text:span text:style-name="T50">&gt; std::string s1 {s2};</text:span><text:span text:style-name="T613"><text:tab/>- creating string s1 as a copy of s2</text:span></text:p>
      <text:p text:style-name="P112"><text:span text:style-name="T51">-</text:span><text:span text:style-name="T50">&gt; std::string s1 {s2, </text:span><text:span text:style-name="T51">3</text:span><text:span text:style-name="T50">}; </text:span><text:span text:style-name="T613">- </text:span><text:span text:style-name="T617">s1 = s2[0:3]</text:span></text:p>
      <text:p text:style-name="P45"><text:span text:style-name="T113">-</text:span><text:span text:style-name="T114">&gt; std::string s1 {s2, </text:span><text:span text:style-name="T115">1, 2</text:span><text:span text:style-name="T114">};</text:span><text:span text:style-name="T332"> - </text:span><text:span text:style-name="T331">s1 = s2[</text:span><text:span text:style-name="T333">1</text:span><text:span text:style-name="T331">:3]</text:span></text:p>
      <text:p text:style-name="Preformatted_20_Text"><text:span text:style-name="T9">-</text:span><text:span text:style-name="T50">&gt; std::string s1 = s2.substr(3, 2);</text:span><text:span text:style-name="T613"> - creating string as substring of s2</text:span></text:p>
      <text:p text:style-name="P109">-<text:span text:style-name="T9">&gt; at</text:span><text:span text:style-name="T43">() </text:span><text:span text:style-name="T466">- accesses the specified character with bounds checking </text:span></text:p>
      <text:p text:style-name="Preformatted_20_Text"><text:span text:style-name="T9">-&gt; front</text:span><text:span text:style-name="T43">() </text:span><text:span text:style-name="T466">- accesses the first character </text:span></text:p>
      <text:p text:style-name="Preformatted_20_Text"><text:span text:style-name="T9">-&gt; back() </text:span><text:span text:style-name="T569">- </text:span><text:span text:style-name="T446">accesses the </text:span><text:span text:style-name="T549">last</text:span><text:span text:style-name="T446"> character </text:span></text:p>
      <text:p text:style-name="P53">-&gt; empty<text:span text:style-name="T616">() </text:span><text:span text:style-name="T461">- check whether string is empty, return true or false</text:span></text:p>
      <text:p text:style-name="P53">-&gt; length/size<text:span text:style-name="T613">() </text:span><text:span text:style-name="T457">- return size of string</text:span></text:p>
      <text:p text:style-name="P58">-&gt; clear<text:span text:style-name="T614">()</text:span> –<text:span text:style-name="T457"> </text:span><text:span text:style-name="T459">removes content of string object</text:span></text:p>
      <text:p text:style-name="Preformatted_20_Text"><text:span text:style-name="T9">-</text:span><text:span text:style-name="T40">&gt; assign</text:span><text:span text:style-name="T41">()</text:span><text:span text:style-name="T40"> </text:span><text:span text:style-name="T458">- assign characters to a string</text:span></text:p>
      <text:p text:style-name="Preformatted_20_Text"><text:span text:style-name="T458"><text:tab/></text:span><text:span text:style-name="T201">s.assign(4, '=');<text:tab/></text:span><text:span text:style-name="T458"><text:tab/><text:tab/><text:tab/><text:tab/><text:tab/><text:tab/># out: “====”</text:span></text:p>
      <text:p text:style-name="Preformatted_20_Text"><text:span text:style-name="T458"><text:tab/></text:span><text:span text:style-name="T201">std::string const c("Exemplary");</text:span></text:p>
      <text:p text:style-name="Preformatted_20_Text"><text:span text:style-name="T458"><text:tab/></text:span><text:span text:style-name="T201">s.assign(c, 0, c.length()-1);<text:tab/></text:span><text:span text:style-name="T458"><text:tab/><text:tab/><text:tab/><text:tab/># out: "Exemplar"</text:span></text:p>
      <text:p text:style-name="Preformatted_20_Text"><text:span text:style-name="T9">-&gt; insert </text:span><text:span text:style-name="T447">- inserts characters</text:span></text:p>
      <text:p text:style-name="Preformatted_20_Text"><text:span text:style-name="T447"><text:tab/></text:span><text:span text:style-name="T192">s.insert(6, "a");</text:span></text:p>
      <text:p text:style-name="P57">-&gt; erase<text:span text:style-name="T330">(size_t pos = 0, size_t len = npos) </text:span><text:span text:style-name="T498">- </text:span><text:span text:style-name="T495">Erases part of the string, <text:tab/>reducing its length.</text:span></text:p>
      <text:p text:style-name="P57"><text:span text:style-name="T209"><text:tab/></text:span><text:span text:style-name="Source_20_Text"><text:span text:style-name="T209">str.erase (10,8);</text:span></text:span></text:p>
      <text:p text:style-name="P57"><text:span text:style-name="Source_20_Text"><text:span text:style-name="T209"><text:tab/>str.erase (str.begin()+5, str.end()-9);</text:span></text:span></text:p>
      <text:p text:style-name="Preformatted_20_Text"><text:span text:style-name="T9">-&gt; push_back –</text:span><text:span text:style-name="T447"> </text:span><text:span text:style-name="T462">append </text:span><text:span text:style-name="T487">character</text:span><text:span text:style-name="T462"> to </text:span><text:span text:style-name="T463">the end of</text:span><text:span text:style-name="T462"> string</text:span></text:p>
      <text:p text:style-name="Preformatted_20_Text"><text:span text:style-name="T9">-&gt; pop_back() </text:span><text:span text:style-name="T447">- removes the last character, </text:span><text:span text:style-name="T469">return none value</text:span><text:span text:style-name="T447"> </text:span></text:p>
      <text:p text:style-name="Preformatted_20_Text"><text:span text:style-name="T9">-&gt; append</text:span><text:span text:style-name="T45">(str) </text:span><text:span text:style-name="T465">-</text:span><text:span text:style-name="T525"> appends characters to the end</text:span></text:p>
      <text:p text:style-name="P206"><text:span text:style-name="T358"><text:tab/>str.append("-inator ");</text:span></text:p>
      <text:p text:style-name="P108"><text:span text:style-name="T9">-&gt; replace</text:span><text:span text:style-name="T47">(size_type pos, size_type count, const basic_string&amp; str)</text:span><text:span text:style-name="T9"> </text:span><text:span text:style-name="T447">- replaces <text:tab/>specified portion of a string</text:span></text:p>
      <text:p text:style-name="P86"><text:tab/>str.replace(10, 5, "red");</text:p>
      <text:p text:style-name="P99"><text:span text:style-name="T9">-&gt; substr</text:span><text:span text:style-name="T35">(</text:span><text:span text:style-name="T109">size_t pos = 0, size_t len = npos)</text:span><text:span text:style-name="T8"> </text:span>- <text:span text:style-name="T326">Returns a newly constructed <text:tab/></text:span><text:span text:style-name="Example"><text:span text:style-name="T326">string</text:span></text:span><text:span text:style-name="T326"> object with its value initialized to a copy of a substring of this <text:tab/>object. The substring is the portion of the object that starts at <text:tab/>character position </text:span><text:span text:style-name="Variable"><text:span text:style-name="T326">pos</text:span></text:span><text:span text:style-name="T326"> and spans </text:span><text:span text:style-name="Variable"><text:span text:style-name="T326">len</text:span></text:span><text:span text:style-name="T326"> characters (or until the end of the <text:tab/>string, whichever comes first).</text:span></text:p>
      <text:p text:style-name="P99"><text:span text:style-name="T241"><text:tab/></text:span><text:span text:style-name="Source_20_Text"><text:span text:style-name="T243">std::string str=</text:span></text:span><text:span text:style-name="User_20_Entry"><text:span text:style-name="T243">"We think in generalities, but we live in details."</text:span></text:span><text:span text:style-name="Source_20_Text"><text:span text:style-name="T243">;</text:span></text:span></text:p>
      <text:p text:style-name="P99"><text:span text:style-name="Source_20_Text"><text:span text:style-name="T243"><text:tab/>std::string str2 = str.substr (3,5); <text:s text:c="4"/><text:tab/><text:tab/><text:tab/></text:span></text:span><text:span text:style-name="Source_20_Text"><text:span text:style-name="T536"># out:</text:span></text:span><text:span text:style-name="Citation"><text:span text:style-name="T537"> "think"</text:span></text:span></text:p>
      <text:p text:style-name="P99"><text:span text:style-name="T9">-&gt; find</text:span><text:span text:style-name="T35">(substr)</text:span><text:span text:style-name="T9"> </text:span>- <text:span text:style-name="T326">Searches the string for the first occurrence of the sequence <text:tab/>specified by </text:span><text:span text:style-name="T328">i</text:span><text:span text:style-name="T326">ts arguments, </text:span><text:span text:style-name="T329">return size_t or std::string::npos</text:span></text:p>
      <text:p text:style-name="P99"><text:span text:style-name="T329"><text:tab/></text:span><text:span text:style-name="Source_20_Text"><text:span text:style-name="T242">std::size_t found = str.find(str2);</text:span></text:span></text:p>
      <text:p text:style-name="P99"><text:span text:style-name="T9">-</text:span><text:span text:style-name="T46">&gt; find_last_of() </text:span><text:span text:style-name="T468">- finds the last character equal to one of characters in the <text:tab/>given character sequence</text:span><text:span text:style-name="T478">.</text:span></text:p>
      <text:p text:style-name="P74"><text:tab/>link.find_last_of("/");</text:p>
      <text:p text:style-name="P99"><text:span text:style-name="T9">-&gt; rfind </text:span><text:span text:style-name="T495">- </text:span><text:span text:style-name="T484">f</text:span><text:span text:style-name="T495">ind last occurrence of content in string.</text:span></text:p>
      <text:p text:style-name="P100"><text:span text:style-name="T9">-&gt; std::string::npos </text:span><text:span text:style-name="T447">- </text:span><text:span text:style-name="T485">m</text:span><text:span text:style-name="T495">aximum value for size_t.</text:span></text:p>
      <text:p text:style-name="P53">-&gt; stoi –<text:span text:style-name="T447"> </text:span><text:span text:style-name="T460">converts string to integer</text:span></text:p>
      <text:p text:style-name="P53"><text:span text:style-name="T202"><text:tab/>std::stoi(“123”);<text:tab/></text:span><text:span text:style-name="T460"><text:tab/><text:tab/><text:tab/><text:tab/><text:tab/><text:tab/># out: 123</text:span></text:p>
      <text:p text:style-name="P53">-&gt; stol</text:p>
      <text:p text:style-name="P111"><text:span text:style-name="T9">-&gt; stof –</text:span><text:span text:style-name="T447"> </text:span><text:span text:style-name="T460">converts string to </text:span><text:span text:style-name="T488">float</text:span></text:p>
      <text:p text:style-name="P53">-&gt; stod</text:p>
      <text:p text:style-name="Preformatted_20_Text"><text:span text:style-name="T9">-&gt; to_string </text:span><text:span text:style-name="T447">- converts an integral or floating point value to </text:span><text:span text:style-name="Source_20_Text"><text:span text:style-name="T447">string</text:span></text:span></text:p>
      <text:p text:style-name="Preformatted_20_Text"><text:span text:style-name="Source_20_Text"><text:span text:style-name="T447"><text:tab/></text:span></text:span><text:span text:style-name="Source_20_Text"><text:span text:style-name="T200">std::to_string(15);</text:span></text:span></text:p>
      <text:p text:style-name="P17"><text:span text:style-name="T9">-&gt; getline</text:span><text:span text:style-name="T110">(std::cin, name, [delimiter]) </text:span><text:span text:style-name="T334">- Get line from stream into string</text:span></text:p>
      <text:p text:style-name="P85"><text:span text:style-name="T334"><text:tab/></text:span><text:span text:style-name="T335">std::</text:span><text:span text:style-name="T336">getline(cin, s1)</text:span></text:p>
      <text:p text:style-name="P88"/>
      <text:p text:style-name="P6">e) iterator:</text:p>
      <text:p text:style-name="Preformatted_20_Text"/>
      <text:p text:style-name="P60">-<text:span text:style-name="T613">&gt; #include &lt;</text:span><text:span text:style-name="T623">iterator</text:span><text:span text:style-name="T613">&gt;</text:span></text:p>
      <text:p text:style-name="Preformatted_20_Text"><text:soft-page-break/><text:span text:style-name="T9">-</text:span><text:span text:style-name="T32">&gt;</text:span><text:span text:style-name="T9"> begin/rbegin</text:span> – <text:span text:style-name="T602">iterator pointing at the first element or first reversed</text:span></text:p>
      <text:p text:style-name="P97"><text:span text:style-name="T9">-</text:span><text:span text:style-name="T32">&gt;</text:span><text:span text:style-name="T9"> end/rend</text:span><text:span text:style-name="T189"> </text:span>- <text:span text:style-name="T602">iterator pointing at the </text:span><text:span text:style-name="T311">last</text:span><text:span text:style-name="T602"> element or last reversed</text:span></text:p>
      <text:p text:style-name="P120"><text:span text:style-name="T9">-&gt; advance</text:span><text:span text:style-name="T53">(</text:span><text:span text:style-name="T9">InputIt&amp; it, Distance n</text:span><text:span text:style-name="T53">)</text:span><text:span text:style-name="T9"> </text:span>- <text:span text:style-name="T625">i</text:span>ncrements given iterator <text:span text:style-name="Source_20_Text">it</text:span> by <text:span text:style-name="Source_20_Text">n</text:span> <text:span text:style-name="T547"><text:tab/>elements. </text:span></text:p>
      <text:p text:style-name="P33"><text:tab/><text:span text:style-name="T191">std::advance(first, 2); </text:span><text:span text:style-name="T432">// advance the iterator 2 position</text:span></text:p>
      <text:p text:style-name="P31"><text:span text:style-name="T9">-&gt; next </text:span>-<text:span text:style-name="T602"> return the nth successor of iterator it.</text:span></text:p>
      <text:p text:style-name="P32"><text:span text:style-name="T432"><text:tab/></text:span><text:span text:style-name="T191">auto nx = std::next(it, 2);</text:span></text:p>
      <text:p text:style-name="P120"><text:span text:style-name="T9">-&gt; prev</text:span> - decrement an iterator</text:p>
      <text:p text:style-name="P120"><text:tab/><text:span text:style-name="T188">auto pv = std::prev(it, 2); </text:span></text:p>
      <text:p text:style-name="Preformatted_20_Text"/>
      <text:p text:style-name="Preformatted_20_Text"><text:span text:style-name="T9">-&gt; back_inserter –</text:span> <text:span text:style-name="T608">returns an iterator </text:span>which can be used to add elements to the <text:tab/>end of the container</text:p>
      <text:p text:style-name="P29"><text:tab/><text:span text:style-name="T191">std::copy(arr.begin(), arr.end(), std::back_inserter(sortedArr));</text:span></text:p>
      <text:p text:style-name="Preformatted_20_Text"><text:span text:style-name="T135">-&gt; front_inserter</text:span><text:span text:style-name="T359"> - Constructs a </text:span><text:span text:style-name="T360">front-insert iterator</text:span><text:span text:style-name="T359"> that inserts new elements <text:tab/>at the beginning of </text:span><text:span text:style-name="Variable"><text:span text:style-name="T359">x</text:span></text:span><text:span text:style-name="T359">. The type of </text:span><text:span text:style-name="Variable"><text:span text:style-name="T359">x</text:span></text:span><text:span text:style-name="T359"> needs to have a </text:span><text:span text:style-name="Example"><text:span text:style-name="T359">push_front</text:span></text:span><text:span text:style-name="T359"> member </text:span><text:span text:style-name="T548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548">deque</text:span></text:span></text:a><text:span text:style-name="T548"> and </text:span><text:a xlink:type="simple" xlink:href="http://www.cplusplus.com/list" text:style-name="Internet_20_link" text:visited-style-name="Visited_20_Internet_20_Link"><text:span text:style-name="Example"><text:span text:style-name="T548">list</text:span></text:span></text:a><text:span text:style-name="T548">).</text:span></text:p>
      <text:p text:style-name="P34"><text:tab/><text:span text:style-name="T191">std::copy(nums.begin(), nums.end(), std::front_inserter(deq));</text:span></text:p>
      <text:p text:style-name="P3"/>
      <text:p text:style-name="Preformatted_20_Text"/>
      <text:p text:style-name="P6">f) algorithm</text:p>
      <text:p text:style-name="Preformatted_20_Text"/>
      <text:p text:style-name="Preformatted_20_Text"><text:span text:style-name="T9">-</text:span><text:span text:style-name="T38">&gt; any_of(</text:span><text:span text:style-name="T9">InputIt first, InputIt last, UnaryPredicate p</text:span><text:span text:style-name="T38">)</text:span><text:span text:style-name="T607"> - </text:span>checks if a predicate <text:tab/>is true for any of the elements in a range </text:p>
      <text:p text:style-name="P66"><text:span text:style-name="T357"><text:tab/></text:span><text:span text:style-name="T354">if(std::any_of(temp.begin(), temp.end(), [](int i){return i == 1;}))</text:span></text:p>
      <text:p text:style-name="Preformatted_20_Text"><text:span text:style-name="T9">-</text:span><text:span text:style-name="T36">&gt; copy(</text:span><text:span text:style-name="T9">InputIt first, InputIt last, OutputIt d_first</text:span><text:span text:style-name="T36">) </text:span><text:span text:style-name="T605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66"><text:tab/>std::copy(from_vector.begin(), from_vector.end(), <text:tab/><text:tab/><text:tab/><text:tab/><text:tab/><text:tab/>std::back_inserter(to_vector));</text:p>
      <text:p text:style-name="P95"><text:span text:style-name="T9">-</text:span><text:span text:style-name="T28">&gt;</text:span><text:span text:style-name="T9"> </text:span><text:span text:style-name="T28">count(InputIt first, InputIt last, const T &amp;value)</text:span><text:span text:style-name="T597"> - </text:span>Returns the number of <text:span text:style-name="T591"><text:tab/>elements in the range </text:span><text:span text:style-name="Source_20_Text"><text:span text:style-name="T591">[first, last) </text:span></text:span><text:span text:style-name="T591">satisfying <text:tab/>specific criteria.</text:span></text:p>
      <text:p text:style-name="P2"><text:tab/><text:span text:style-name="T191">total += std::count(t.begin(), t</text:span><text:span text:style-name="T189">.end(), 1)</text:span></text:p>
      <text:p text:style-name="P98"><text:span text:style-name="T73">-</text:span><text:span text:style-name="T81">&gt; includes(</text:span><text:span text:style-name="T37">InputIt1 first1, InputIt1 last1, </text:span><text:span text:style-name="T9">InputIt2 first2, InputIt2 last2</text:span><text:span text:style-name="T37">) </text:span><text:span text:style-name="T438">- <text:tab/>Returns true if the sorted range </text:span><text:span text:style-name="Source_20_Text"><text:span text:style-name="T438">[first2, last2)</text:span></text:span><text:span text:style-name="T438"> is a subsequence of the <text:tab/>sorted range </text:span><text:span text:style-name="Source_20_Text"><text:span text:style-name="T438">[first1, last1)</text:span></text:span><text:span text:style-name="T438">.</text:span></text:p>
      <text:p text:style-name="P73"><text:tab/>std::includes(arr2.begin(), arr2.end(), arr1.begin(), arr1.end());</text:p>
      <text:p text:style-name="P102"><text:span text:style-name="T73">-</text:span><text:span text:style-name="T82">&gt; find</text:span><text:span text:style-name="T83">(InputIt first, InputIt last, const T &amp;value) –</text:span><text:span text:style-name="T476"> </text:span><text:span text:style-name="T477">returns i</text:span><text:span text:style-name="T455">terator to the <text:tab/>first element satisfying the condition or </text:span><text:span text:style-name="Source_20_Text"><text:span text:style-name="T455">last</text:span></text:span><text:span text:style-name="T455"> if no such element is <text:tab/>found. </text:span></text:p>
      <text:p text:style-name="P102"><text:span text:style-name="T455"><text:tab/></text:span><text:span text:style-name="T199">auto result1 = std::find(std::begin(v), std::end(v), n1);</text:span></text:p>
      <text:p text:style-name="P110"><text:span text:style-name="T73">-</text:span><text:span text:style-name="T86">&gt; for_each(InputIt first, InputIt last, UnaryFunction f) </text:span><text:span text:style-name="T479">- applies a function <text:tab/>to a range of elements.</text:span></text:p>
      <text:p text:style-name="P30"><text:span text:style-name="T439"><text:tab/></text:span><text:span text:style-name="T204">std::for_each(str1.begin(), str1.end(),[](char&amp; c)</text:span><text:span text:style-name="T191">{c= std::tolower(c);});</text:span></text:p>
      <text:p text:style-name="P103"><text:span text:style-name="T73">-</text:span><text:span text:style-name="T76">&gt; </text:span><text:span text:style-name="T132">max_element</text:span><text:span text:style-name="T76">(</text:span><text:span text:style-name="T83">InputIt first, InputIt last</text:span><text:span text:style-name="T76">) –</text:span><text:span text:style-name="T474"> </text:span><text:span text:style-name="T516">returns an iterator to max element <text:tab/>in a container</text:span></text:p>
      <text:p text:style-name="P103"><text:span text:style-name="T474"><text:tab/></text:span><text:span text:style-name="T207">auto it = </text:span><text:span text:style-name="T206">std::</text:span><text:span text:style-name="T227">max_element</text:span><text:span text:style-name="T206">(arr.begin(), arr.end());</text:span></text:p>
      <text:p text:style-name="P139"><text:span text:style-name="T73">-</text:span><text:span text:style-name="T89">&gt; next_permutation(BidirectionalIterator first, BidirectionalIterator second) </text:span><text:span text:style-name="T480">- <text:tab/>Rearranges the elements in the range </text:span><text:span text:style-name="Source_20_Text"><text:span text:style-name="T480">[first,last)</text:span></text:span><text:span text:style-name="T480"> into the next <text:tab/></text:span><text:span text:style-name="T573">lexicographically greater</text:span><text:span text:style-name="T480"> permutation.</text:span></text:p>
      <text:p text:style-name="P139"><text:span text:style-name="T480"><text:tab/></text:span><text:span text:style-name="T232">std::next_permutation(d.begin(), d.end());</text:span><text:span text:style-name="T480"> </text:span></text:p>
      <text:p text:style-name="P106"><text:span text:style-name="T73">-</text:span><text:span text:style-name="T85">&gt; remove(</text:span><text:span text:style-name="T44">ForwardIt first, ForwardIt last, const T&amp; value) </text:span><text:span text:style-name="T464">- Removes all <text:tab/>elements satisfying specific criteria from the range </text:span><text:span text:style-name="Source_20_Text"><text:span text:style-name="T464">[first, last)</text:span></text:span><text:span text:style-name="T464"> and <text:tab/>returns a past-the-end iterator for the new end of the range.</text:span></text:p>
      <text:p text:style-name="P107"><text:span text:style-name="T464"><text:tab/></text:span><text:span text:style-name="T571">Example of </text:span><text:span text:style-name="T572">erase-remove idiom !!!</text:span></text:p>
      <text:p text:style-name="P145"><text:span text:style-name="T570"><text:tab/></text:span><text:span text:style-name="T203">str1.erase(std::remove(str1.begin(), str1.end(), ' '), </text:span><text:span text:style-name="T192">str1.end());</text:span></text:p>
      <text:p text:style-name="P96"><text:span text:style-name="T9">-</text:span><text:span text:style-name="T30">&gt; reverse(</text:span><text:span text:style-name="T28">InputIt first, InputIt last</text:span><text:span text:style-name="T30">) –</text:span><text:span text:style-name="T451"> returns a reversed container</text:span></text:p>
      <text:p text:style-name="P96"><text:span text:style-name="T451"><text:tab/></text:span><text:span text:style-name="T197">std::reverse(arr.begin(), arr.end());</text:span></text:p>
      <text:p text:style-name="P98"><text:span text:style-name="T76">-&gt; </text:span><text:span text:style-name="T77">rotate(</text:span><text:span text:style-name="T34">ForwardIt first, ForwardIt n_first, ForwardIt last)</text:span><text:span text:style-name="T452"> – performs a left </text:span><text:span text:style-name="T524"><text:tab/>rotation on a range of elements</text:span></text:p>
      <text:p text:style-name="P98"><text:span text:style-name="T524"><text:tab/></text:span><text:span text:style-name="T231">std::rotate(arr.begin(), arr.begin() + </text:span><text:span text:style-name="T228">3</text:span><text:span text:style-name="T231">, arr.end());</text:span></text:p>
      <text:p text:style-name="Preformatted_20_Text"><text:span text:style-name="T73">-</text:span><text:span text:style-name="T84">&gt; set_intersection(InputIt1 first1, InputIt1 last1, InputIt2 first2, InputIt2 <text:tab/>last2,</text:span><text:span text:style-name="T133"> OutputIt d_first</text:span><text:span text:style-name="T134">) </text:span><text:span text:style-name="T517">- computes the intersection of two sorted <text:tab/>containers</text:span></text:p>
      <text:p text:style-name="P77"><text:tab/>std::set_intersection(v1.begin(), v1.end(),</text:p>
      <text:p text:style-name="P66"><text:soft-page-break/><text:s text:c="26"/>v2.begin(), v2.end(),</text:p>
      <text:p text:style-name="P142"><text:s text:c="26"/>std::back_inserter(v_intersection));</text:p>
      <text:p text:style-name="P141"><text:span text:style-name="T73">-</text:span><text:span text:style-name="T81">&gt; sort((RandomIt first, RandomIt last, Compare comp) </text:span><text:span text:style-name="T475">- Sorts the elements in <text:tab/>the range </text:span><text:span text:style-name="Source_20_Text"><text:span text:style-name="T475">[first, last)</text:span></text:span><text:span text:style-name="T475"> in non-descending order. The order of equal <text:tab/>elements is not guaranteed to be preserved. A sequence is sorted with <text:tab/>respect to a comparator </text:span><text:span text:style-name="Source_20_Text"><text:span text:style-name="T475">comp</text:span></text:span><text:span text:style-name="Source_20_Text"><text:span text:style-name="T171">.</text:span></text:span></text:p>
      <text:p text:style-name="Preformatted_20_Text"><text:span text:style-name="Source_20_Text"><text:span text:style-name="T171"><text:tab/></text:span></text:span><text:span text:style-name="Source_20_Text"><text:span text:style-name="T205">std::sort(s.begin(), s.end(), [](int a, int b) {</text:span></text:span><text:span text:style-name="T188">return a &gt; b;});</text:span></text:p>
      <text:p text:style-name="Preformatted_20_Text"><text:span text:style-name="Source_20_Text"><text:span text:style-name="T531"><text:tab/></text:span></text:span><text:span text:style-name="Source_20_Text"><text:span text:style-name="T568">sort using a custom function object</text:span></text:span></text:p>
      <text:p text:style-name="P189"><text:span text:style-name="Source_20_Text"><text:span text:style-name="T233"><text:tab/>struct {</text:span></text:span></text:p>
      <text:p text:style-name="P185"><text:tab/><text:tab/>bool operator()(char a, char b) const</text:p>
      <text:p text:style-name="P185"><text:tab/><text:tab/>{</text:p>
      <text:p text:style-name="P185"><text:tab/><text:tab/>if (std::tolower(a) == std::tolower(b))</text:p>
      <text:p text:style-name="P185"><text:tab/><text:tab/><text:tab/>return a &gt; b;</text:p>
      <text:p text:style-name="P185"><text:tab/><text:tab/>else</text:p>
      <text:p text:style-name="P185"><text:tab/><text:tab/><text:tab/>return std::tolower(a) &lt; std::tolower(b);</text:p>
      <text:p text:style-name="P185"><text:tab/><text:tab/>}</text:p>
      <text:p text:style-name="P185"><text:tab/>} lettersLess;</text:p>
      <text:p text:style-name="P185"><text:tab/>std::sort(letters.begin(), letters.end(), lettersLess);</text:p>
      <text:p text:style-name="Preformatted_20_Text"><text:span text:style-name="Source_20_Text"><text:span text:style-name="T171"/></text:span></text:p>
      <text:p text:style-name="Preformatted_20_Text"><text:span text:style-name="T73">-</text:span><text:span text:style-name="T78">&gt; transform(</text:span><text:span text:style-name="T9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604">S</text:span><text:span text:style-name="Source_20_Text">td::transform</text:span> <text:span text:style-name="T431">does not guarantee</text:span> in-<text:span text:style-name="T545"><text:tab/>order application of </text:span><text:span text:style-name="Source_20_Text"><text:span text:style-name="T545">unary_op</text:span></text:span><text:span text:style-name="T545"> or </text:span><text:span text:style-name="Source_20_Text"><text:span text:style-name="T545">binary_op</text:span></text:span><text:span text:style-name="T545">. </text:span></text:p>
      <text:p text:style-name="P185"><text:tab/>std::transform(arr.begin(), arr.end(), std::back_inserter(v_str),</text:p>
      <text:p text:style-name="P185"><text:tab/><text:tab/>[](int num) -&gt; std::string {return std::to_string(num);});</text:p>
      <text:p text:style-name="P156"><text:span text:style-name="T73">-</text:span><text:span text:style-name="T87">&gt; unique(ForwardIt first, ForwardIt last) </text:span><text:span text:style-name="T481">- </text:span>removes consecutive duplicate <text:span text:style-name="T306"><text:tab/>elements in a range </text:span></text:p>
      <text:p text:style-name="P156"><text:tab/><text:span text:style-name="T571">Example of </text:span><text:span text:style-name="T572">erase-remove idiom !!!</text:span></text:p>
      <text:p text:style-name="P190"><text:span text:style-name="T532"><text:tab/></text:span><text:span text:style-name="T241">v.erase(std::unique(v.begin(), v.end()), v.end());</text:span></text:p>
      <text:p text:style-name="Preformatted_20_Text"/>
      <text:p text:style-name="P6">g) vector</text:p>
      <text:p text:style-name="P6"/>
      <text:p text:style-name="P53">-<text:span text:style-name="T588">&gt; #include &lt;vector&gt;</text:span></text:p>
      <text:p text:style-name="P55">-<text:span text:style-name="T589">&gt; std::vector&lt;int&gt; v {10, 0}; </text:span><text:span text:style-name="T448">- l</text:span><text:span text:style-name="T483">ist</text:span><text:span text:style-name="T448"> initialization, out: 2 elements {10, 0}</text:span></text:p>
      <text:p text:style-name="P140"><text:span text:style-name="T9">-</text:span><text:span text:style-name="T24">&gt; std::vector&lt;int&gt; v (10, 0); </text:span><text:span text:style-name="T448">- constructor initialization, out: 10 elements <text:tab/>initialized to 0</text:span></text:p>
      <text:p text:style-name="P169"><text:span text:style-name="T9">-&gt; std::vector&lt;std::vector &lt;int&gt; &gt; dp (5, std::vector&lt;int&gt;(</text:span><text:span text:style-name="T64">10</text:span><text:span text:style-name="T9">, 0));</text:span> - <text:tab/><text:span text:style-name="T644">constructing of 2D vector</text:span></text:p>
      <text:p text:style-name="P176"><text:span text:style-name="T95">-</text:span><text:span text:style-name="T96">&gt; v</text:span><text:span text:style-name="T95">.at(element_index)</text:span><text:span text:style-name="T4"> -</text:span><text:span text:style-name="T327"> method to access a vector element</text:span></text:p>
      <text:p text:style-name="P176"><text:span text:style-name="T95">-</text:span><text:span text:style-name="T96">&gt; v</text:span><text:span text:style-name="T95">.front()</text:span><text:span text:style-name="T383"> -</text:span><text:span text:style-name="T533"> </text:span><text:span text:style-name="T534">r</text:span><text:span text:style-name="T533">eference to the first element in the vector</text:span></text:p>
      <text:p text:style-name="P176"><text:span text:style-name="T95">-</text:span><text:span text:style-name="T96">&gt; v</text:span><text:span text:style-name="T95">.b</text:span><text:span text:style-name="T97">ack</text:span><text:span text:style-name="T95">()</text:span><text:span text:style-name="T385"> </text:span><text:span text:style-name="T383">-</text:span><text:span text:style-name="T533"> </text:span><text:span text:style-name="T534">r</text:span><text:span text:style-name="T533">eference to the l</text:span><text:span text:style-name="T535">ast</text:span><text:span text:style-name="T533"> element in the vector</text:span></text:p>
      <text:p text:style-name="P177"><text:span text:style-name="T540">-</text:span><text:span text:style-name="T98">&gt; </text:span><text:span text:style-name="T95">v.size()</text:span><text:span text:style-name="T4"> </text:span><text:span text:style-name="T496">- return length of the vector as size_type</text:span></text:p>
      <text:p text:style-name="P155"><text:span text:style-name="T9">-</text:span><text:span text:style-name="T25">&gt; </text:span><text:span text:style-name="T9">v.empty()</text:span><text:span text:style-name="T3"> -</text:span><text:span text:style-name="T447"> </text:span><text:span text:style-name="T449">c</text:span><text:span text:style-name="T447">hecks if the container has no elements</text:span></text:p>
      <text:p text:style-name="P231"><text:span text:style-name="T9">-&gt; v.erase(iterator pos) </text:span>- <text:span text:style-name="T676">e</text:span>rases the specified elements from the container. <text:tab/>Returns iterator <text:tab/>following the last removed element.</text:p>
      <text:p text:style-name="P228"><text:tab/>v.erase(v.begin());</text:p>
      <text:p text:style-name="P228"><text:tab/>v.erase(v.begin()+2, v.begin()+5);</text:p>
      <text:p text:style-name="P155"><text:span text:style-name="T9">-</text:span><text:span text:style-name="T25">&gt; </text:span><text:span text:style-name="T9">v.push_back(element)</text:span><text:span text:style-name="T447"> - add a new element to the end of the list</text:span></text:p>
      <text:p text:style-name="P155"><text:span text:style-name="T9">-</text:span><text:span text:style-name="T25">&gt; </text:span><text:span text:style-name="T9">v.pop_back() -</text:span><text:span text:style-name="T447"> </text:span><text:span text:style-name="T450">r</text:span><text:span text:style-name="T447">emoves the last element in the vector, effectively <text:tab/>reducing <text:tab/>the container size by one</text:span></text:p>
      <text:p text:style-name="P180"><text:span text:style-name="T8">-</text:span><text:span text:style-name="T168">&gt; </text:span><text:span text:style-name="T8">v.clear()</text:span><text:span text:style-name="T447"> - erase all elements from the container.</text:span></text:p>
      <text:p text:style-name="P162"/>
      <text:p text:style-name="P162"/>
      <text:p text:style-name="P173">h) map</text:p>
      <text:p text:style-name="P163"/>
      <text:p text:style-name="P187">-&gt; #include &lt;map&gt;</text:p>
      <text:p text:style-name="P178"><text:span text:style-name="T146">-&gt; </text:span><text:span text:style-name="T137">std::map&lt;char, int&gt; </text:span><text:span text:style-name="T146">m </text:span><text:span text:style-name="T137">{};</text:span><text:span text:style-name="T148"> </text:span><text:span text:style-name="T520">- </text:span><text:span text:style-name="T521">initialization</text:span></text:p>
      <text:p text:style-name="P170"><text:span text:style-name="T8">-</text:span><text:span text:style-name="T176">&gt; </text:span><text:span text:style-name="T177">m.</text:span><text:span text:style-name="T176">find()</text:span><text:span text:style-name="T172"> </text:span><text:span text:style-name="T435">- return it to the element, if not found returns m.end() iterator</text:span></text:p>
      <text:p text:style-name="P182"><text:tab/>auto it = m.find(‘l’); <text:span text:style-name="T642">if (it != m.end){</text:span>it-&gt;first = ‘l’; it-&gt;second = 1;<text:span text:style-name="T642">}</text:span></text:p>
      <text:p text:style-name="P166"><text:span text:style-name="T9">-&gt; </text:span><text:span text:style-name="T63">n.</text:span><text:span text:style-name="T9">emplace()</text:span> - construct elements in-place</text:p>
      <text:p text:style-name="P166"><text:soft-page-break/><text:tab/><text:span text:style-name="T188">m.emplace(std::make_pair(char('{'), char('}')));</text:span></text:p>
      <text:p text:style-name="P166"/>
      <text:p text:style-name="P166"/>
      <text:p text:style-name="P171"><text:span text:style-name="T601">i</text:span>) set</text:p>
      <text:p text:style-name="P167"/>
      <text:p text:style-name="P186">-&gt; #include &lt;set&gt;</text:p>
      <text:p text:style-name="P172"><text:span text:style-name="T170">-&gt; </text:span><text:span text:style-name="T169">std::set&lt;char&gt; s;</text:span><text:span text:style-name="T433"> - </text:span><text:span text:style-name="T436">set initialization</text:span></text:p>
      <text:p text:style-name="P179"><text:span text:style-name="T149">-</text:span><text:span text:style-name="T139">&gt; size()</text:span><text:span text:style-name="T150"> </text:span><text:span text:style-name="T523">- returns number of elements;</text:span></text:p>
      <text:p text:style-name="P179"><text:span text:style-name="T522">-</text:span><text:span text:style-name="T138">&gt; insert()</text:span><text:span text:style-name="T522"> - </text:span><text:span text:style-name="T523">insert</text:span><text:span text:style-name="T522"> element to set. </text:span><text:span text:style-name="T530">Return std::pair, first – element inserted, <text:tab/>second true/false whether it was inserted</text:span></text:p>
      <text:p text:style-name="P183"><text:tab/>auto result = pattern.insert(c2); </text:p>
      <text:p text:style-name="P183"><text:tab/>if (result.second == false) return false;</text:p>
      <text:p text:style-name="P184"><text:tab/></text:p>
      <text:p text:style-name="P160"><text:span text:style-name="T79">-</text:span><text:span text:style-name="T80">&gt; count()</text:span><text:span text:style-name="T442"> - </text:span><text:span text:style-name="T437">returns the number of elements matching specific key</text:span></text:p>
      <text:p text:style-name="P164"/>
      <text:p text:style-name="P174"><text:span text:style-name="T612">j</text:span>) numeric</text:p>
      <text:p text:style-name="P165"/>
      <text:p text:style-name="P188"><text:span text:style-name="T610">-&gt; #include &lt;</text:span><text:span text:style-name="T611">numeric&gt;</text:span></text:p>
      <text:p text:style-name="P104"><text:span text:style-name="T137">-</text:span><text:span text:style-name="T140">&gt; accumulate(</text:span><text:span text:style-name="T9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81"><text:tab/>int product = std::accumulate(v.begin(), v.end(), 1, <text:tab/><text:tab/><text:tab/><text:tab/><text:tab/><text:tab/>std::multiplies&lt;int&gt;());</text:p>
      <text:p text:style-name="P222"><text:span text:style-name="T267">-</text:span><text:span text:style-name="T147">&gt; void iota( ForwardIt first, ForwardIt last, T value) </text:span><text:span text:style-name="T268">- </text:span>fills a range with <text:span text:style-name="T307"><text:tab/>successive increments of the starting value </text:span></text:p>
      <text:p text:style-name="P223"><text:span text:style-name="T677"><text:s text:c="4"/><text:tab/></text:span><text:span text:style-name="T445">std::list&lt;int&gt; l(10);</text:span></text:p>
      <text:p text:style-name="P227"><text:span text:style-name="T188"><text:s text:c="4"/><text:tab/>std::iota(l.begin(), l.end(), -4); </text:span><text:span text:style-name="T446">// -4 -3 -2 -1 0 1 2 3 4 5</text:span></text:p>
      <text:p text:style-name="P224"/>
      <text:p text:style-name="P35">k) cassert</text:p>
      <text:p text:style-name="P61"/>
      <text:p text:style-name="P61">-<text:span text:style-name="T306">&gt; #include &lt;cassert&gt;</text:span></text:p>
      <text:p text:style-name="P37"><text:span text:style-name="T288">-&gt; </text:span><text:span text:style-name="T287">assert((switchNotation(assert_inp_2, "tally") == assert_res_2));</text:span><text:span text:style-name="T432"> // </text:span><text:span text:style-name="T443">important <text:tab/>double </text:span><text:span text:style-name="T444">parenthesis</text:span></text:p>
      <text:p text:style-name="P35"/>
      <text:p text:style-name="P36">l) return several arguments from function</text:p>
      <text:p text:style-name="P24"><text:span text:style-name="T9">-&gt; #include &lt;utility&gt; </text:span>- necessary for std::pair</text:p>
      <text:p text:style-name="P24"><text:span text:style-name="T9">-&gt; std::pair&lt;int, std::string&gt; </text:span>- defining an object of class pair</text:p>
      <text:p text:style-name="P24"><text:span text:style-name="T9">-&gt; std::make_pair</text:span> – to instantiate object of class pair</text:p>
      <text:p text:style-name="P24"><text:tab/><text:span text:style-name="T188">return std::make_pair(10, “c++”);</text:span></text:p>
      <text:p text:style-name="P135"><text:span text:style-name="T143">-</text:span><text:span text:style-name="T145">&gt; object.first / object.second –</text:span><text:span text:style-name="T529"> accessing elements of the pair</text:span></text:p>
      <text:p text:style-name="P92"><text:span text:style-name="T355"><text:tab/>std::cout &lt;&lt; </text:span><text:span text:style-name="T356">p</text:span><text:span text:style-name="T355">.first &lt;&lt; std::endl;</text:span></text:p>
      <text:p text:style-name="P135"><text:span text:style-name="T143">-&gt; #include &lt;</text:span><text:span text:style-name="T136">tuple</text:span><text:span text:style-name="T143">&gt; </text:span><text:span text:style-name="T528">- necessary for std::</text:span><text:span text:style-name="T518">tuple</text:span></text:p>
      <text:p text:style-name="P135"><text:span text:style-name="T143">-&gt; std::</text:span><text:span text:style-name="T136">tuple</text:span><text:span text:style-name="T143">&lt;int, </text:span><text:span text:style-name="T144">float,</text:span><text:span text:style-name="T143"> std::string&gt; </text:span><text:span text:style-name="T528">- defining an object of class </text:span><text:span text:style-name="T518">tuple</text:span></text:p>
      <text:p text:style-name="P135"><text:span text:style-name="T143">-&gt; std::make_</text:span><text:span text:style-name="T136">tuple</text:span><text:span text:style-name="T528"> – to instantiate object of class </text:span><text:span text:style-name="T518">tuple</text:span></text:p>
      <text:p text:style-name="P135"><text:span text:style-name="T528"><text:tab/></text:span><text:span text:style-name="T234">return std::make_</text:span><text:span text:style-name="T229">tuple</text:span><text:span text:style-name="T234">(10, </text:span><text:span text:style-name="T236">2.5, </text:span><text:span text:style-name="T234">“c++”);</text:span></text:p>
      <text:p text:style-name="P25"><text:span text:style-name="T9">-&gt; std::get</text:span> – to access elements of the tuple</text:p>
      <text:p text:style-name="P168"><text:tab/><text:span text:style-name="T188">std::cout &lt;&lt; std::get&lt;1&gt;(tuple_results) &lt;&lt; std::endl;</text:span></text:p>
      <text:p text:style-name="P27"><text:span text:style-name="T9">-&gt; std::tie </text:span>– to tie variables to tuple, can be used for tuple unpacking</text:p>
      <text:p text:style-name="P27"><text:tab/><text:span text:style-name="T188">int a; float b; std::string str; std::tie(a, b, str) = tuple_test();</text:span> </text:p>
      <text:p text:style-name="P27"/>
      <text:p text:style-name="P28"/>
      <text:p text:style-name="P28"/>
      <text:p text:style-name="P26"/>
      <text:p text:style-name="P114">Page <text:span text:style-name="T622">34 class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9T21:42:10.197618736</dc:date>
    <meta:editing-duration>P1DT17H55M18S</meta:editing-duration>
    <meta:editing-cycles>202</meta:editing-cycles>
    <meta:generator>LibreOffice/6.4.3.2$Linux_X86_64 LibreOffice_project/40$Build-2</meta:generator>
    <meta:document-statistic meta:table-count="0" meta:image-count="0" meta:object-count="0" meta:page-count="9" meta:paragraph-count="439" meta:word-count="3411" meta:character-count="22812" meta:non-whitespace-character-count="19217"/>
  </office:meta>
</office:document-meta>
</file>